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2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5.5pt" style:font-size-asian="15.5pt" style:font-size-complex="15.5pt"/>
    </style:style>
    <style:style style:name="P9" style:family="paragraph">
      <loext:graphic-properties draw:fill="none"/>
      <style:text-properties fo:font-size="14.5pt" style:font-size-asian="14.5pt" style:font-size-complex="14.5pt"/>
    </style:style>
    <style:style style:name="P10" style:family="paragraph">
      <loext:graphic-properties draw:fill="none"/>
      <style:text-properties fo:font-size="17.5pt" style:font-size-asian="17.5pt" style:font-size-complex="17.5pt"/>
    </style:style>
    <style:style style:name="P11" style:family="paragraph">
      <loext:graphic-properties draw:fill="none"/>
      <style:text-properties fo:font-size="17pt" style:font-size-asian="17pt" style:font-size-complex="17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loext:opacity="100%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2" style:family="text">
      <style:text-properties fo:color="#000000" loext:opacity="100%"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fo:color="#000000" loext:opacity="100%" style:font-name="Calibri1" fo:font-size="14pt" fo:font-weight="normal" style:font-size-asian="14pt" style:font-weight-asian="normal" style:font-name-complex="Calibri1" style:font-size-complex="14pt" style:font-weight-complex="normal"/>
    </style:style>
    <style:style style:name="T4" style:family="text">
      <style:text-properties fo:color="#000000" loext:opacity="100%" style:font-name="Calibri1" fo:font-size="18pt" fo:font-weight="bold" style:font-size-asian="18pt" style:font-weight-asian="bold" style:font-name-complex="Calibri1" style:font-size-complex="18pt" style:font-weight-complex="bold"/>
    </style:style>
    <style:style style:name="T5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/>
    </style:style>
    <style:style style:name="T6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 style:text-scale="97%"/>
    </style:style>
    <style:style style:name="T7" style:family="text">
      <style:text-properties fo:color="#000000" loext:opacity="100%" style:font-name="Calibri1" fo:font-size="15.5pt" fo:font-weight="normal" style:font-size-asian="15.5pt" style:font-weight-asian="normal" style:font-name-complex="Calibri1" style:font-size-complex="15.5pt" style:font-weight-complex="normal"/>
    </style:style>
    <style:style style:name="T8" style:family="text">
      <style:text-properties fo:color="#000000" loext:opacity="100%" style:font-name="Calibri1" fo:font-size="14.5pt" fo:font-weight="normal" style:font-size-asian="14.5pt" style:font-weight-asian="normal" style:font-name-complex="Calibri1" style:font-size-complex="14.5pt" style:font-weight-complex="normal"/>
    </style:style>
    <style:style style:name="T9" style:family="text">
      <style:text-properties fo:color="#000000" loext:opacity="100%" style:font-name="Calibri1" fo:font-size="17.5pt" fo:font-weight="normal" style:font-size-asian="17.5pt" style:font-weight-asian="normal" style:font-name-complex="Calibri1" style:font-size-complex="17.5pt" style:font-weight-complex="normal"/>
    </style:style>
    <style:style style:name="T10" style:family="text">
      <style:text-properties fo:color="#000000" loext:opacity="100%" style:font-name="Calibri1" fo:font-size="15.5pt" fo:font-weight="bold" style:font-size-asian="15.5pt" style:font-weight-asian="bold" style:font-name-complex="Calibri1" style:font-size-complex="15.5pt" style:font-weight-complex="bold"/>
    </style:style>
    <style:style style:name="T11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 style:text-scale="94%"/>
    </style:style>
    <style:style style:name="T12" style:family="text">
      <style:text-properties fo:color="#000000" loext:opacity="100%" style:font-name="Calibri1" fo:font-size="16pt" fo:font-weight="bold" style:font-size-asian="16pt" style:font-weight-asian="bold" style:font-name-complex="Calibri1" style:font-size-complex="16pt" style:font-weight-complex="bold"/>
    </style:style>
    <style:style style:name="T13" style:family="text">
      <style:text-properties fo:color="#000000" loext:opacity="100%" style:font-name="Calibri1" fo:font-size="17pt" fo:font-weight="normal" style:font-size-asian="17pt" style:font-weight-asian="normal" style:font-name-complex="Calibri1" style:font-size-complex="17pt" style:font-weight-complex="normal"/>
    </style:style>
    <style:style style:name="T14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1" fo:font-size="8pt" fo:font-weight="normal" style:font-size-asian="8pt" style:font-weight-asian="normal" style:font-name-complex="Calibri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299cm" svg:height="0.708cm" svg:x="6.75cm" svg:y="2.691cm">
          <draw:text-box>
            <text:p text:style-name="P1"><text:span text:style-name="T1">Project Development Phase </text:span></text:p>
          </draw:text-box>
        </draw:frame>
        <draw:frame draw:style-name="gr1" draw:text-style-name="P2" draw:layer="layout" svg:width="6.238cm" svg:height="0.708cm" svg:x="7.782cm" svg:y="3.546cm">
          <draw:text-box>
            <text:p text:style-name="P1"><text:span text:style-name="T1">Sprint-2 Source code </text:span></text:p>
          </draw:text-box>
        </draw:frame>
        <draw:frame draw:style-name="gr2" draw:text-style-name="P3" draw:layer="layout" svg:width="0.352cm" svg:height="0.352cm" svg:x="2.188cm" svg:y="4.3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188cm" svg:y="4.7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188cm" svg:y="5.21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065cm" svg:height="0.497cm" svg:x="2.603cm" svg:y="5.673cm">
          <draw:text-box>
            <text:p text:style-name="P1"><text:span text:style-name="T3">Date </text:span></text:p>
          </draw:text-box>
        </draw:frame>
        <draw:polygon draw:style-name="gr4" draw:text-style-name="P5" draw:layer="layout" svg:width="0.018cm" svg:height="0.018cm" svg:x="2.39cm" svg:y="5.575cm" svg:viewBox="0 0 19 19" draw:points="0,19 19,19 19,0 0,0">
          <text:p/>
        </draw:polygon>
        <draw:polygon draw:style-name="gr4" draw:text-style-name="P5" draw:layer="layout" svg:width="0.018cm" svg:height="0.018cm" svg:x="2.39cm" svg:y="5.575cm" svg:viewBox="0 0 19 19" draw:points="0,19 19,19 19,0 0,0">
          <text:p/>
        </draw:polygon>
        <draw:polygon draw:style-name="gr4" draw:text-style-name="P5" draw:layer="layout" svg:width="8.082cm" svg:height="0.018cm" svg:x="2.408cm" svg:y="5.575cm" svg:viewBox="0 0 8083 19" draw:points="0,19 8083,19 8083,0 0,0">
          <text:p/>
        </draw:polygon>
        <draw:polygon draw:style-name="gr4" draw:text-style-name="P5" draw:layer="layout" svg:width="0.018cm" svg:height="0.018cm" svg:x="10.49cm" svg:y="5.575cm" svg:viewBox="0 0 19 19" draw:points="0,19 19,19 19,0 0,0">
          <text:p/>
        </draw:polygon>
        <draw:polygon draw:style-name="gr4" draw:text-style-name="P5" draw:layer="layout" svg:width="8.682cm" svg:height="0.018cm" svg:x="10.508cm" svg:y="5.575cm" svg:viewBox="0 0 8683 19" draw:points="0,19 8683,19 8683,0 0,0">
          <text:p/>
        </draw:polygon>
        <draw:polygon draw:style-name="gr4" draw:text-style-name="P5" draw:layer="layout" svg:width="0.018cm" svg:height="0.018cm" svg:x="19.19cm" svg:y="5.575cm" svg:viewBox="0 0 19 19" draw:points="0,19 19,19 19,0 0,0">
          <text:p/>
        </draw:polygon>
        <draw:polygon draw:style-name="gr4" draw:text-style-name="P5" draw:layer="layout" svg:width="0.018cm" svg:height="0.018cm" svg:x="19.19cm" svg:y="5.575cm" svg:viewBox="0 0 19 19" draw:points="0,19 19,19 19,0 0,0">
          <text:p/>
        </draw:polygon>
        <draw:polygon draw:style-name="gr4" draw:text-style-name="P5" draw:layer="layout" svg:width="0.018cm" svg:height="0.6cm" svg:x="2.39cm" svg:y="5.593cm" svg:viewBox="0 0 19 601" draw:points="0,601 19,601 19,0 0,0">
          <text:p/>
        </draw:polygon>
        <draw:polygon draw:style-name="gr4" draw:text-style-name="P5" draw:layer="layout" svg:width="0.018cm" svg:height="0.6cm" svg:x="10.49cm" svg:y="5.593cm" svg:viewBox="0 0 19 601" draw:points="0,601 19,601 19,0 0,0">
          <text:p/>
        </draw:polygon>
        <draw:polygon draw:style-name="gr4" draw:text-style-name="P5" draw:layer="layout" svg:width="0.018cm" svg:height="0.6cm" svg:x="19.19cm" svg:y="5.593cm" svg:viewBox="0 0 19 601" draw:points="0,601 19,601 19,0 0,0">
          <text:p/>
        </draw:polygon>
        <draw:frame draw:style-name="gr3" draw:text-style-name="P4" draw:layer="layout" svg:width="3.956cm" svg:height="0.497cm" svg:x="10.711cm" svg:y="5.673cm">
          <draw:text-box>
            <text:p text:style-name="P1"><text:span text:style-name="T3">01 November 2022 </text:span></text:p>
          </draw:text-box>
        </draw:frame>
        <draw:frame draw:style-name="gr3" draw:text-style-name="P4" draw:layer="layout" svg:width="1.767cm" svg:height="0.497cm" svg:x="2.603cm" svg:y="6.316cm">
          <draw:text-box>
            <text:p text:style-name="P1"><text:span text:style-name="T3">Team ID </text:span></text:p>
          </draw:text-box>
        </draw:frame>
        <draw:polygon draw:style-name="gr4" draw:text-style-name="P5" draw:layer="layout" svg:width="0.018cm" svg:height="0.017cm" svg:x="2.39cm" svg:y="6.193cm" svg:viewBox="0 0 19 18" draw:points="0,18 19,18 19,0 0,0">
          <text:p/>
        </draw:polygon>
        <draw:polygon draw:style-name="gr4" draw:text-style-name="P5" draw:layer="layout" svg:width="8.082cm" svg:height="0.017cm" svg:x="2.408cm" svg:y="6.193cm" svg:viewBox="0 0 8083 18" draw:points="0,18 8083,18 8083,0 0,0">
          <text:p/>
        </draw:polygon>
        <draw:polygon draw:style-name="gr4" draw:text-style-name="P5" draw:layer="layout" svg:width="0.018cm" svg:height="0.017cm" svg:x="10.49cm" svg:y="6.193cm" svg:viewBox="0 0 19 18" draw:points="0,18 19,18 19,0 0,0">
          <text:p/>
        </draw:polygon>
        <draw:polygon draw:style-name="gr4" draw:text-style-name="P5" draw:layer="layout" svg:width="8.682cm" svg:height="0.017cm" svg:x="10.508cm" svg:y="6.193cm" svg:viewBox="0 0 8683 18" draw:points="0,18 8683,18 8683,0 0,0">
          <text:p/>
        </draw:polygon>
        <draw:polygon draw:style-name="gr4" draw:text-style-name="P5" draw:layer="layout" svg:width="0.018cm" svg:height="0.017cm" svg:x="19.19cm" svg:y="6.193cm" svg:viewBox="0 0 19 18" draw:points="0,18 19,18 19,0 0,0">
          <text:p/>
        </draw:polygon>
        <draw:polygon draw:style-name="gr4" draw:text-style-name="P5" draw:layer="layout" svg:width="0.018cm" svg:height="0.715cm" svg:x="2.39cm" svg:y="6.21cm" svg:viewBox="0 0 19 716" draw:points="0,716 19,716 19,0 0,0">
          <text:p/>
        </draw:polygon>
        <draw:polygon draw:style-name="gr4" draw:text-style-name="P5" draw:layer="layout" svg:width="0.018cm" svg:height="0.715cm" svg:x="10.49cm" svg:y="6.21cm" svg:viewBox="0 0 19 716" draw:points="0,716 19,716 19,0 0,0">
          <text:p/>
        </draw:polygon>
        <draw:polygon draw:style-name="gr4" draw:text-style-name="P5" draw:layer="layout" svg:width="0.018cm" svg:height="0.715cm" svg:x="19.19cm" svg:y="6.21cm" svg:viewBox="0 0 19 716" draw:points="0,716 19,716 19,0 0,0">
          <text:p/>
        </draw:polygon>
        <draw:frame draw:style-name="gr3" draw:text-style-name="P4" draw:layer="layout" svg:width="4.269cm" svg:height="0.497cm" svg:x="10.72cm" svg:y="6.325cm">
          <draw:text-box>
            <text:p text:style-name="P1"><text:span text:style-name="T3">PNT2022TMID41170 </text:span></text:p>
          </draw:text-box>
        </draw:frame>
        <draw:frame draw:style-name="gr3" draw:text-style-name="P4" draw:layer="layout" svg:width="2.847cm" svg:height="0.497cm" svg:x="2.603cm" svg:y="7.05cm">
          <draw:text-box>
            <text:p text:style-name="P1"><text:span text:style-name="T3">Project Name </text:span></text:p>
          </draw:text-box>
        </draw:frame>
        <draw:frame draw:style-name="gr3" draw:text-style-name="P4" draw:layer="layout" svg:width="7.948cm" svg:height="0.497cm" svg:x="10.711cm" svg:y="7.05cm">
          <draw:text-box>
            <text:p text:style-name="P1"><text:span text:style-name="T3">VirtualEye <text:s/>- Life <text:s/>Guard <text:s/>for <text:s/>Swimming </text:span></text:p>
          </draw:text-box>
        </draw:frame>
        <draw:polygon draw:style-name="gr4" draw:text-style-name="P5" draw:layer="layout" svg:width="0.018cm" svg:height="0.017cm" svg:x="2.39cm" svg:y="6.926cm" svg:viewBox="0 0 19 18" draw:points="0,18 19,18 19,0 0,0">
          <text:p/>
        </draw:polygon>
        <draw:polygon draw:style-name="gr4" draw:text-style-name="P5" draw:layer="layout" svg:width="8.082cm" svg:height="0.017cm" svg:x="2.408cm" svg:y="6.926cm" svg:viewBox="0 0 8083 18" draw:points="0,18 8083,18 8083,0 0,0">
          <text:p/>
        </draw:polygon>
        <draw:polygon draw:style-name="gr4" draw:text-style-name="P5" draw:layer="layout" svg:width="0.018cm" svg:height="0.017cm" svg:x="10.49cm" svg:y="6.926cm" svg:viewBox="0 0 19 18" draw:points="0,18 19,18 19,0 0,0">
          <text:p/>
        </draw:polygon>
        <draw:polygon draw:style-name="gr4" draw:text-style-name="P5" draw:layer="layout" svg:width="8.682cm" svg:height="0.017cm" svg:x="10.508cm" svg:y="6.926cm" svg:viewBox="0 0 8683 18" draw:points="0,18 8683,18 8683,0 0,0">
          <text:p/>
        </draw:polygon>
        <draw:polygon draw:style-name="gr4" draw:text-style-name="P5" draw:layer="layout" svg:width="0.018cm" svg:height="0.017cm" svg:x="19.19cm" svg:y="6.926cm" svg:viewBox="0 0 19 18" draw:points="0,18 19,18 19,0 0,0">
          <text:p/>
        </draw:polygon>
        <draw:polygon draw:style-name="gr4" draw:text-style-name="P5" draw:layer="layout" svg:width="0.018cm" svg:height="1.208cm" svg:x="2.39cm" svg:y="6.943cm" svg:viewBox="0 0 19 1209" draw:points="0,1209 19,1209 19,0 0,0">
          <text:p/>
        </draw:polygon>
        <draw:polygon draw:style-name="gr4" draw:text-style-name="P5" draw:layer="layout" svg:width="0.018cm" svg:height="1.208cm" svg:x="10.49cm" svg:y="6.943cm" svg:viewBox="0 0 19 1209" draw:points="0,1209 19,1209 19,0 0,0">
          <text:p/>
        </draw:polygon>
        <draw:polygon draw:style-name="gr4" draw:text-style-name="P5" draw:layer="layout" svg:width="0.018cm" svg:height="1.208cm" svg:x="19.19cm" svg:y="6.943cm" svg:viewBox="0 0 19 1209" draw:points="0,1209 19,1209 19,0 0,0">
          <text:p/>
        </draw:polygon>
        <draw:frame draw:style-name="gr3" draw:text-style-name="P4" draw:layer="layout" svg:width="6.602cm" svg:height="0.497cm" svg:x="10.711cm" svg:y="7.632cm">
          <draw:text-box>
            <text:p text:style-name="P1"><text:span text:style-name="T3">Pools to Detect Active Drowning </text:span></text:p>
          </draw:text-box>
        </draw:frame>
        <draw:frame draw:style-name="gr3" draw:text-style-name="P4" draw:layer="layout" svg:width="3.511cm" svg:height="0.497cm" svg:x="2.603cm" svg:y="8.275cm">
          <draw:text-box>
            <text:p text:style-name="P1"><text:span text:style-name="T3">Maximum Marks </text:span></text:p>
          </draw:text-box>
        </draw:frame>
        <draw:polygon draw:style-name="gr4" draw:text-style-name="P5" draw:layer="layout" svg:width="0.018cm" svg:height="0.019cm" svg:x="2.39cm" svg:y="8.151cm" svg:viewBox="0 0 19 20" draw:points="0,20 19,20 19,0 0,0">
          <text:p/>
        </draw:polygon>
        <draw:polygon draw:style-name="gr4" draw:text-style-name="P5" draw:layer="layout" svg:width="8.082cm" svg:height="0.019cm" svg:x="2.408cm" svg:y="8.151cm" svg:viewBox="0 0 8083 20" draw:points="0,20 8083,20 8083,0 0,0">
          <text:p/>
        </draw:polygon>
        <draw:polygon draw:style-name="gr4" draw:text-style-name="P5" draw:layer="layout" svg:width="0.018cm" svg:height="0.019cm" svg:x="10.49cm" svg:y="8.151cm" svg:viewBox="0 0 19 20" draw:points="0,20 19,20 19,0 0,0">
          <text:p/>
        </draw:polygon>
        <draw:polygon draw:style-name="gr4" draw:text-style-name="P5" draw:layer="layout" svg:width="8.682cm" svg:height="0.019cm" svg:x="10.508cm" svg:y="8.151cm" svg:viewBox="0 0 8683 20" draw:points="0,20 8683,20 8683,0 0,0">
          <text:p/>
        </draw:polygon>
        <draw:polygon draw:style-name="gr4" draw:text-style-name="P5" draw:layer="layout" svg:width="0.018cm" svg:height="0.019cm" svg:x="19.19cm" svg:y="8.151cm" svg:viewBox="0 0 19 20" draw:points="0,20 19,20 19,0 0,0">
          <text:p/>
        </draw:polygon>
        <draw:polygon draw:style-name="gr4" draw:text-style-name="P5" draw:layer="layout" svg:width="0.018cm" svg:height="0.803cm" svg:x="2.39cm" svg:y="8.169cm" svg:viewBox="0 0 19 804" draw:points="0,804 19,804 19,0 0,0">
          <text:p/>
        </draw:polygon>
        <draw:polygon draw:style-name="gr4" draw:text-style-name="P5" draw:layer="layout" svg:width="0.018cm" svg:height="0.017cm" svg:x="2.39cm" svg:y="8.972cm" svg:viewBox="0 0 19 18" draw:points="0,18 19,18 19,0 0,0">
          <text:p/>
        </draw:polygon>
        <draw:polygon draw:style-name="gr4" draw:text-style-name="P5" draw:layer="layout" svg:width="0.018cm" svg:height="0.017cm" svg:x="2.39cm" svg:y="8.972cm" svg:viewBox="0 0 19 18" draw:points="0,18 19,18 19,0 0,0">
          <text:p/>
        </draw:polygon>
        <draw:polygon draw:style-name="gr4" draw:text-style-name="P5" draw:layer="layout" svg:width="8.082cm" svg:height="0.017cm" svg:x="2.408cm" svg:y="8.972cm" svg:viewBox="0 0 8083 18" draw:points="0,18 8083,18 8083,0 0,0">
          <text:p/>
        </draw:polygon>
        <draw:polygon draw:style-name="gr4" draw:text-style-name="P5" draw:layer="layout" svg:width="0.018cm" svg:height="0.803cm" svg:x="10.49cm" svg:y="8.169cm" svg:viewBox="0 0 19 804" draw:points="0,804 19,804 19,0 0,0">
          <text:p/>
        </draw:polygon>
        <draw:polygon draw:style-name="gr4" draw:text-style-name="P5" draw:layer="layout" svg:width="0.018cm" svg:height="0.017cm" svg:x="10.49cm" svg:y="8.972cm" svg:viewBox="0 0 19 18" draw:points="0,18 19,18 19,0 0,0">
          <text:p/>
        </draw:polygon>
        <draw:polygon draw:style-name="gr4" draw:text-style-name="P5" draw:layer="layout" svg:width="8.682cm" svg:height="0.017cm" svg:x="10.508cm" svg:y="8.972cm" svg:viewBox="0 0 8683 18" draw:points="0,18 8683,18 8683,0 0,0">
          <text:p/>
        </draw:polygon>
        <draw:polygon draw:style-name="gr4" draw:text-style-name="P5" draw:layer="layout" svg:width="0.018cm" svg:height="0.803cm" svg:x="19.19cm" svg:y="8.169cm" svg:viewBox="0 0 19 804" draw:points="0,804 19,804 19,0 0,0">
          <text:p/>
        </draw:polygon>
        <draw:polygon draw:style-name="gr4" draw:text-style-name="P5" draw:layer="layout" svg:width="0.018cm" svg:height="0.017cm" svg:x="19.19cm" svg:y="8.972cm" svg:viewBox="0 0 19 18" draw:points="0,18 19,18 19,0 0,0">
          <text:p/>
        </draw:polygon>
        <draw:polygon draw:style-name="gr4" draw:text-style-name="P5" draw:layer="layout" svg:width="0.018cm" svg:height="0.017cm" svg:x="19.19cm" svg:y="8.972cm" svg:viewBox="0 0 19 18" draw:points="0,18 19,18 19,0 0,0">
          <text:p/>
        </draw:polygon>
        <draw:frame draw:style-name="gr3" draw:text-style-name="P4" draw:layer="layout" svg:width="1.725cm" svg:height="0.497cm" svg:x="10.711cm" svg:y="8.275cm">
          <draw:text-box>
            <text:p text:style-name="P1"><text:span text:style-name="T3">8 Marks </text:span></text:p>
          </draw:text-box>
        </draw:frame>
        <draw:frame draw:style-name="gr5" draw:text-style-name="P6" draw:layer="layout" svg:width="2.792cm" svg:height="0.64cm" svg:x="3.177cm" svg:y="9.564cm">
          <draw:text-box>
            <text:p text:style-name="P1"><text:span text:style-name="T4">Base.html </text:span></text:p>
          </draw:text-box>
        </draw:frame>
        <draw:frame draw:style-name="gr6" draw:text-style-name="P7" draw:layer="layout" svg:width="4.151cm" svg:height="0.564cm" svg:x="3.177cm" svg:y="10.746cm">
          <draw:text-box>
            <text:p text:style-name="P1"><text:span text:style-name="T5">&lt;html lang="en"&gt; </text:span></text:p>
          </draw:text-box>
        </draw:frame>
        <draw:frame draw:style-name="gr6" draw:text-style-name="P7" draw:layer="layout" svg:width="0.563cm" svg:height="0.564cm" svg:x="2.188cm" svg:y="11.43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831cm" svg:height="0.564cm" svg:x="3.177cm" svg:y="12.131cm">
          <draw:text-box>
            <text:p text:style-name="P1"><text:span text:style-name="T5">&lt;head&gt; </text:span></text:p>
          </draw:text-box>
        </draw:frame>
        <draw:frame draw:style-name="gr6" draw:text-style-name="P7" draw:layer="layout" svg:width="5.772cm" svg:height="0.564cm" svg:x="3.688cm" svg:y="12.828cm">
          <draw:text-box>
            <text:p text:style-name="P1"><text:span text:style-name="T5">&lt;meta charset="UTF-8"&gt; </text:span></text:p>
          </draw:text-box>
        </draw:frame>
        <draw:frame draw:style-name="gr6" draw:text-style-name="P7" draw:layer="layout" svg:width="14.488cm" svg:height="0.564cm" svg:x="3.688cm" svg:y="13.507cm">
          <draw:text-box>
            <text:p text:style-name="P1"><text:span text:style-name="T5">&lt;meta name="viewport" content="width=device-width, initial- </text:span></text:p>
          </draw:text-box>
        </draw:frame>
        <draw:frame draw:style-name="gr6" draw:text-style-name="P7" draw:layer="layout" svg:width="2.762cm" svg:height="0.564cm" svg:x="3.177cm" svg:y="14.195cm">
          <draw:text-box>
            <text:p text:style-name="P1"><text:span text:style-name="T5">scale=1.0"&gt; </text:span></text:p>
          </draw:text-box>
        </draw:frame>
        <draw:frame draw:style-name="gr6" draw:text-style-name="P7" draw:layer="layout" svg:width="13.523cm" svg:height="0.564cm" svg:x="3.688cm" svg:y="14.893cm">
          <draw:text-box>
            <text:p text:style-name="P1"><text:span text:style-name="T5">&lt;meta http-equiv="X-UA-Compatible" content="ie=edge"&gt; </text:span></text:p>
          </draw:text-box>
        </draw:frame>
        <draw:frame draw:style-name="gr6" draw:text-style-name="P7" draw:layer="layout" svg:width="10.386cm" svg:height="0.564cm" svg:x="3.688cm" svg:y="15.58cm">
          <draw:text-box>
            <text:p text:style-name="P1"><text:span text:style-name="T5">&lt;title&gt;High Quality Facial Recognition&lt;/title&gt; </text:span></text:p>
          </draw:text-box>
        </draw:frame>
        <draw:frame draw:style-name="gr6" draw:text-style-name="P7" draw:layer="layout" svg:width="1.221cm" svg:height="0.564cm" svg:x="3.688cm" svg:y="16.26cm">
          <draw:text-box>
            <text:p text:style-name="P1"><text:span text:style-name="T5">&lt;link </text:span></text:p>
          </draw:text-box>
        </draw:frame>
        <draw:frame draw:style-name="gr6" draw:text-style-name="P7" draw:layer="layout" svg:width="15.534cm" svg:height="0.564cm" svg:x="3.177cm" svg:y="16.947cm">
          <draw:text-box>
            <text:p text:style-name="P1"><text:span text:style-name="T5">href="https://cdn.bootcss.com/bootstrap/4.0.0/css/bootstrap.min. </text:span></text:p>
          </draw:text-box>
        </draw:frame>
        <draw:frame draw:style-name="gr6" draw:text-style-name="P7" draw:layer="layout" svg:width="5.112cm" svg:height="0.564cm" svg:x="3.177cm" svg:y="17.645cm">
          <draw:text-box>
            <text:p text:style-name="P1"><text:span text:style-name="T5">css" rel="stylesheet"&gt; </text:span></text:p>
          </draw:text-box>
        </draw:frame>
        <draw:frame draw:style-name="gr6" draw:text-style-name="P7" draw:layer="layout" svg:width="1.678cm" svg:height="0.564cm" svg:x="3.688cm" svg:y="18.333cm">
          <draw:text-box>
            <text:p text:style-name="P1"><text:span text:style-name="T5">&lt;script </text:span></text:p>
          </draw:text-box>
        </draw:frame>
        <draw:frame draw:style-name="gr6" draw:text-style-name="P7" draw:layer="layout" svg:width="15.339cm" svg:height="0.564cm" svg:x="3.177cm" svg:y="19.021cm">
          <draw:text-box>
            <text:p text:style-name="P1"><text:span text:style-name="T5">src="https://cdn.bootcss.com/popper.js/1.12.9/umd/popper.min.j </text:span></text:p>
          </draw:text-box>
        </draw:frame>
        <draw:frame draw:style-name="gr6" draw:text-style-name="P7" draw:layer="layout" svg:width="2.898cm" svg:height="0.564cm" svg:x="3.177cm" svg:y="19.709cm">
          <draw:text-box>
            <text:p text:style-name="P1"><text:span text:style-name="T5">s"&gt;&lt;/script&gt; </text:span></text:p>
          </draw:text-box>
        </draw:frame>
        <draw:frame draw:style-name="gr6" draw:text-style-name="P7" draw:layer="layout" svg:width="1.678cm" svg:height="0.564cm" svg:x="3.688cm" svg:y="20.398cm">
          <draw:text-box>
            <text:p text:style-name="P1"><text:span text:style-name="T5">&lt;script </text:span></text:p>
          </draw:text-box>
        </draw:frame>
        <draw:frame draw:style-name="gr6" draw:text-style-name="P7" draw:layer="layout" svg:width="15.382cm" svg:height="0.564cm" svg:x="3.177cm" svg:y="21.086cm">
          <draw:text-box>
            <text:p text:style-name="P1"><text:span text:style-name="T5">src="https://cdn.bootcss.com/jquery/3.3.1/jquery.min.js"&gt;&lt;/script </text:span></text:p>
          </draw:text-box>
        </draw:frame>
        <draw:frame draw:style-name="gr7" draw:text-style-name="P7" draw:layer="layout" svg:width="0.546cm" svg:height="0.564cm" svg:x="3.177cm" svg:y="21.782cm">
          <draw:text-box>
            <text:p text:style-name="P1"><text:span text:style-name="T6">&gt;</text:span></text:p>
          </draw:text-box>
        </draw:frame>
        <draw:frame draw:style-name="gr6" draw:text-style-name="P7" draw:layer="layout" svg:width="0.563cm" svg:height="0.564cm" svg:x="3.459cm" svg:y="21.78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678cm" svg:height="0.564cm" svg:x="3.688cm" svg:y="22.461cm">
          <draw:text-box>
            <text:p text:style-name="P1"><text:span text:style-name="T5">&lt;script </text:span></text:p>
          </draw:text-box>
        </draw:frame>
        <draw:frame draw:style-name="gr6" draw:text-style-name="P7" draw:layer="layout" svg:width="15.276cm" svg:height="0.564cm" svg:x="3.177cm" svg:y="23.149cm">
          <draw:text-box>
            <text:p text:style-name="P1"><text:span text:style-name="T5">src="https://cdn.bootcss.com/bootstrap/4.0.0/js/bootstrap.min.js </text:span></text:p>
          </draw:text-box>
        </draw:frame>
        <draw:frame draw:style-name="gr6" draw:text-style-name="P7" draw:layer="layout" svg:width="2.677cm" svg:height="0.564cm" svg:x="3.177cm" svg:y="23.847cm">
          <draw:text-box>
            <text:p text:style-name="P1"><text:span text:style-name="T5">"&gt;&lt;/script&gt; </text:span></text:p>
          </draw:text-box>
        </draw:frame>
      </draw:page>
      <draw:page draw:name="page2" draw:style-name="dp1" draw:master-page-name="master-page36">
        <draw:frame draw:style-name="gr6" draw:text-style-name="P7" draw:layer="layout" svg:width="13.024cm" svg:height="0.564cm" svg:x="3.688cm" svg:y="2.656cm">
          <draw:text-box>
            <text:p text:style-name="P1"><text:span text:style-name="T5">&lt;link href="{{ url_for('static', filename='css/main.css') }}" </text:span></text:p>
          </draw:text-box>
        </draw:frame>
        <draw:frame draw:style-name="gr6" draw:text-style-name="P7" draw:layer="layout" svg:width="4.083cm" svg:height="0.564cm" svg:x="3.177cm" svg:y="3.344cm">
          <draw:text-box>
            <text:p text:style-name="P1"><text:span text:style-name="T5">rel="stylesheet"&gt; </text:span></text:p>
          </draw:text-box>
        </draw:frame>
        <draw:frame draw:style-name="gr6" draw:text-style-name="P7" draw:layer="layout" svg:width="1.763cm" svg:height="0.564cm" svg:x="4.447cm" svg:y="4.041cm">
          <draw:text-box>
            <text:p text:style-name="P1"><text:span text:style-name="T5">&lt;style&gt; </text:span></text:p>
          </draw:text-box>
        </draw:frame>
        <draw:frame draw:style-name="gr6" draw:text-style-name="P7" draw:layer="layout" svg:width="2.33cm" svg:height="0.564cm" svg:x="4.447cm" svg:y="4.729cm">
          <draw:text-box>
            <text:p text:style-name="P1"><text:span text:style-name="T5">.bg-dark { </text:span></text:p>
          </draw:text-box>
        </draw:frame>
        <draw:frame draw:style-name="gr6" draw:text-style-name="P7" draw:layer="layout" svg:width="9.027cm" svg:height="0.564cm" svg:x="5.718cm" svg:y="5.417cm">
          <draw:text-box>
            <text:p text:style-name="P1"><text:span text:style-name="T5">background-color: #42678c!important; </text:span></text:p>
          </draw:text-box>
        </draw:frame>
        <draw:frame draw:style-name="gr7" draw:text-style-name="P7" draw:layer="layout" svg:width="0.546cm" svg:height="0.564cm" svg:x="4.447cm" svg:y="6.096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4.623cm" svg:y="6.09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2.026cm" svg:height="0.564cm" svg:x="4.447cm" svg:y="6.794cm">
          <draw:text-box>
            <text:p text:style-name="P1"><text:span text:style-name="T5">#result { </text:span></text:p>
          </draw:text-box>
        </draw:frame>
        <draw:frame draw:style-name="gr6" draw:text-style-name="P7" draw:layer="layout" svg:width="4.214cm" svg:height="0.564cm" svg:x="5.718cm" svg:y="7.482cm">
          <draw:text-box>
            <text:p text:style-name="P1"><text:span text:style-name="T5">color: #0a1c4ed1; </text:span></text:p>
          </draw:text-box>
        </draw:frame>
        <draw:frame draw:style-name="gr7" draw:text-style-name="P7" draw:layer="layout" svg:width="0.546cm" svg:height="0.564cm" svg:x="4.447cm" svg:y="8.178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4.623cm" svg:y="8.17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79cm" svg:height="0.564cm" svg:x="4.447cm" svg:y="8.866cm">
          <draw:text-box>
            <text:p text:style-name="P1"><text:span text:style-name="T5">&lt;/style&gt; </text:span></text:p>
          </draw:text-box>
        </draw:frame>
        <draw:frame draw:style-name="gr6" draw:text-style-name="P7" draw:layer="layout" svg:width="2.047cm" svg:height="0.564cm" svg:x="3.177cm" svg:y="9.546cm">
          <draw:text-box>
            <text:p text:style-name="P1"><text:span text:style-name="T5">&lt;/head&gt; </text:span></text:p>
          </draw:text-box>
        </draw:frame>
        <draw:frame draw:style-name="gr6" draw:text-style-name="P7" draw:layer="layout" svg:width="0.563cm" svg:height="0.564cm" svg:x="2.188cm" svg:y="10.23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9.29cm" svg:height="0.564cm" svg:x="3.212cm" svg:y="10.94cm">
          <draw:text-box>
            <text:p text:style-name="P1"><text:span text:style-name="T5">&lt;body style="background-color:black";&gt; </text:span></text:p>
          </draw:text-box>
        </draw:frame>
        <draw:frame draw:style-name="gr6" draw:text-style-name="P7" draw:layer="layout" svg:width="8.282cm" svg:height="0.564cm" svg:x="4.226cm" svg:y="11.628cm">
          <draw:text-box>
            <text:p text:style-name="P1"><text:span text:style-name="T5">&lt;header id="head" class="header"&gt; </text:span></text:p>
          </draw:text-box>
        </draw:frame>
        <draw:frame draw:style-name="gr6" draw:text-style-name="P7" draw:layer="layout" svg:width="5.323cm" svg:height="0.564cm" svg:x="4.2cm" svg:y="12.307cm">
          <draw:text-box>
            <text:p text:style-name="P1"><text:span text:style-name="T5">&lt;section <text:s/>id="navbar"&gt; </text:span></text:p>
          </draw:text-box>
        </draw:frame>
        <draw:frame draw:style-name="gr6" draw:text-style-name="P7" draw:layer="layout" svg:width="10.763cm" svg:height="0.564cm" svg:x="5.214cm" svg:y="12.995cm">
          <draw:text-box>
            <text:p text:style-name="P1"><text:span text:style-name="T5">&lt;h1 class="nav-heading"&gt;&lt;/i&gt;Virtual Eye&lt;/h1&gt; </text:span></text:p>
          </draw:text-box>
        </draw:frame>
        <draw:frame draw:style-name="gr6" draw:text-style-name="P7" draw:layer="layout" svg:width="5.742cm" svg:height="0.564cm" svg:x="4.711cm" svg:y="13.692cm">
          <draw:text-box>
            <text:p text:style-name="P1"><text:span text:style-name="T5">&lt;div class="nav--items"&gt; </text:span></text:p>
          </draw:text-box>
        </draw:frame>
        <draw:frame draw:style-name="gr6" draw:text-style-name="P7" draw:layer="layout" svg:width="1.115cm" svg:height="0.564cm" svg:x="5.214cm" svg:y="14.38cm">
          <draw:text-box>
            <text:p text:style-name="P1"><text:span text:style-name="T5">&lt;ul&gt; </text:span></text:p>
          </draw:text-box>
        </draw:frame>
        <draw:frame draw:style-name="gr6" draw:text-style-name="P7" draw:layer="layout" svg:width="11.402cm" svg:height="0.564cm" svg:x="5.727cm" svg:y="15.06cm">
          <draw:text-box>
            <text:p text:style-name="P1"><text:span text:style-name="T5">&lt;li&gt;&lt;a <text:s/>href="{{ url_for('index')}}"&gt;Home&lt;/a&gt;&lt;/li&gt; </text:span></text:p>
          </draw:text-box>
        </draw:frame>
        <draw:frame draw:style-name="gr6" draw:text-style-name="P7" draw:layer="layout" svg:width="1.501cm" svg:height="0.564cm" svg:x="8.259cm" svg:y="15.757cm">
          <draw:text-box>
            <text:p text:style-name="P1"><text:span text:style-name="T5">&lt;li&gt;&lt;a </text:span></text:p>
          </draw:text-box>
        </draw:frame>
        <draw:frame draw:style-name="gr6" draw:text-style-name="P7" draw:layer="layout" svg:width="10.213cm" svg:height="0.564cm" svg:x="3.177cm" svg:y="16.445cm">
          <draw:text-box>
            <text:p text:style-name="P1"><text:span text:style-name="T5">href="{{ url_for('logout')}}"&gt;Logout&lt;/a&gt;&lt;/li&gt; </text:span></text:p>
          </draw:text-box>
        </draw:frame>
        <draw:frame draw:style-name="gr6" draw:text-style-name="P7" draw:layer="layout" svg:width="9.633cm" svg:height="0.564cm" svg:x="5.091cm" svg:y="17.141cm">
          <draw:text-box>
            <text:p text:style-name="P1"><text:span text:style-name="T5">&lt;!-- &lt;li&gt;&lt;a href="#about"&gt;About&lt;/a&gt;&lt;/li&gt; </text:span></text:p>
          </draw:text-box>
        </draw:frame>
        <draw:frame draw:style-name="gr6" draw:text-style-name="P7" draw:layer="layout" svg:width="10.365cm" svg:height="0.564cm" svg:x="5.091cm" svg:y="17.83cm">
          <draw:text-box>
            <text:p text:style-name="P1"><text:span text:style-name="T5">&lt;li&gt;&lt;a href="#services"&gt;Services&lt;/a&gt;&lt;/li&gt; --&gt; </text:span></text:p>
          </draw:text-box>
        </draw:frame>
        <draw:frame draw:style-name="gr6" draw:text-style-name="P7" draw:layer="layout" svg:width="0.563cm" svg:height="0.564cm" svg:x="2.188cm" svg:y="18.50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331cm" svg:height="0.564cm" svg:x="5.214cm" svg:y="19.206cm">
          <draw:text-box>
            <text:p text:style-name="P1"><text:span text:style-name="T5">&lt;/ul&gt; </text:span></text:p>
          </draw:text-box>
        </draw:frame>
        <draw:frame draw:style-name="gr6" draw:text-style-name="P7" draw:layer="layout" svg:width="1.585cm" svg:height="0.564cm" svg:x="4.711cm" svg:y="19.903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2.546cm" svg:height="0.564cm" svg:x="4.191cm" svg:y="20.583cm">
          <draw:text-box>
            <text:p text:style-name="P1"><text:span text:style-name="T5">&lt;/section&gt; </text:span></text:p>
          </draw:text-box>
        </draw:frame>
        <draw:frame draw:style-name="gr6" draw:text-style-name="P7" draw:layer="layout" svg:width="2.521cm" svg:height="0.564cm" svg:x="3.688cm" svg:y="21.271cm">
          <draw:text-box>
            <text:p text:style-name="P1"><text:span text:style-name="T5">&lt;/header&gt; </text:span></text:p>
          </draw:text-box>
        </draw:frame>
        <draw:frame draw:style-name="gr6" draw:text-style-name="P7" draw:layer="layout" svg:width="5.497cm" svg:height="0.564cm" svg:x="3.688cm" svg:y="21.959cm">
          <draw:text-box>
            <text:p text:style-name="P1"><text:span text:style-name="T5">&lt;div class="container"&gt; </text:span></text:p>
          </draw:text-box>
        </draw:frame>
        <draw:frame draw:style-name="gr6" draw:text-style-name="P7" draw:layer="layout" svg:width="10.099cm" svg:height="0.564cm" svg:x="4.2cm" svg:y="22.655cm">
          <draw:text-box>
            <text:p text:style-name="P1"><text:span text:style-name="T5">&lt;div id="content" style="margin-top:2em"&gt; </text:span></text:p>
          </draw:text-box>
        </draw:frame>
        <draw:frame draw:style-name="gr6" draw:text-style-name="P7" draw:layer="layout" svg:width="5.497cm" svg:height="0.564cm" svg:x="5.718cm" svg:y="23.344cm">
          <draw:text-box>
            <text:p text:style-name="P1"><text:span text:style-name="T5">&lt;div class="container"&gt; </text:span></text:p>
          </draw:text-box>
        </draw:frame>
        <draw:frame draw:style-name="gr6" draw:text-style-name="P7" draw:layer="layout" svg:width="4.197cm" svg:height="0.564cm" svg:x="5.974cm" svg:y="24.023cm">
          <draw:text-box>
            <text:p text:style-name="P1"><text:span text:style-name="T5">&lt;div class="row"&gt; </text:span></text:p>
          </draw:text-box>
        </draw:frame>
        <draw:frame draw:style-name="gr6" draw:text-style-name="P7" draw:layer="layout" svg:width="6.115cm" svg:height="0.564cm" svg:x="6.988cm" svg:y="24.72cm">
          <draw:text-box>
            <text:p text:style-name="P1"><text:span text:style-name="T5">&lt;div class="col-sm-6 bd" &gt; </text:span></text:p>
          </draw:text-box>
        </draw:frame>
      </draw:page>
      <draw:page draw:name="page3" draw:style-name="dp1" draw:master-page-name="master-page36">
        <draw:frame draw:style-name="gr6" draw:text-style-name="P7" draw:layer="layout" svg:width="10.069cm" svg:height="0.564cm" svg:x="7.244cm" svg:y="2.656cm">
          <draw:text-box>
            <text:p text:style-name="P1"><text:span text:style-name="T5">&lt;h2&gt;&lt;em style="color:white;"&gt;High Quality </text:span></text:p>
          </draw:text-box>
        </draw:frame>
        <draw:frame draw:style-name="gr6" draw:text-style-name="P7" draw:layer="layout" svg:width="7.131cm" svg:height="0.564cm" svg:x="3.177cm" svg:y="3.344cm">
          <draw:text-box>
            <text:p text:style-name="P1"><text:span text:style-name="T5">Facial Recognition&lt;/em&gt;&lt;/h2&gt; </text:span></text:p>
          </draw:text-box>
        </draw:frame>
        <draw:frame draw:style-name="gr6" draw:text-style-name="P7" draw:layer="layout" svg:width="1.179cm" svg:height="0.564cm" svg:x="7.244cm" svg:y="4.041cm">
          <draw:text-box>
            <text:p text:style-name="P1"><text:span text:style-name="T5">&lt;br&gt; </text:span></text:p>
          </draw:text-box>
        </draw:frame>
        <draw:frame draw:style-name="gr6" draw:text-style-name="P7" draw:layer="layout" svg:width="9.43cm" svg:height="0.564cm" svg:x="7.244cm" svg:y="4.72cm">
          <draw:text-box>
            <text:p text:style-name="P1"><text:span text:style-name="T5">&lt;p&gt;&lt;h5&gt;&lt;i style="color:white;"&gt;Emotion </text:span></text:p>
          </draw:text-box>
        </draw:frame>
        <draw:frame draw:style-name="gr6" draw:text-style-name="P7" draw:layer="layout" svg:width="13.917cm" svg:height="0.564cm" svg:x="3.177cm" svg:y="5.408cm">
          <draw:text-box>
            <text:p text:style-name="P1"><text:span text:style-name="T5">Detection Through Facial Feature Recognition&lt;/i&gt;&lt;/h5&gt;&lt;/p&gt; </text:span></text:p>
          </draw:text-box>
        </draw:frame>
        <draw:frame draw:style-name="gr6" draw:text-style-name="P7" draw:layer="layout" svg:width="10.031cm" svg:height="0.564cm" svg:x="8.259cm" svg:y="6.105cm">
          <draw:text-box>
            <text:p text:style-name="P1"><text:span text:style-name="T5">&lt;img src="https://130e178e8f8ba617604b- </text:span></text:p>
          </draw:text-box>
        </draw:frame>
        <draw:frame draw:style-name="gr6" draw:text-style-name="P7" draw:layer="layout" svg:width="15.293cm" svg:height="0.564cm" svg:x="3.177cm" svg:y="6.794cm">
          <draw:text-box>
            <text:p text:style-name="P1"><text:span text:style-name="T5">8aedd782b7d22cfe0d1146da69a52436.ssl.cf1.rackcdn.com/facial- </text:span></text:p>
          </draw:text-box>
        </draw:frame>
        <draw:frame draw:style-name="gr6" draw:text-style-name="P7" draw:layer="layout" svg:width="13.329cm" svg:height="0.564cm" svg:x="3.177cm" svg:y="7.482cm">
          <draw:text-box>
            <text:p text:style-name="P1"><text:span text:style-name="T5">recognition-use-triggers-gdpr-fine-showcase_image-10-a- </text:span></text:p>
          </draw:text-box>
        </draw:frame>
        <draw:frame draw:style-name="gr6" draw:text-style-name="P7" draw:layer="layout" svg:width="12.334cm" svg:height="0.564cm" svg:x="3.177cm" svg:y="8.17cm">
          <draw:text-box>
            <text:p text:style-name="P1"><text:span text:style-name="T5">12991.jpg" style="height:240px"class="img-rounded" </text:span></text:p>
          </draw:text-box>
        </draw:frame>
        <draw:frame draw:style-name="gr6" draw:text-style-name="P7" draw:layer="layout" svg:width="3.545cm" svg:height="0.564cm" svg:x="3.177cm" svg:y="8.858cm">
          <draw:text-box>
            <text:p text:style-name="P1"><text:span text:style-name="T5">alt="Gesture"&gt; </text:span></text:p>
          </draw:text-box>
        </draw:frame>
        <draw:frame draw:style-name="gr6" draw:text-style-name="P7" draw:layer="layout" svg:width="1.585cm" svg:height="0.564cm" svg:x="6.988cm" svg:y="9.546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5.268cm" svg:height="0.564cm" svg:x="6.988cm" svg:y="10.234cm">
          <draw:text-box>
            <text:p text:style-name="P1"><text:span text:style-name="T5">&lt;div class="col-sm-6"&gt; </text:span></text:p>
          </draw:text-box>
        </draw:frame>
        <draw:frame draw:style-name="gr6" draw:text-style-name="P7" draw:layer="layout" svg:width="1.369cm" svg:height="0.564cm" svg:x="8.259cm" svg:y="10.922cm">
          <draw:text-box>
            <text:p text:style-name="P1"><text:span text:style-name="T5">&lt;div&gt; </text:span></text:p>
          </draw:text-box>
        </draw:frame>
        <draw:frame draw:style-name="gr6" draw:text-style-name="P7" draw:layer="layout" svg:width="7.609cm" svg:height="0.564cm" svg:x="9.53cm" svg:y="11.628cm">
          <draw:text-box>
            <text:p text:style-name="P1"><text:span text:style-name="T5">&lt;h4 style="color:white;"&gt;Upload </text:span></text:p>
          </draw:text-box>
        </draw:frame>
        <draw:frame draw:style-name="gr6" draw:text-style-name="P7" draw:layer="layout" svg:width="4.125cm" svg:height="0.564cm" svg:x="3.177cm" svg:y="12.307cm">
          <draw:text-box>
            <text:p text:style-name="P1"><text:span text:style-name="T5">Image Here&lt;/h4&gt; </text:span></text:p>
          </draw:text-box>
        </draw:frame>
        <draw:frame draw:style-name="gr6" draw:text-style-name="P7" draw:layer="layout" svg:width="9.15cm" svg:height="0.564cm" svg:x="6.988cm" svg:y="12.995cm">
          <draw:text-box>
            <text:p text:style-name="P1"><text:span text:style-name="T5">&lt;form action = "http://localhost:5000/" </text:span></text:p>
          </draw:text-box>
        </draw:frame>
        <draw:frame draw:style-name="gr6" draw:text-style-name="P7" draw:layer="layout" svg:width="15.06cm" svg:height="0.564cm" svg:x="3.177cm" svg:y="13.683cm">
          <draw:text-box>
            <text:p text:style-name="P1"><text:span text:style-name="T5">id="upload-file" method="post" enctype="multipart/form-data"&gt; </text:span></text:p>
          </draw:text-box>
        </draw:frame>
        <draw:frame draw:style-name="gr6" draw:text-style-name="P7" draw:layer="layout" svg:width="9.557cm" svg:height="0.564cm" svg:x="8.259cm" svg:y="14.38cm">
          <draw:text-box>
            <text:p text:style-name="P1"><text:span text:style-name="T5">&lt;label for="imageUpload" class="upload- </text:span></text:p>
          </draw:text-box>
        </draw:frame>
        <draw:frame draw:style-name="gr6" draw:text-style-name="P7" draw:layer="layout" svg:width="1.742cm" svg:height="0.564cm" svg:x="3.177cm" svg:y="15.06cm">
          <draw:text-box>
            <text:p text:style-name="P1"><text:span text:style-name="T5">label"&gt; </text:span></text:p>
          </draw:text-box>
        </draw:frame>
        <draw:frame draw:style-name="gr6" draw:text-style-name="P7" draw:layer="layout" svg:width="0.563cm" svg:height="0.564cm" svg:x="7.27cm" svg:y="15.0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3.355cm" svg:height="0.564cm" svg:x="9.53cm" svg:y="15.748cm">
          <draw:text-box>
            <text:p text:style-name="P1"><text:span text:style-name="T5">Choose Image </text:span></text:p>
          </draw:text-box>
        </draw:frame>
        <draw:frame draw:style-name="gr6" draw:text-style-name="P7" draw:layer="layout" svg:width="2.013cm" svg:height="0.564cm" svg:x="8.259cm" svg:y="16.436cm">
          <draw:text-box>
            <text:p text:style-name="P1"><text:span text:style-name="T5">&lt;/label&gt; </text:span></text:p>
          </draw:text-box>
        </draw:frame>
        <draw:frame draw:style-name="gr6" draw:text-style-name="P7" draw:layer="layout" svg:width="7.749cm" svg:height="0.564cm" svg:x="8.259cm" svg:y="17.133cm">
          <draw:text-box>
            <text:p text:style-name="P1"><text:span text:style-name="T5">&lt;input type="file" name="image" </text:span></text:p>
          </draw:text-box>
        </draw:frame>
        <draw:frame draw:style-name="gr6" draw:text-style-name="P7" draw:layer="layout" svg:width="11.529cm" svg:height="0.564cm" svg:x="3.177cm" svg:y="17.83cm">
          <draw:text-box>
            <text:p text:style-name="P1"><text:span text:style-name="T5">id="imageUpload" accept=".png, .jpg, .jpeg,.pdf"&gt; </text:span></text:p>
          </draw:text-box>
        </draw:frame>
        <draw:frame draw:style-name="gr6" draw:text-style-name="P7" draw:layer="layout" svg:width="2.017cm" svg:height="0.564cm" svg:x="6.988cm" svg:y="18.509cm">
          <draw:text-box>
            <text:p text:style-name="P1"><text:span text:style-name="T5">&lt;/form&gt; </text:span></text:p>
          </draw:text-box>
        </draw:frame>
        <draw:frame draw:style-name="gr8" draw:text-style-name="P8" draw:layer="layout" svg:width="0.546cm" svg:height="0.547cm" svg:x="2.188cm" svg:y="19.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1.521cm" svg:height="0.564cm" svg:x="6.988cm" svg:y="19.885cm">
          <draw:text-box>
            <text:p text:style-name="P1"><text:span text:style-name="T5">&lt;div class="image-section" style="display:none;"&gt; </text:span></text:p>
          </draw:text-box>
        </draw:frame>
        <draw:frame draw:style-name="gr6" draw:text-style-name="P7" draw:layer="layout" svg:width="6.162cm" svg:height="0.564cm" svg:x="8.259cm" svg:y="20.574cm">
          <draw:text-box>
            <text:p text:style-name="P1"><text:span text:style-name="T5">&lt;div class="img-preview"&gt; </text:span></text:p>
          </draw:text-box>
        </draw:frame>
        <draw:frame draw:style-name="gr6" draw:text-style-name="P7" draw:layer="layout" svg:width="5.882cm" svg:height="0.564cm" svg:x="9.53cm" svg:y="21.262cm">
          <draw:text-box>
            <text:p text:style-name="P1"><text:span text:style-name="T5">&lt;div id="imagePreview"&gt; </text:span></text:p>
          </draw:text-box>
        </draw:frame>
        <draw:frame draw:style-name="gr6" draw:text-style-name="P7" draw:layer="layout" svg:width="1.585cm" svg:height="0.564cm" svg:x="9.53cm" svg:y="21.95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8.259cm" svg:y="22.647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369cm" svg:height="0.564cm" svg:x="8.259cm" svg:y="23.344cm">
          <draw:text-box>
            <text:p text:style-name="P1"><text:span text:style-name="T5">&lt;div&gt; </text:span></text:p>
          </draw:text-box>
        </draw:frame>
        <draw:frame draw:style-name="gr6" draw:text-style-name="P7" draw:layer="layout" svg:width="8.943cm" svg:height="0.564cm" svg:x="9.53cm" svg:y="24.023cm">
          <draw:text-box>
            <text:p text:style-name="P1"><text:span text:style-name="T5">&lt;button type="button" class="btn btn- </text:span></text:p>
          </draw:text-box>
        </draw:frame>
        <draw:frame draw:style-name="gr6" draw:text-style-name="P7" draw:layer="layout" svg:width="11.098cm" svg:height="0.564cm" svg:x="3.177cm" svg:y="24.711cm">
          <draw:text-box>
            <text:p text:style-name="P1"><text:span text:style-name="T5">info btn-lg " id="btn-predict"&gt;Analyse&lt;/button&gt; </text:span></text:p>
          </draw:text-box>
        </draw:frame>
      </draw:page>
      <draw:page draw:name="page4" draw:style-name="dp1" draw:master-page-name="master-page36">
        <draw:frame draw:style-name="gr6" draw:text-style-name="P7" draw:layer="layout" svg:width="1.585cm" svg:height="0.564cm" svg:x="8.259cm" svg:y="2.665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6.988cm" svg:y="3.352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0.563cm" svg:height="0.564cm" svg:x="2.188cm" svg:y="4.03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1.233cm" svg:height="0.564cm" svg:x="6.988cm" svg:y="4.729cm">
          <draw:text-box>
            <text:p text:style-name="P1"><text:span text:style-name="T5">&lt;div class="loader" style="display:none;"&gt;&lt;/div&gt; </text:span></text:p>
          </draw:text-box>
        </draw:frame>
        <draw:frame draw:style-name="gr9" draw:text-style-name="P9" draw:layer="layout" svg:width="0.511cm" svg:height="0.513cm" svg:x="2.188cm" svg:y="5.40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.268cm" svg:height="0.564cm" svg:x="6.988cm" svg:y="6.105cm">
          <draw:text-box>
            <text:p text:style-name="P1"><text:span text:style-name="T5">&lt;h3&gt; </text:span></text:p>
          </draw:text-box>
        </draw:frame>
        <draw:frame draw:style-name="gr6" draw:text-style-name="P7" draw:layer="layout" svg:width="6.352cm" svg:height="0.564cm" svg:x="8.259cm" svg:y="6.794cm">
          <draw:text-box>
            <text:p text:style-name="P1"><text:span text:style-name="T5">&lt;span id="result"&gt; &lt;/span&gt; </text:span></text:p>
          </draw:text-box>
        </draw:frame>
        <draw:frame draw:style-name="gr6" draw:text-style-name="P7" draw:layer="layout" svg:width="1.484cm" svg:height="0.564cm" svg:x="6.988cm" svg:y="7.482cm">
          <draw:text-box>
            <text:p text:style-name="P1"><text:span text:style-name="T5">&lt;/h3&gt; </text:span></text:p>
          </draw:text-box>
        </draw:frame>
        <draw:frame draw:style-name="gr6" draw:text-style-name="P7" draw:layer="layout" svg:width="0.563cm" svg:height="0.564cm" svg:x="2.188cm" svg:y="8.1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563cm" svg:height="0.564cm" svg:x="2.188cm" svg:y="8.85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585cm" svg:height="0.564cm" svg:x="5.718cm" svg:y="9.546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6.988cm" svg:y="10.234cm">
          <draw:text-box>
            <text:p text:style-name="P1"><text:span text:style-name="T5">&lt;/div&gt; </text:span></text:p>
          </draw:text-box>
        </draw:frame>
        <draw:frame draw:style-name="gr9" draw:text-style-name="P9" draw:layer="layout" svg:width="0.511cm" svg:height="0.513cm" svg:x="2.188cm" svg:y="10.91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563cm" svg:height="0.564cm" svg:x="2.188cm" svg:y="11.55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563cm" svg:height="0.564cm" svg:x="2.188cm" svg:y="12.246cm">
          <draw:text-box>
            <text:p text:style-name="P1"><text:span text:style-name="T5"><text:s/></text:span></text:p>
          </draw:text-box>
        </draw:frame>
        <draw:frame draw:style-name="gr10" draw:text-style-name="P10" draw:layer="layout" svg:width="0.616cm" svg:height="0.624cm" svg:x="2.188cm" svg:y="12.938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.585cm" svg:height="0.564cm" svg:x="3.679cm" svg:y="13.692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2.047cm" svg:height="0.564cm" svg:x="3.186cm" svg:y="14.38cm">
          <draw:text-box>
            <text:p text:style-name="P1"><text:span text:style-name="T5">&lt;/body&gt; </text:span></text:p>
          </draw:text-box>
        </draw:frame>
        <draw:frame draw:style-name="gr6" draw:text-style-name="P7" draw:layer="layout" svg:width="1.585cm" svg:height="0.564cm" svg:x="5.974cm" svg:y="11.619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5.718cm" svg:y="12.307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5.718cm" svg:y="12.995cm">
          <draw:text-box>
            <text:p text:style-name="P1"><text:span text:style-name="T5">&lt;/div&gt; </text:span></text:p>
          </draw:text-box>
        </draw:frame>
        <draw:frame draw:style-name="gr9" draw:text-style-name="P9" draw:layer="layout" svg:width="0.511cm" svg:height="0.513cm" svg:x="2.188cm" svg:y="15.04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2.119cm" svg:height="0.564cm" svg:x="3.177cm" svg:y="15.757cm">
          <draw:text-box>
            <text:p text:style-name="P1"><text:span text:style-name="T5">&lt;footer&gt; </text:span></text:p>
          </draw:text-box>
        </draw:frame>
        <draw:frame draw:style-name="gr6" draw:text-style-name="P7" draw:layer="layout" svg:width="12.545cm" svg:height="0.564cm" svg:x="3.688cm" svg:y="16.445cm">
          <draw:text-box>
            <text:p text:style-name="P1"><text:span text:style-name="T5">&lt;script src="{{ url_for('static', filename='js/main.js') }}" </text:span></text:p>
          </draw:text-box>
        </draw:frame>
        <draw:frame draw:style-name="gr6" draw:text-style-name="P7" draw:layer="layout" svg:width="7.525cm" svg:height="0.564cm" svg:x="3.177cm" svg:y="17.133cm">
          <draw:text-box>
            <text:p text:style-name="P1"><text:span text:style-name="T5">type="text/javascript"&gt;&lt;/script&gt; </text:span></text:p>
          </draw:text-box>
        </draw:frame>
        <draw:frame draw:style-name="gr6" draw:text-style-name="P7" draw:layer="layout" svg:width="2.335cm" svg:height="0.564cm" svg:x="3.177cm" svg:y="17.83cm">
          <draw:text-box>
            <text:p text:style-name="P1"><text:span text:style-name="T5">&lt;/footer&gt; </text:span></text:p>
          </draw:text-box>
        </draw:frame>
        <draw:frame draw:style-name="gr6" draw:text-style-name="P7" draw:layer="layout" svg:width="0.563cm" svg:height="0.564cm" svg:x="2.188cm" svg:y="18.50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71cm" svg:height="0.564cm" svg:x="3.177cm" svg:y="19.197cm">
          <draw:text-box>
            <text:p text:style-name="P1"><text:span text:style-name="T5">&lt;/html&gt; </text:span></text:p>
          </draw:text-box>
        </draw:frame>
        <draw:frame draw:style-name="gr8" draw:text-style-name="P8" draw:layer="layout" svg:width="0.546cm" svg:height="0.547cm" svg:x="2.188cm" svg:y="19.89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3.008cm" svg:height="0.64cm" svg:x="3.177cm" svg:y="20.592cm">
          <draw:text-box>
            <text:p text:style-name="P1"><text:span text:style-name="T4">Index.html </text:span></text:p>
          </draw:text-box>
        </draw:frame>
        <draw:frame draw:style-name="gr8" draw:text-style-name="P8" draw:layer="layout" svg:width="0.546cm" svg:height="0.547cm" svg:x="2.188cm" svg:y="21.363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4.201cm" svg:height="0.564cm" svg:x="3.177cm" svg:y="22.038cm">
          <draw:text-box>
            <text:p text:style-name="P1"><text:span text:style-name="T5">&lt;!DOCTYPE html&gt; </text:span></text:p>
          </draw:text-box>
        </draw:frame>
        <draw:frame draw:style-name="gr6" draw:text-style-name="P7" draw:layer="layout" svg:width="4.151cm" svg:height="0.564cm" svg:x="3.177cm" svg:y="22.726cm">
          <draw:text-box>
            <text:p text:style-name="P1"><text:span text:style-name="T5">&lt;html lang="en"&gt; </text:span></text:p>
          </draw:text-box>
        </draw:frame>
        <draw:frame draw:style-name="gr6" draw:text-style-name="P7" draw:layer="layout" svg:width="1.831cm" svg:height="0.564cm" svg:x="3.177cm" svg:y="23.432cm">
          <draw:text-box>
            <text:p text:style-name="P1"><text:span text:style-name="T5">&lt;head&gt; </text:span></text:p>
          </draw:text-box>
        </draw:frame>
        <draw:frame draw:style-name="gr6" draw:text-style-name="P7" draw:layer="layout" svg:width="5.772cm" svg:height="0.564cm" svg:x="3.688cm" svg:y="24.12cm">
          <draw:text-box>
            <text:p text:style-name="P1"><text:span text:style-name="T5">&lt;meta charset="UTF-8"&gt; </text:span></text:p>
          </draw:text-box>
        </draw:frame>
        <draw:frame draw:style-name="gr6" draw:text-style-name="P7" draw:layer="layout" svg:width="13.532cm" svg:height="0.564cm" svg:x="3.688cm" svg:y="24.799cm">
          <draw:text-box>
            <text:p text:style-name="P1"><text:span text:style-name="T5">&lt;meta http-equiv="X-UA-Compatible" content="IE=edge"&gt; </text:span></text:p>
          </draw:text-box>
        </draw:frame>
      </draw:page>
      <draw:page draw:name="page5" draw:style-name="dp1" draw:master-page-name="master-page53">
        <draw:frame draw:style-name="gr6" draw:text-style-name="P7" draw:layer="layout" svg:width="14.488cm" svg:height="0.564cm" svg:x="3.688cm" svg:y="2.656cm">
          <draw:text-box>
            <text:p text:style-name="P1"><text:span text:style-name="T5">&lt;meta name="viewport" content="width=device-width, initial- </text:span></text:p>
          </draw:text-box>
        </draw:frame>
        <draw:frame draw:style-name="gr6" draw:text-style-name="P7" draw:layer="layout" svg:width="2.762cm" svg:height="0.564cm" svg:x="3.177cm" svg:y="3.344cm">
          <draw:text-box>
            <text:p text:style-name="P1"><text:span text:style-name="T5">scale=1.0"&gt; </text:span></text:p>
          </draw:text-box>
        </draw:frame>
        <draw:frame draw:style-name="gr8" draw:text-style-name="P8" draw:layer="layout" svg:width="0.546cm" svg:height="0.547cm" svg:x="2.188cm" svg:y="4.04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952cm" svg:height="0.564cm" svg:x="3.688cm" svg:y="4.729cm">
          <draw:text-box>
            <text:p text:style-name="P1"><text:span text:style-name="T5">&lt;!--Bootstrap --&gt; </text:span></text:p>
          </draw:text-box>
        </draw:frame>
        <draw:frame draw:style-name="gr6" draw:text-style-name="P7" draw:layer="layout" svg:width="5.023cm" svg:height="0.564cm" svg:x="3.688cm" svg:y="5.408cm">
          <draw:text-box>
            <text:p text:style-name="P1"><text:span text:style-name="T5">&lt;link rel="stylesheet" </text:span></text:p>
          </draw:text-box>
        </draw:frame>
        <draw:frame draw:style-name="gr11" draw:text-style-name="P7" draw:layer="layout" svg:width="14.374cm" svg:height="0.564cm" svg:x="3.177cm" svg:y="6.096cm">
          <draw:text-box>
            <text:p text:style-name="P1"><text:span text:style-name="T11">href="https://maxcdn.bootstrapcdn.com/bootstrap/4.0.0/css/boo </text:span></text:p>
          </draw:text-box>
        </draw:frame>
        <draw:frame draw:style-name="gr6" draw:text-style-name="P7" draw:layer="layout" svg:width="7.935cm" svg:height="0.564cm" svg:x="3.177cm" svg:y="6.794cm">
          <draw:text-box>
            <text:p text:style-name="P1"><text:span text:style-name="T5">tstrap.min.css" integrity="sha384- </text:span></text:p>
          </draw:text-box>
        </draw:frame>
        <draw:frame draw:style-name="gr6" draw:text-style-name="P7" draw:layer="layout" svg:width="15.149cm" svg:height="0.564cm" svg:x="3.177cm" svg:y="7.482cm">
          <draw:text-box>
            <text:p text:style-name="P1"><text:span text:style-name="T5">Gn5384xqQ1aoWXA+058RXPxPg6fy4IWvTNh0E263XmFcJlSAwiGg </text:span></text:p>
          </draw:text-box>
        </draw:frame>
        <draw:frame draw:style-name="gr6" draw:text-style-name="P7" draw:layer="layout" svg:width="10.162cm" svg:height="0.564cm" svg:x="3.177cm" svg:y="8.17cm">
          <draw:text-box>
            <text:p text:style-name="P1"><text:span text:style-name="T5">FAW/dAiS6JXm" crossorigin="anonymous"&gt; </text:span></text:p>
          </draw:text-box>
        </draw:frame>
        <draw:frame draw:style-name="gr6" draw:text-style-name="P7" draw:layer="layout" svg:width="14.353cm" svg:height="0.564cm" svg:x="3.688cm" svg:y="8.858cm">
          <draw:text-box>
            <text:p text:style-name="P1"><text:span text:style-name="T5">&lt;script src="https://code.jquery.com/jquery-3.2.1.slim.min.js" </text:span></text:p>
          </draw:text-box>
        </draw:frame>
        <draw:frame draw:style-name="gr6" draw:text-style-name="P7" draw:layer="layout" svg:width="4.379cm" svg:height="0.564cm" svg:x="3.177cm" svg:y="9.546cm">
          <draw:text-box>
            <text:p text:style-name="P1"><text:span text:style-name="T5">integrity="sha384- </text:span></text:p>
          </draw:text-box>
        </draw:frame>
        <draw:frame draw:style-name="gr6" draw:text-style-name="P7" draw:layer="layout" svg:width="15.246cm" svg:height="0.564cm" svg:x="3.177cm" svg:y="10.234cm">
          <draw:text-box>
            <text:p text:style-name="P1"><text:span text:style-name="T5">KJ3o2DKtIkvYIK3UENzmM7KCkRr/rE9/Qpg6aAZGJwFDMVNA/GpG </text:span></text:p>
          </draw:text-box>
        </draw:frame>
        <draw:frame draw:style-name="gr6" draw:text-style-name="P7" draw:layer="layout" svg:width="12.211cm" svg:height="0.564cm" svg:x="3.177cm" svg:y="10.922cm">
          <draw:text-box>
            <text:p text:style-name="P1"><text:span text:style-name="T5">FF93hXpG5KkN" crossorigin="anonymous"&gt;&lt;/script&gt; </text:span></text:p>
          </draw:text-box>
        </draw:frame>
        <draw:frame draw:style-name="gr6" draw:text-style-name="P7" draw:layer="layout" svg:width="1.678cm" svg:height="0.564cm" svg:x="3.688cm" svg:y="11.61cm">
          <draw:text-box>
            <text:p text:style-name="P1"><text:span text:style-name="T5">&lt;script </text:span></text:p>
          </draw:text-box>
        </draw:frame>
        <draw:frame draw:style-name="gr6" draw:text-style-name="P7" draw:layer="layout" svg:width="15.411cm" svg:height="0.564cm" svg:x="3.177cm" svg:y="12.307cm">
          <draw:text-box>
            <text:p text:style-name="P1"><text:span text:style-name="T5">src="https://cdnjs.cloudflare.com/ajax/libs/popper.js/1.12.9/umd/ </text:span></text:p>
          </draw:text-box>
        </draw:frame>
        <draw:frame draw:style-name="gr6" draw:text-style-name="P7" draw:layer="layout" svg:width="7.91cm" svg:height="0.564cm" svg:x="3.177cm" svg:y="12.995cm">
          <draw:text-box>
            <text:p text:style-name="P1"><text:span text:style-name="T5">popper.min.js" integrity="sha384- </text:span></text:p>
          </draw:text-box>
        </draw:frame>
        <draw:frame draw:style-name="gr6" draw:text-style-name="P7" draw:layer="layout" svg:width="15.246cm" svg:height="0.564cm" svg:x="3.177cm" svg:y="13.683cm">
          <draw:text-box>
            <text:p text:style-name="P1"><text:span text:style-name="T5">ApNbgh9B+Y1QKtv3Rn7W3mgPxhU9K/ScQsAP7hUibX39j7fakFPsk </text:span></text:p>
          </draw:text-box>
        </draw:frame>
        <draw:frame draw:style-name="gr6" draw:text-style-name="P7" draw:layer="layout" svg:width="11.694cm" svg:height="0.564cm" svg:x="3.177cm" svg:y="14.371cm">
          <draw:text-box>
            <text:p text:style-name="P1"><text:span text:style-name="T5">vXusvfa0b4Q" crossorigin="anonymous"&gt;&lt;/script&gt; </text:span></text:p>
          </draw:text-box>
        </draw:frame>
        <draw:frame draw:style-name="gr6" draw:text-style-name="P7" draw:layer="layout" svg:width="1.678cm" svg:height="0.564cm" svg:x="3.688cm" svg:y="15.06cm">
          <draw:text-box>
            <text:p text:style-name="P1"><text:span text:style-name="T5">&lt;script </text:span></text:p>
          </draw:text-box>
        </draw:frame>
        <draw:frame draw:style-name="gr6" draw:text-style-name="P7" draw:layer="layout" svg:width="15.284cm" svg:height="0.564cm" svg:x="3.177cm" svg:y="15.748cm">
          <draw:text-box>
            <text:p text:style-name="P1"><text:span text:style-name="T5">src="https://maxcdn.bootstrapcdn.com/bootstrap/4.0.0/js/bootst </text:span></text:p>
          </draw:text-box>
        </draw:frame>
        <draw:frame draw:style-name="gr6" draw:text-style-name="P7" draw:layer="layout" svg:width="7.012cm" svg:height="0.564cm" svg:x="3.177cm" svg:y="16.436cm">
          <draw:text-box>
            <text:p text:style-name="P1"><text:span text:style-name="T5">rap.min.js" integrity="sha384- </text:span></text:p>
          </draw:text-box>
        </draw:frame>
        <draw:frame draw:style-name="gr6" draw:text-style-name="P7" draw:layer="layout" svg:width="15.306cm" svg:height="0.564cm" svg:x="3.177cm" svg:y="17.124cm">
          <draw:text-box>
            <text:p text:style-name="P1"><text:span text:style-name="T5">JZR6Spejh4U02d8jOt6vLEHfe/JQGiRRSQQxSfFWpi1MquVdAyjUar5 </text:span></text:p>
          </draw:text-box>
        </draw:frame>
        <draw:frame draw:style-name="gr6" draw:text-style-name="P7" draw:layer="layout" svg:width="11.305cm" svg:height="0.564cm" svg:x="3.177cm" svg:y="17.821cm">
          <draw:text-box>
            <text:p text:style-name="P1"><text:span text:style-name="T5">+76PVCmYl" crossorigin="anonymous"&gt;&lt;/script&gt; </text:span></text:p>
          </draw:text-box>
        </draw:frame>
        <draw:frame draw:style-name="gr6" draw:text-style-name="P7" draw:layer="layout" svg:width="0.563cm" svg:height="0.564cm" svg:x="2.188cm" svg:y="18.509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19.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3.422cm" svg:height="0.564cm" svg:x="3.688cm" svg:y="19.885cm">
          <draw:text-box>
            <text:p text:style-name="P1"><text:span text:style-name="T5">&lt;script src="https://kit.fontawesome.com/8b9cdc2059.js" </text:span></text:p>
          </draw:text-box>
        </draw:frame>
        <draw:frame draw:style-name="gr6" draw:text-style-name="P7" draw:layer="layout" svg:width="8.342cm" svg:height="0.564cm" svg:x="3.177cm" svg:y="20.574cm">
          <draw:text-box>
            <text:p text:style-name="P1"><text:span text:style-name="T5">crossorigin="anonymous"&gt;&lt;/script&gt; </text:span></text:p>
          </draw:text-box>
        </draw:frame>
        <draw:frame draw:style-name="gr6" draw:text-style-name="P7" draw:layer="layout" svg:width="1.221cm" svg:height="0.564cm" svg:x="3.688cm" svg:y="21.262cm">
          <draw:text-box>
            <text:p text:style-name="P1"><text:span text:style-name="T5">&lt;link </text:span></text:p>
          </draw:text-box>
        </draw:frame>
        <draw:frame draw:style-name="gr6" draw:text-style-name="P7" draw:layer="layout" svg:width="15.382cm" svg:height="0.564cm" svg:x="3.177cm" svg:y="21.95cm">
          <draw:text-box>
            <text:p text:style-name="P1"><text:span text:style-name="T5">href="https://fonts.googleapis.com/css2?family=Akronim&amp;family= </text:span></text:p>
          </draw:text-box>
        </draw:frame>
        <draw:frame draw:style-name="gr6" draw:text-style-name="P7" draw:layer="layout" svg:width="9.569cm" svg:height="0.564cm" svg:x="3.177cm" svg:y="22.647cm">
          <draw:text-box>
            <text:p text:style-name="P1"><text:span text:style-name="T5">Roboto&amp;display=swap" rel="stylesheet"&gt; </text:span></text:p>
          </draw:text-box>
        </draw:frame>
        <draw:frame draw:style-name="gr6" draw:text-style-name="P7" draw:layer="layout" svg:width="10.949cm" svg:height="0.564cm" svg:x="3.688cm" svg:y="23.344cm">
          <draw:text-box>
            <text:p text:style-name="P1"><text:span text:style-name="T5">&lt;link rel="stylesheet" href="../static/style.css"&gt; </text:span></text:p>
          </draw:text-box>
        </draw:frame>
        <draw:frame draw:style-name="gr6" draw:text-style-name="P7" draw:layer="layout" svg:width="12.719cm" svg:height="0.564cm" svg:x="3.688cm" svg:y="24.023cm">
          <draw:text-box>
            <text:p text:style-name="P1"><text:span text:style-name="T5">&lt;!-- &lt;script defer src="../static/js/main.js"&gt;&lt;/script&gt; --&gt; </text:span></text:p>
          </draw:text-box>
        </draw:frame>
        <draw:frame draw:style-name="gr6" draw:text-style-name="P7" draw:layer="layout" svg:width="5.759cm" svg:height="0.564cm" svg:x="3.688cm" svg:y="24.711cm">
          <draw:text-box>
            <text:p text:style-name="P1"><text:span text:style-name="T5">&lt;title&gt;Virtual Eye&lt;/title&gt; </text:span></text:p>
          </draw:text-box>
        </draw:frame>
      </draw:page>
      <draw:page draw:name="page6" draw:style-name="dp1" draw:master-page-name="master-page36">
        <draw:frame draw:style-name="gr6" draw:text-style-name="P7" draw:layer="layout" svg:width="2.047cm" svg:height="0.564cm" svg:x="3.177cm" svg:y="2.665cm">
          <draw:text-box>
            <text:p text:style-name="P1"><text:span text:style-name="T5">&lt;/head&gt; </text:span></text:p>
          </draw:text-box>
        </draw:frame>
        <draw:frame draw:style-name="gr6" draw:text-style-name="P7" draw:layer="layout" svg:width="1.831cm" svg:height="0.564cm" svg:x="3.177cm" svg:y="3.352cm">
          <draw:text-box>
            <text:p text:style-name="P1"><text:span text:style-name="T5">&lt;body&gt; </text:span></text:p>
          </draw:text-box>
        </draw:frame>
        <draw:frame draw:style-name="gr6" draw:text-style-name="P7" draw:layer="layout" svg:width="8.282cm" svg:height="0.564cm" svg:x="3.688cm" svg:y="4.032cm">
          <draw:text-box>
            <text:p text:style-name="P1"><text:span text:style-name="T5">&lt;header id="head" class="header"&gt; </text:span></text:p>
          </draw:text-box>
        </draw:frame>
        <draw:frame draw:style-name="gr6" draw:text-style-name="P7" draw:layer="layout" svg:width="5.323cm" svg:height="0.564cm" svg:x="3.556cm" svg:y="4.729cm">
          <draw:text-box>
            <text:p text:style-name="P1"><text:span text:style-name="T5">&lt;section <text:s/>id="navbar"&gt; </text:span></text:p>
          </draw:text-box>
        </draw:frame>
        <draw:frame draw:style-name="gr6" draw:text-style-name="P7" draw:layer="layout" svg:width="10.763cm" svg:height="0.564cm" svg:x="4.579cm" svg:y="5.426cm">
          <draw:text-box>
            <text:p text:style-name="P1"><text:span text:style-name="T5">&lt;h1 class="nav-heading"&gt;&lt;/i&gt;Virtual Eye&lt;/h1&gt; </text:span></text:p>
          </draw:text-box>
        </draw:frame>
        <draw:frame draw:style-name="gr6" draw:text-style-name="P7" draw:layer="layout" svg:width="5.742cm" svg:height="0.564cm" svg:x="4.068cm" svg:y="6.105cm">
          <draw:text-box>
            <text:p text:style-name="P1"><text:span text:style-name="T5">&lt;div class="nav--items"&gt; </text:span></text:p>
          </draw:text-box>
        </draw:frame>
        <draw:frame draw:style-name="gr6" draw:text-style-name="P7" draw:layer="layout" svg:width="1.115cm" svg:height="0.564cm" svg:x="4.579cm" svg:y="6.794cm">
          <draw:text-box>
            <text:p text:style-name="P1"><text:span text:style-name="T5">&lt;ul&gt; </text:span></text:p>
          </draw:text-box>
        </draw:frame>
        <draw:frame draw:style-name="gr6" draw:text-style-name="P7" draw:layer="layout" svg:width="1.501cm" svg:height="0.564cm" svg:x="8.259cm" svg:y="7.482cm">
          <draw:text-box>
            <text:p text:style-name="P1"><text:span text:style-name="T5">&lt;li&gt;&lt;a </text:span></text:p>
          </draw:text-box>
        </draw:frame>
        <draw:frame draw:style-name="gr6" draw:text-style-name="P7" draw:layer="layout" svg:width="9.777cm" svg:height="0.564cm" svg:x="3.177cm" svg:y="8.178cm">
          <draw:text-box>
            <text:p text:style-name="P1"><text:span text:style-name="T5">href="{{ url_for('index')}}"&gt;Home&lt;/a&gt;&lt;/li&gt; </text:span></text:p>
          </draw:text-box>
        </draw:frame>
        <draw:frame draw:style-name="gr6" draw:text-style-name="P7" draw:layer="layout" svg:width="1.501cm" svg:height="0.564cm" svg:x="8.259cm" svg:y="8.866cm">
          <draw:text-box>
            <text:p text:style-name="P1"><text:span text:style-name="T5">&lt;li&gt;&lt;a </text:span></text:p>
          </draw:text-box>
        </draw:frame>
        <draw:frame draw:style-name="gr6" draw:text-style-name="P7" draw:layer="layout" svg:width="9.502cm" svg:height="0.564cm" svg:x="3.177cm" svg:y="9.546cm">
          <draw:text-box>
            <text:p text:style-name="P1"><text:span text:style-name="T5">href="{{ url_for('login')}}"&gt;Login&lt;/a&gt;&lt;/li&gt; </text:span></text:p>
          </draw:text-box>
        </draw:frame>
        <draw:frame draw:style-name="gr6" draw:text-style-name="P7" draw:layer="layout" svg:width="1.501cm" svg:height="0.564cm" svg:x="8.259cm" svg:y="10.243cm">
          <draw:text-box>
            <text:p text:style-name="P1"><text:span text:style-name="T5">&lt;li&gt;&lt;a </text:span></text:p>
          </draw:text-box>
        </draw:frame>
        <draw:frame draw:style-name="gr6" draw:text-style-name="P7" draw:layer="layout" svg:width="10.776cm" svg:height="0.564cm" svg:x="3.177cm" svg:y="10.94cm">
          <draw:text-box>
            <text:p text:style-name="P1"><text:span text:style-name="T5">href="{{ url_for('register')}}"&gt;Register&lt;/a&gt;&lt;/li&gt; </text:span></text:p>
          </draw:text-box>
        </draw:frame>
        <draw:frame draw:style-name="gr6" draw:text-style-name="P7" draw:layer="layout" svg:width="11.144cm" svg:height="0.564cm" svg:x="5.091cm" svg:y="11.628cm">
          <draw:text-box>
            <text:p text:style-name="P1"><text:span text:style-name="T5">&lt;li&gt;&lt;a href="{{ url_for('login')}}"&gt;Demo&lt;/a&gt;&lt;/li&gt; </text:span></text:p>
          </draw:text-box>
        </draw:frame>
        <draw:frame draw:style-name="gr6" draw:text-style-name="P7" draw:layer="layout" svg:width="1.331cm" svg:height="0.564cm" svg:x="4.579cm" svg:y="12.307cm">
          <draw:text-box>
            <text:p text:style-name="P1"><text:span text:style-name="T5">&lt;/ul&gt; </text:span></text:p>
          </draw:text-box>
        </draw:frame>
        <draw:frame draw:style-name="gr6" draw:text-style-name="P7" draw:layer="layout" svg:width="1.585cm" svg:height="0.564cm" svg:x="4.068cm" svg:y="12.995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2.546cm" svg:height="0.564cm" svg:x="3.556cm" svg:y="13.692cm">
          <draw:text-box>
            <text:p text:style-name="P1"><text:span text:style-name="T5">&lt;/section&gt; </text:span></text:p>
          </draw:text-box>
        </draw:frame>
        <draw:frame draw:style-name="gr6" draw:text-style-name="P7" draw:layer="layout" svg:width="4.866cm" svg:height="0.564cm" svg:x="3.556cm" svg:y="14.389cm">
          <draw:text-box>
            <text:p text:style-name="P1"><text:span text:style-name="T5">&lt;section id="slider"&gt; </text:span></text:p>
          </draw:text-box>
        </draw:frame>
        <draw:frame draw:style-name="gr6" draw:text-style-name="P7" draw:layer="layout" svg:width="13.714cm" svg:height="0.564cm" svg:x="3.688cm" svg:y="15.069cm">
          <draw:text-box>
            <text:p text:style-name="P1"><text:span text:style-name="T5">&lt;div id="carouselExampleIndicators" class="carousel" data- </text:span></text:p>
          </draw:text-box>
        </draw:frame>
        <draw:frame draw:style-name="gr6" draw:text-style-name="P7" draw:layer="layout" svg:width="3.964cm" svg:height="0.564cm" svg:x="3.177cm" svg:y="15.757cm">
          <draw:text-box>
            <text:p text:style-name="P1"><text:span text:style-name="T5">ride="carousel"&gt; </text:span></text:p>
          </draw:text-box>
        </draw:frame>
        <draw:frame draw:style-name="gr6" draw:text-style-name="P7" draw:layer="layout" svg:width="7.542cm" svg:height="0.564cm" svg:x="4.2cm" svg:y="16.445cm">
          <draw:text-box>
            <text:p text:style-name="P1"><text:span text:style-name="T5">&lt;ol class="carousel-indicators "&gt; </text:span></text:p>
          </draw:text-box>
        </draw:frame>
        <draw:frame draw:style-name="gr6" draw:text-style-name="P7" draw:layer="layout" svg:width="13.113cm" svg:height="0.564cm" svg:x="4.711cm" svg:y="17.133cm">
          <draw:text-box>
            <text:p text:style-name="P1"><text:span text:style-name="T5">&lt;li data-target="#carouselExampleIndicators" data-slide- </text:span></text:p>
          </draw:text-box>
        </draw:frame>
        <draw:frame draw:style-name="gr6" draw:text-style-name="P7" draw:layer="layout" svg:width="6.36cm" svg:height="0.564cm" svg:x="3.177cm" svg:y="17.83cm">
          <draw:text-box>
            <text:p text:style-name="P1"><text:span text:style-name="T5">to="0" class="active "&gt;&lt;/li&gt; </text:span></text:p>
          </draw:text-box>
        </draw:frame>
        <draw:frame draw:style-name="gr6" draw:text-style-name="P7" draw:layer="layout" svg:width="13.113cm" svg:height="0.564cm" svg:x="4.711cm" svg:y="18.518cm">
          <draw:text-box>
            <text:p text:style-name="P1"><text:span text:style-name="T5">&lt;li data-target="#carouselExampleIndicators" data-slide- </text:span></text:p>
          </draw:text-box>
        </draw:frame>
        <draw:frame draw:style-name="gr6" draw:text-style-name="P7" draw:layer="layout" svg:width="2.944cm" svg:height="0.564cm" svg:x="3.177cm" svg:y="19.206cm">
          <draw:text-box>
            <text:p text:style-name="P1"><text:span text:style-name="T5">to="1"&gt;&lt;/li&gt; </text:span></text:p>
          </draw:text-box>
        </draw:frame>
        <draw:frame draw:style-name="gr6" draw:text-style-name="P7" draw:layer="layout" svg:width="13.113cm" svg:height="0.564cm" svg:x="4.711cm" svg:y="19.894cm">
          <draw:text-box>
            <text:p text:style-name="P1"><text:span text:style-name="T5">&lt;li data-target="#carouselExampleIndicators" data-slide- </text:span></text:p>
          </draw:text-box>
        </draw:frame>
        <draw:frame draw:style-name="gr6" draw:text-style-name="P7" draw:layer="layout" svg:width="2.944cm" svg:height="0.564cm" svg:x="3.177cm" svg:y="20.583cm">
          <draw:text-box>
            <text:p text:style-name="P1"><text:span text:style-name="T5">to="2"&gt;&lt;/li&gt; </text:span></text:p>
          </draw:text-box>
        </draw:frame>
        <draw:frame draw:style-name="gr6" draw:text-style-name="P7" draw:layer="layout" svg:width="1.331cm" svg:height="0.564cm" svg:x="4.2cm" svg:y="21.271cm">
          <draw:text-box>
            <text:p text:style-name="P1"><text:span text:style-name="T5">&lt;/ol&gt; </text:span></text:p>
          </draw:text-box>
        </draw:frame>
        <draw:frame draw:style-name="gr6" draw:text-style-name="P7" draw:layer="layout" svg:width="6.602cm" svg:height="0.564cm" svg:x="4.2cm" svg:y="21.959cm">
          <draw:text-box>
            <text:p text:style-name="P1"><text:span text:style-name="T5">&lt;div class="carousel-inner"&gt; </text:span></text:p>
          </draw:text-box>
        </draw:frame>
        <draw:frame draw:style-name="gr8" draw:text-style-name="P8" draw:layer="layout" svg:width="0.546cm" svg:height="0.547cm" svg:x="2.188cm" svg:y="22.6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7.935cm" svg:height="0.564cm" svg:x="4.711cm" svg:y="23.336cm">
          <draw:text-box>
            <text:p text:style-name="P1"><text:span text:style-name="T5">&lt;div class="carousel-item active"&gt; </text:span></text:p>
          </draw:text-box>
        </draw:frame>
        <draw:frame draw:style-name="gr6" draw:text-style-name="P7" draw:layer="layout" svg:width="12.236cm" svg:height="0.564cm" svg:x="5.214cm" svg:y="24.023cm">
          <draw:text-box>
            <text:p text:style-name="P1"><text:span text:style-name="T5">&lt;img class="d-block w-100" src="../static/img/1.png" </text:span></text:p>
          </draw:text-box>
        </draw:frame>
        <draw:frame draw:style-name="gr6" draw:text-style-name="P7" draw:layer="layout" svg:width="3.909cm" svg:height="0.564cm" svg:x="3.177cm" svg:y="24.72cm">
          <draw:text-box>
            <text:p text:style-name="P1"><text:span text:style-name="T5">alt="First slide"&gt; </text:span></text:p>
          </draw:text-box>
        </draw:frame>
      </draw:page>
      <draw:page draw:name="page7" draw:style-name="dp1" draw:master-page-name="master-page36">
        <draw:frame draw:style-name="gr6" draw:text-style-name="P7" draw:layer="layout" svg:width="1.585cm" svg:height="0.564cm" svg:x="4.711cm" svg:y="2.665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6.454cm" svg:height="0.564cm" svg:x="4.711cm" svg:y="3.352cm">
          <draw:text-box>
            <text:p text:style-name="P1"><text:span text:style-name="T5">&lt;div class="carousel-item"&gt; </text:span></text:p>
          </draw:text-box>
        </draw:frame>
        <draw:frame draw:style-name="gr6" draw:text-style-name="P7" draw:layer="layout" svg:width="6.428cm" svg:height="0.564cm" svg:x="5.214cm" svg:y="4.032cm">
          <draw:text-box>
            <text:p text:style-name="P1"><text:span text:style-name="T5">&lt;img class="d-block w-100" </text:span></text:p>
          </draw:text-box>
        </draw:frame>
        <draw:frame draw:style-name="gr6" draw:text-style-name="P7" draw:layer="layout" svg:width="11.567cm" svg:height="0.564cm" svg:x="3.177cm" svg:y="4.72cm">
          <draw:text-box>
            <text:p text:style-name="P1"><text:span text:style-name="T5">src="../static/img/second.jpg" alt="Second slide"&gt; </text:span></text:p>
          </draw:text-box>
        </draw:frame>
        <draw:frame draw:style-name="gr6" draw:text-style-name="P7" draw:layer="layout" svg:width="1.585cm" svg:height="0.564cm" svg:x="4.711cm" svg:y="5.417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6.454cm" svg:height="0.564cm" svg:x="4.711cm" svg:y="6.096cm">
          <draw:text-box>
            <text:p text:style-name="P1"><text:span text:style-name="T5">&lt;div class="carousel-item"&gt; </text:span></text:p>
          </draw:text-box>
        </draw:frame>
        <draw:frame draw:style-name="gr6" draw:text-style-name="P7" draw:layer="layout" svg:width="12.901cm" svg:height="0.564cm" svg:x="5.214cm" svg:y="6.794cm">
          <draw:text-box>
            <text:p text:style-name="P1"><text:span text:style-name="T5">&lt;img class="d-block w-100" src="../static/img/third.jpg" </text:span></text:p>
          </draw:text-box>
        </draw:frame>
        <draw:frame draw:style-name="gr6" draw:text-style-name="P7" draw:layer="layout" svg:width="4.108cm" svg:height="0.564cm" svg:x="3.177cm" svg:y="7.482cm">
          <draw:text-box>
            <text:p text:style-name="P1"><text:span text:style-name="T5">alt="Third slide"&gt; </text:span></text:p>
          </draw:text-box>
        </draw:frame>
        <draw:frame draw:style-name="gr6" draw:text-style-name="P7" draw:layer="layout" svg:width="1.585cm" svg:height="0.564cm" svg:x="4.711cm" svg:y="8.178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4.2cm" svg:y="8.866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7.554cm" svg:height="0.564cm" svg:x="4.2cm" svg:y="9.546cm">
          <draw:text-box>
            <text:p text:style-name="P1"><text:span text:style-name="T5">&lt;a class="carousel-control-prev" </text:span></text:p>
          </draw:text-box>
        </draw:frame>
        <draw:frame draw:style-name="gr6" draw:text-style-name="P7" draw:layer="layout" svg:width="12.859cm" svg:height="0.564cm" svg:x="3.177cm" svg:y="10.234cm">
          <draw:text-box>
            <text:p text:style-name="P1"><text:span text:style-name="T5">href="#carouselExampleIndicators" role="button" data- </text:span></text:p>
          </draw:text-box>
        </draw:frame>
        <draw:frame draw:style-name="gr6" draw:text-style-name="P7" draw:layer="layout" svg:width="3.219cm" svg:height="0.564cm" svg:x="3.177cm" svg:y="10.922cm">
          <draw:text-box>
            <text:p text:style-name="P1"><text:span text:style-name="T5">slide="prev"&gt; </text:span></text:p>
          </draw:text-box>
        </draw:frame>
        <draw:frame draw:style-name="gr6" draw:text-style-name="P7" draw:layer="layout" svg:width="10.67cm" svg:height="0.564cm" svg:x="4.711cm" svg:y="11.619cm">
          <draw:text-box>
            <text:p text:style-name="P1"><text:span text:style-name="T5">&lt;span class="carousel-control-prev-icon" aria- </text:span></text:p>
          </draw:text-box>
        </draw:frame>
        <draw:frame draw:style-name="gr6" draw:text-style-name="P7" draw:layer="layout" svg:width="5.552cm" svg:height="0.564cm" svg:x="3.177cm" svg:y="12.307cm">
          <draw:text-box>
            <text:p text:style-name="P1"><text:span text:style-name="T5">hidden="true"&gt;&lt;/span&gt; </text:span></text:p>
          </draw:text-box>
        </draw:frame>
        <draw:frame draw:style-name="gr6" draw:text-style-name="P7" draw:layer="layout" svg:width="9.095cm" svg:height="0.564cm" svg:x="4.711cm" svg:y="12.995cm">
          <draw:text-box>
            <text:p text:style-name="P1"><text:span text:style-name="T5">&lt;span class="sr-only"&gt;Previous&lt;/span&gt; </text:span></text:p>
          </draw:text-box>
        </draw:frame>
        <draw:frame draw:style-name="gr6" draw:text-style-name="P7" draw:layer="layout" svg:width="1.175cm" svg:height="0.564cm" svg:x="4.2cm" svg:y="13.692cm">
          <draw:text-box>
            <text:p text:style-name="P1"><text:span text:style-name="T5">&lt;/a&gt; </text:span></text:p>
          </draw:text-box>
        </draw:frame>
        <draw:frame draw:style-name="gr6" draw:text-style-name="P7" draw:layer="layout" svg:width="7.542cm" svg:height="0.564cm" svg:x="4.2cm" svg:y="14.371cm">
          <draw:text-box>
            <text:p text:style-name="P1"><text:span text:style-name="T5">&lt;a class="carousel-control-next" </text:span></text:p>
          </draw:text-box>
        </draw:frame>
        <draw:frame draw:style-name="gr6" draw:text-style-name="P7" draw:layer="layout" svg:width="12.859cm" svg:height="0.564cm" svg:x="3.177cm" svg:y="15.06cm">
          <draw:text-box>
            <text:p text:style-name="P1"><text:span text:style-name="T5">href="#carouselExampleIndicators" role="button" data- </text:span></text:p>
          </draw:text-box>
        </draw:frame>
        <draw:frame draw:style-name="gr6" draw:text-style-name="P7" draw:layer="layout" svg:width="3.207cm" svg:height="0.564cm" svg:x="3.177cm" svg:y="15.748cm">
          <draw:text-box>
            <text:p text:style-name="P1"><text:span text:style-name="T5">slide="next"&gt; </text:span></text:p>
          </draw:text-box>
        </draw:frame>
        <draw:frame draw:style-name="gr6" draw:text-style-name="P7" draw:layer="layout" svg:width="10.657cm" svg:height="0.564cm" svg:x="4.711cm" svg:y="16.445cm">
          <draw:text-box>
            <text:p text:style-name="P1"><text:span text:style-name="T5">&lt;span class="carousel-control-next-icon" aria- </text:span></text:p>
          </draw:text-box>
        </draw:frame>
        <draw:frame draw:style-name="gr6" draw:text-style-name="P7" draw:layer="layout" svg:width="5.552cm" svg:height="0.564cm" svg:x="3.177cm" svg:y="17.133cm">
          <draw:text-box>
            <text:p text:style-name="P1"><text:span text:style-name="T5">hidden="true"&gt;&lt;/span&gt; </text:span></text:p>
          </draw:text-box>
        </draw:frame>
        <draw:frame draw:style-name="gr6" draw:text-style-name="P7" draw:layer="layout" svg:width="8.21cm" svg:height="0.564cm" svg:x="4.711cm" svg:y="17.83cm">
          <draw:text-box>
            <text:p text:style-name="P1"><text:span text:style-name="T5">&lt;span class="sr-only"&gt;Next&lt;/span&gt; </text:span></text:p>
          </draw:text-box>
        </draw:frame>
        <draw:frame draw:style-name="gr6" draw:text-style-name="P7" draw:layer="layout" svg:width="1.175cm" svg:height="0.564cm" svg:x="4.191cm" svg:y="18.509cm">
          <draw:text-box>
            <text:p text:style-name="P1"><text:span text:style-name="T5">&lt;/a&gt; </text:span></text:p>
          </draw:text-box>
        </draw:frame>
        <draw:frame draw:style-name="gr6" draw:text-style-name="P7" draw:layer="layout" svg:width="1.585cm" svg:height="0.564cm" svg:x="3.679cm" svg:y="19.197cm">
          <draw:text-box>
            <text:p text:style-name="P1"><text:span text:style-name="T5">&lt;/div&gt; </text:span></text:p>
          </draw:text-box>
        </draw:frame>
        <draw:frame draw:style-name="gr8" draw:text-style-name="P8" draw:layer="layout" svg:width="0.546cm" svg:height="0.547cm" svg:x="2.188cm" svg:y="19.89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546cm" svg:height="0.564cm" svg:x="3.556cm" svg:y="20.574cm">
          <draw:text-box>
            <text:p text:style-name="P1"><text:span text:style-name="T5">&lt;/section&gt; </text:span></text:p>
          </draw:text-box>
        </draw:frame>
        <draw:frame draw:style-name="gr6" draw:text-style-name="P7" draw:layer="layout" svg:width="2.521cm" svg:height="0.564cm" svg:x="3.177cm" svg:y="21.262cm">
          <draw:text-box>
            <text:p text:style-name="P1"><text:span text:style-name="T5">&lt;/header&gt; </text:span></text:p>
          </draw:text-box>
        </draw:frame>
        <draw:frame draw:style-name="gr6" draw:text-style-name="P7" draw:layer="layout" svg:width="4.963cm" svg:height="0.564cm" svg:x="3.177cm" svg:y="21.959cm">
          <draw:text-box>
            <text:p text:style-name="P1"><text:span text:style-name="T5">&lt;section id="about"&gt; </text:span></text:p>
          </draw:text-box>
        </draw:frame>
        <draw:frame draw:style-name="gr6" draw:text-style-name="P7" draw:layer="layout" svg:width="4.087cm" svg:height="0.564cm" svg:x="3.688cm" svg:y="22.655cm">
          <draw:text-box>
            <text:p text:style-name="P1"><text:span text:style-name="T5">&lt;div class="top"&gt; </text:span></text:p>
          </draw:text-box>
        </draw:frame>
        <draw:frame draw:style-name="gr6" draw:text-style-name="P7" draw:layer="layout" svg:width="6.835cm" svg:height="0.564cm" svg:x="4.191cm" svg:y="23.336cm">
          <draw:text-box>
            <text:p text:style-name="P1"><text:span text:style-name="T5">&lt;h3 class="title text-muted"&gt; </text:span></text:p>
          </draw:text-box>
        </draw:frame>
        <draw:frame draw:style-name="gr6" draw:text-style-name="P7" draw:layer="layout" svg:width="3.892cm" svg:height="0.564cm" svg:x="4.711cm" svg:y="24.023cm">
          <draw:text-box>
            <text:p text:style-name="P1"><text:span text:style-name="T5">ABOUT PROJECT </text:span></text:p>
          </draw:text-box>
        </draw:frame>
        <draw:frame draw:style-name="gr6" draw:text-style-name="P7" draw:layer="layout" svg:width="1.484cm" svg:height="0.564cm" svg:x="4.2cm" svg:y="24.711cm">
          <draw:text-box>
            <text:p text:style-name="P1"><text:span text:style-name="T5">&lt;/h3&gt; </text:span></text:p>
          </draw:text-box>
        </draw:frame>
      </draw:page>
      <draw:page draw:name="page8" draw:style-name="dp1" draw:master-page-name="master-page36">
        <draw:frame draw:style-name="gr6" draw:text-style-name="P7" draw:layer="layout" svg:width="5.598cm" svg:height="0.564cm" svg:x="4.2cm" svg:y="2.665cm">
          <draw:text-box>
            <text:p text:style-name="P1"><text:span text:style-name="T5">&lt;div class="line"&gt;&lt;/div&gt; </text:span></text:p>
          </draw:text-box>
        </draw:frame>
        <draw:frame draw:style-name="gr6" draw:text-style-name="P7" draw:layer="layout" svg:width="1.585cm" svg:height="0.564cm" svg:x="3.688cm" svg:y="3.352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4.447cm" svg:height="0.564cm" svg:x="3.177cm" svg:y="4.032cm">
          <draw:text-box>
            <text:p text:style-name="P1"><text:span text:style-name="T5">&lt;div class="body"&gt; </text:span></text:p>
          </draw:text-box>
        </draw:frame>
        <draw:frame draw:style-name="gr6" draw:text-style-name="P7" draw:layer="layout" svg:width="4.062cm" svg:height="0.564cm" svg:x="3.177cm" svg:y="4.729cm">
          <draw:text-box>
            <text:p text:style-name="P1"><text:span text:style-name="T5">&lt;div class="left"&gt; </text:span></text:p>
          </draw:text-box>
        </draw:frame>
        <draw:frame draw:style-name="gr6" draw:text-style-name="P7" draw:layer="layout" svg:width="4.714cm" svg:height="0.564cm" svg:x="3.688cm" svg:y="5.426cm">
          <draw:text-box>
            <text:p text:style-name="P1"><text:span text:style-name="T5">&lt;h2&gt;Problem:&lt;/h2&gt; </text:span></text:p>
          </draw:text-box>
        </draw:frame>
        <draw:frame draw:style-name="gr6" draw:text-style-name="P7" draw:layer="layout" svg:width="0.984cm" svg:height="0.564cm" svg:x="3.688cm" svg:y="6.105cm">
          <draw:text-box>
            <text:p text:style-name="P1"><text:span text:style-name="T5">&lt;p&gt; </text:span></text:p>
          </draw:text-box>
        </draw:frame>
        <draw:frame draw:style-name="gr6" draw:text-style-name="P7" draw:layer="layout" svg:width="13.553cm" svg:height="0.564cm" svg:x="4.068cm" svg:y="6.794cm">
          <draw:text-box>
            <text:p text:style-name="P1"><text:span text:style-name="T5">Swimming is one of the best exercises that helps people to </text:span></text:p>
          </draw:text-box>
        </draw:frame>
        <draw:frame draw:style-name="gr6" draw:text-style-name="P7" draw:layer="layout" svg:width="14.463cm" svg:height="0.564cm" svg:x="3.177cm" svg:y="7.482cm">
          <draw:text-box>
            <text:p text:style-name="P1"><text:span text:style-name="T5">reduce stress in this urban lifestyle. Swimming pools are found </text:span></text:p>
          </draw:text-box>
        </draw:frame>
        <draw:frame draw:style-name="gr6" draw:text-style-name="P7" draw:layer="layout" svg:width="14.844cm" svg:height="0.564cm" svg:x="3.177cm" svg:y="8.17cm">
          <draw:text-box>
            <text:p text:style-name="P1"><text:span text:style-name="T5">larger in number in the hotels, weekend tourist spots and barely </text:span></text:p>
          </draw:text-box>
        </draw:frame>
        <draw:frame draw:style-name="gr6" draw:text-style-name="P7" draw:layer="layout" svg:width="14.81cm" svg:height="0.564cm" svg:x="3.177cm" svg:y="8.858cm">
          <draw:text-box>
            <text:p text:style-name="P1"><text:span text:style-name="T5">people have in their house backyard. Beginners, especially often </text:span></text:p>
          </draw:text-box>
        </draw:frame>
        <draw:frame draw:style-name="gr6" draw:text-style-name="P7" draw:layer="layout" svg:width="13.798cm" svg:height="0.564cm" svg:x="3.177cm" svg:y="9.546cm">
          <draw:text-box>
            <text:p text:style-name="P1"><text:span text:style-name="T5">feel it difficult to breathe under water and causes breathing </text:span></text:p>
          </draw:text-box>
        </draw:frame>
        <draw:frame draw:style-name="gr6" draw:text-style-name="P7" draw:layer="layout" svg:width="14.103cm" svg:height="0.564cm" svg:x="3.177cm" svg:y="10.234cm">
          <draw:text-box>
            <text:p text:style-name="P1"><text:span text:style-name="T5">trouble which in turn cause a drowning accident. Worldwide, </text:span></text:p>
          </draw:text-box>
        </draw:frame>
        <draw:frame draw:style-name="gr6" draw:text-style-name="P7" draw:layer="layout" svg:width="14.213cm" svg:height="0.564cm" svg:x="3.177cm" svg:y="10.931cm">
          <draw:text-box>
            <text:p text:style-name="P1"><text:span text:style-name="T5">drowning produces a higher rate of mortality without causing </text:span></text:p>
          </draw:text-box>
        </draw:frame>
        <draw:frame draw:style-name="gr6" draw:text-style-name="P7" draw:layer="layout" svg:width="14.886cm" svg:height="0.564cm" svg:x="3.177cm" svg:y="11.619cm">
          <draw:text-box>
            <text:p text:style-name="P1"><text:span text:style-name="T5">injury to children. Children under six of their age are found to be </text:span></text:p>
          </draw:text-box>
        </draw:frame>
        <draw:frame draw:style-name="gr6" draw:text-style-name="P7" draw:layer="layout" svg:width="14.603cm" svg:height="0.564cm" svg:x="3.177cm" svg:y="12.307cm">
          <draw:text-box>
            <text:p text:style-name="P1"><text:span text:style-name="T5">suffering the highest drowning mortality rates worldwide..Such </text:span></text:p>
          </draw:text-box>
        </draw:frame>
        <draw:frame draw:style-name="gr6" draw:text-style-name="P7" draw:layer="layout" svg:width="14.552cm" svg:height="0.564cm" svg:x="3.177cm" svg:y="12.995cm">
          <draw:text-box>
            <text:p text:style-name="P1"><text:span text:style-name="T5">kinds of deaths account for the third cause of unplanned death </text:span></text:p>
          </draw:text-box>
        </draw:frame>
        <draw:frame draw:style-name="gr6" draw:text-style-name="P7" draw:layer="layout" svg:width="10.213cm" svg:height="0.564cm" svg:x="3.177cm" svg:y="13.683cm">
          <draw:text-box>
            <text:p text:style-name="P1"><text:span text:style-name="T5">globally, with about 1.2 million cases yearly. </text:span></text:p>
          </draw:text-box>
        </draw:frame>
        <draw:frame draw:style-name="gr9" draw:text-style-name="P9" draw:layer="layout" svg:width="0.511cm" svg:height="0.513cm" svg:x="2.188cm" svg:y="14.35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.2cm" svg:height="0.564cm" svg:x="5.718cm" svg:y="15.06cm">
          <draw:text-box>
            <text:p text:style-name="P1"><text:span text:style-name="T5">&lt;/p&gt; </text:span></text:p>
          </draw:text-box>
        </draw:frame>
        <draw:frame draw:style-name="gr6" draw:text-style-name="P7" draw:layer="layout" svg:width="1.585cm" svg:height="0.564cm" svg:x="3.177cm" svg:y="15.748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4.062cm" svg:height="0.564cm" svg:x="3.177cm" svg:y="16.445cm">
          <draw:text-box>
            <text:p text:style-name="P1"><text:span text:style-name="T5">&lt;div class="left"&gt; </text:span></text:p>
          </draw:text-box>
        </draw:frame>
        <draw:frame draw:style-name="gr6" draw:text-style-name="P7" draw:layer="layout" svg:width="4.663cm" svg:height="0.564cm" svg:x="3.688cm" svg:y="17.141cm">
          <draw:text-box>
            <text:p text:style-name="P1"><text:span text:style-name="T5">&lt;h2&gt;Solution:&lt;/h2&gt; </text:span></text:p>
          </draw:text-box>
        </draw:frame>
        <draw:frame draw:style-name="gr6" draw:text-style-name="P7" draw:layer="layout" svg:width="0.984cm" svg:height="0.564cm" svg:x="3.688cm" svg:y="17.83cm">
          <draw:text-box>
            <text:p text:style-name="P1"><text:span text:style-name="T5">&lt;p&gt; </text:span></text:p>
          </draw:text-box>
        </draw:frame>
        <draw:frame draw:style-name="gr6" draw:text-style-name="P7" draw:layer="layout" svg:width="12.537cm" svg:height="0.564cm" svg:x="4.2cm" svg:y="18.509cm">
          <draw:text-box>
            <text:p text:style-name="P1"><text:span text:style-name="T5">To overcome the conflict, a meticulous system is to be </text:span></text:p>
          </draw:text-box>
        </draw:frame>
        <draw:frame draw:style-name="gr6" draw:text-style-name="P7" draw:layer="layout" svg:width="15.394cm" svg:height="0.564cm" svg:x="3.177cm" svg:y="19.197cm">
          <draw:text-box>
            <text:p text:style-name="P1"><text:span text:style-name="T5">implemented along the swimming pools to save the human life. By </text:span></text:p>
          </draw:text-box>
        </draw:frame>
        <draw:frame draw:style-name="gr6" draw:text-style-name="P7" draw:layer="layout" svg:width="15.005cm" svg:height="0.564cm" svg:x="3.177cm" svg:y="19.885cm">
          <draw:text-box>
            <text:p text:style-name="P1"><text:span text:style-name="T5">studying body movement patterns and connecting cameras to an </text:span></text:p>
          </draw:text-box>
        </draw:frame>
        <draw:frame draw:style-name="gr6" draw:text-style-name="P7" draw:layer="layout" svg:width="15.297cm" svg:height="0.564cm" svg:x="3.177cm" svg:y="20.583cm">
          <draw:text-box>
            <text:p text:style-name="P1"><text:span text:style-name="T5">artificial intelligence (AI)system we can devise an underwater pool </text:span></text:p>
          </draw:text-box>
        </draw:frame>
        <draw:frame draw:style-name="gr6" draw:text-style-name="P7" draw:layer="layout" svg:width="14.099cm" svg:height="0.564cm" svg:x="3.177cm" svg:y="21.271cm">
          <draw:text-box>
            <text:p text:style-name="P1"><text:span text:style-name="T5">safety system that reduces the risk of drowning. Usually such </text:span></text:p>
          </draw:text-box>
        </draw:frame>
        <draw:frame draw:style-name="gr6" draw:text-style-name="P7" draw:layer="layout" svg:width="14.273cm" svg:height="0.564cm" svg:x="3.177cm" svg:y="21.959cm">
          <draw:text-box>
            <text:p text:style-name="P1"><text:span text:style-name="T5">systems can be developed by installing more than 16 cameras </text:span></text:p>
          </draw:text-box>
        </draw:frame>
        <draw:frame draw:style-name="gr6" draw:text-style-name="P7" draw:layer="layout" svg:width="14.544cm" svg:height="0.564cm" svg:x="3.177cm" svg:y="22.647cm">
          <draw:text-box>
            <text:p text:style-name="P1"><text:span text:style-name="T5">underwater and ceiling and analysing the video feeds to detect </text:span></text:p>
          </draw:text-box>
        </draw:frame>
        <draw:frame draw:style-name="gr6" draw:text-style-name="P7" draw:layer="layout" svg:width="14.417cm" svg:height="0.564cm" svg:x="3.177cm" svg:y="23.336cm">
          <draw:text-box>
            <text:p text:style-name="P1"><text:span text:style-name="T5">any anomalies . but AS a POC we make use of one camera that </text:span></text:p>
          </draw:text-box>
        </draw:frame>
        <draw:frame draw:style-name="gr6" draw:text-style-name="P7" draw:layer="layout" svg:width="13.587cm" svg:height="0.564cm" svg:x="3.177cm" svg:y="24.023cm">
          <draw:text-box>
            <text:p text:style-name="P1"><text:span text:style-name="T5">streams the video underwater and analyses the position of </text:span></text:p>
          </draw:text-box>
        </draw:frame>
      </draw:page>
      <draw:page draw:name="page9" draw:style-name="dp1" draw:master-page-name="master-page36">
        <draw:frame draw:style-name="gr6" draw:text-style-name="P7" draw:layer="layout" svg:width="15.331cm" svg:height="0.564cm" svg:x="3.177cm" svg:y="2.656cm">
          <draw:text-box>
            <text:p text:style-name="P1"><text:span text:style-name="T5">swimmers to assess the probability of drowning ,if it is higher than </text:span></text:p>
          </draw:text-box>
        </draw:frame>
        <draw:frame draw:style-name="gr6" draw:text-style-name="P7" draw:layer="layout" svg:width="13.024cm" svg:height="0.564cm" svg:x="3.177cm" svg:y="3.344cm">
          <draw:text-box>
            <text:p text:style-name="P1"><text:span text:style-name="T5">an alert will be generated to attract lifeguards attention. </text:span></text:p>
          </draw:text-box>
        </draw:frame>
        <draw:frame draw:style-name="gr8" draw:text-style-name="P8" draw:layer="layout" svg:width="0.546cm" svg:height="0.547cm" svg:x="2.188cm" svg:y="4.04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2cm" svg:height="0.564cm" svg:x="3.688cm" svg:y="4.729cm">
          <draw:text-box>
            <text:p text:style-name="P1"><text:span text:style-name="T5">&lt;/p&gt; </text:span></text:p>
          </draw:text-box>
        </draw:frame>
        <draw:frame draw:style-name="gr6" draw:text-style-name="P7" draw:layer="layout" svg:width="1.585cm" svg:height="0.564cm" svg:x="3.177cm" svg:y="5.417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3.177cm" svg:y="6.096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4.997cm" svg:height="0.564cm" svg:x="3.177cm" svg:y="6.794cm">
          <draw:text-box>
            <text:p text:style-name="P1"><text:span text:style-name="T5">&lt;div class="bottom"&gt; </text:span></text:p>
          </draw:text-box>
        </draw:frame>
        <draw:frame draw:style-name="gr6" draw:text-style-name="P7" draw:layer="layout" svg:width="1.966cm" svg:height="0.564cm" svg:x="4.2cm" svg:y="7.482cm">
          <draw:text-box>
            <text:p text:style-name="P1"><text:span text:style-name="T5">&lt;p &gt;&lt;b&gt; </text:span></text:p>
          </draw:text-box>
        </draw:frame>
        <draw:frame draw:style-name="gr6" draw:text-style-name="P7" draw:layer="layout" svg:width="13.451cm" svg:height="0.564cm" svg:x="4.711cm" svg:y="8.17cm">
          <draw:text-box>
            <text:p text:style-name="P1"><text:span text:style-name="T5">Note : The system is not designed to replace a lifeguard or </text:span></text:p>
          </draw:text-box>
        </draw:frame>
        <draw:frame draw:style-name="gr6" draw:text-style-name="P7" draw:layer="layout" svg:width="15.365cm" svg:height="0.564cm" svg:x="3.177cm" svg:y="8.858cm">
          <draw:text-box>
            <text:p text:style-name="P1"><text:span text:style-name="T5">other human monitor, but to act as an additional tool. â€œIt helps </text:span></text:p>
          </draw:text-box>
        </draw:frame>
        <draw:frame draw:style-name="gr6" draw:text-style-name="P7" draw:layer="layout" svg:width="13.866cm" svg:height="0.564cm" svg:x="3.177cm" svg:y="9.555cm">
          <draw:text-box>
            <text:p text:style-name="P1"><text:span text:style-name="T5">the lifeguard to detect the underwater situation where they </text:span></text:p>
          </draw:text-box>
        </draw:frame>
        <draw:frame draw:style-name="gr6" draw:text-style-name="P7" draw:layer="layout" svg:width="5.582cm" svg:height="0.564cm" svg:x="3.177cm" svg:y="10.243cm">
          <draw:text-box>
            <text:p text:style-name="P1"><text:span text:style-name="T5">canâ€™t easily observe. </text:span></text:p>
          </draw:text-box>
        </draw:frame>
        <draw:frame draw:style-name="gr6" draw:text-style-name="P7" draw:layer="layout" svg:width="2.271cm" svg:height="0.564cm" svg:x="4.2cm" svg:y="10.931cm">
          <draw:text-box>
            <text:p text:style-name="P1"><text:span text:style-name="T5">&lt;/b&gt;&lt;/p&gt; </text:span></text:p>
          </draw:text-box>
        </draw:frame>
        <draw:frame draw:style-name="gr8" draw:text-style-name="P8" draw:layer="layout" svg:width="0.546cm" svg:height="0.547cm" svg:x="2.188cm" svg:y="11.63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85cm" svg:height="0.564cm" svg:x="3.679cm" svg:y="12.307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2.546cm" svg:height="0.564cm" svg:x="3.177cm" svg:y="12.995cm">
          <draw:text-box>
            <text:p text:style-name="P1"><text:span text:style-name="T5">&lt;/section&gt; </text:span></text:p>
          </draw:text-box>
        </draw:frame>
        <draw:frame draw:style-name="gr8" draw:text-style-name="P8" draw:layer="layout" svg:width="0.546cm" svg:height="0.547cm" svg:x="2.188cm" svg:y="13.69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5.044cm" svg:height="0.564cm" svg:x="3.177cm" svg:y="14.371cm">
          <draw:text-box>
            <text:p text:style-name="P1"><text:span text:style-name="T5">&lt;section id="footer"&gt; </text:span></text:p>
          </draw:text-box>
        </draw:frame>
        <draw:frame draw:style-name="gr6" draw:text-style-name="P7" draw:layer="layout" svg:width="11.098cm" svg:height="0.564cm" svg:x="3.688cm" svg:y="15.06cm">
          <draw:text-box>
            <text:p text:style-name="P1"><text:span text:style-name="T5">&lt;p&gt;Copyright Â© 2022. All Rights Reserved&lt;/p&gt; </text:span></text:p>
          </draw:text-box>
        </draw:frame>
        <draw:frame draw:style-name="gr6" draw:text-style-name="P7" draw:layer="layout" svg:width="4.591cm" svg:height="0.564cm" svg:x="3.688cm" svg:y="15.748cm">
          <draw:text-box>
            <text:p text:style-name="P1"><text:span text:style-name="T5">&lt;div class="social"&gt; </text:span></text:p>
          </draw:text-box>
        </draw:frame>
        <draw:frame draw:style-name="gr6" draw:text-style-name="P7" draw:layer="layout" svg:width="13.422cm" svg:height="0.564cm" svg:x="3.944cm" svg:y="16.445cm">
          <draw:text-box>
            <text:p text:style-name="P1"><text:span text:style-name="T5">&lt;a href="#" target="_blank"&gt;&lt;i class="fab fa-2x fa-twitter- </text:span></text:p>
          </draw:text-box>
        </draw:frame>
        <draw:frame draw:style-name="gr6" draw:text-style-name="P7" draw:layer="layout" svg:width="4.142cm" svg:height="0.564cm" svg:x="3.177cm" svg:y="17.133cm">
          <draw:text-box>
            <text:p text:style-name="P1"><text:span text:style-name="T5">square"&gt;&lt;/i&gt;&lt;/a&gt; </text:span></text:p>
          </draw:text-box>
        </draw:frame>
        <draw:frame draw:style-name="gr6" draw:text-style-name="P7" draw:layer="layout" svg:width="6.813cm" svg:height="0.564cm" svg:x="4.068cm" svg:y="17.83cm">
          <draw:text-box>
            <text:p text:style-name="P1"><text:span text:style-name="T5">&lt;a href="#" target="_blank"&gt; </text:span></text:p>
          </draw:text-box>
        </draw:frame>
        <draw:frame draw:style-name="gr6" draw:text-style-name="P7" draw:layer="layout" svg:width="9.408cm" svg:height="0.564cm" svg:x="4.2cm" svg:y="18.509cm">
          <draw:text-box>
            <text:p text:style-name="P1"><text:span text:style-name="T5">&lt;i class="fab fa-2x <text:s/>fa-linkedin"&gt;&lt;/i&gt;&lt;/a&gt; </text:span></text:p>
          </draw:text-box>
        </draw:frame>
        <draw:frame draw:style-name="gr6" draw:text-style-name="P7" draw:layer="layout" svg:width="3.037cm" svg:height="0.564cm" svg:x="4.2cm" svg:y="19.206cm">
          <draw:text-box>
            <text:p text:style-name="P1"><text:span text:style-name="T5">&lt;a href="#"&gt; </text:span></text:p>
          </draw:text-box>
        </draw:frame>
        <draw:frame draw:style-name="gr6" draw:text-style-name="P7" draw:layer="layout" svg:width="3.939cm" svg:height="0.564cm" svg:x="4.711cm" svg:y="19.894cm">
          <draw:text-box>
            <text:p text:style-name="P1"><text:span text:style-name="T5">&lt;i class="#"&gt;&lt;/i&gt; </text:span></text:p>
          </draw:text-box>
        </draw:frame>
        <draw:frame draw:style-name="gr6" draw:text-style-name="P7" draw:layer="layout" svg:width="1.175cm" svg:height="0.564cm" svg:x="4.191cm" svg:y="20.574cm">
          <draw:text-box>
            <text:p text:style-name="P1"><text:span text:style-name="T5">&lt;/a&gt; </text:span></text:p>
          </draw:text-box>
        </draw:frame>
        <draw:frame draw:style-name="gr6" draw:text-style-name="P7" draw:layer="layout" svg:width="1.585cm" svg:height="0.564cm" svg:x="3.679cm" svg:y="21.262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2.546cm" svg:height="0.564cm" svg:x="3.177cm" svg:y="21.959cm">
          <draw:text-box>
            <text:p text:style-name="P1"><text:span text:style-name="T5">&lt;/section&gt; </text:span></text:p>
          </draw:text-box>
        </draw:frame>
        <draw:frame draw:style-name="gr6" draw:text-style-name="P7" draw:layer="layout" svg:width="2.047cm" svg:height="0.564cm" svg:x="3.177cm" svg:y="22.655cm">
          <draw:text-box>
            <text:p text:style-name="P1"><text:span text:style-name="T5">&lt;/body&gt; </text:span></text:p>
          </draw:text-box>
        </draw:frame>
        <draw:frame draw:style-name="gr6" draw:text-style-name="P7" draw:layer="layout" svg:width="1.971cm" svg:height="0.564cm" svg:x="3.177cm" svg:y="23.344cm">
          <draw:text-box>
            <text:p text:style-name="P1"><text:span text:style-name="T5">&lt;/html&gt; </text:span></text:p>
          </draw:text-box>
        </draw:frame>
      </draw:page>
      <draw:page draw:name="page10" draw:style-name="dp1" draw:master-page-name="master-page36">
        <draw:frame draw:style-name="gr5" draw:text-style-name="P6" draw:layer="layout" svg:width="3.359cm" svg:height="0.64cm" svg:x="3.177cm" svg:y="2.682cm">
          <draw:text-box>
            <text:p text:style-name="P1"><text:span text:style-name="T4">Logout.html </text:span></text:p>
          </draw:text-box>
        </draw:frame>
        <draw:frame draw:style-name="gr6" draw:text-style-name="P7" draw:layer="layout" svg:width="0.563cm" svg:height="0.564cm" svg:x="2.188cm" svg:y="3.432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4.201cm" svg:height="0.564cm" svg:x="3.177cm" svg:y="4.12cm">
          <draw:text-box>
            <text:p text:style-name="P1"><text:span text:style-name="T5">&lt;!DOCTYPE html&gt; </text:span></text:p>
          </draw:text-box>
        </draw:frame>
        <draw:frame draw:style-name="gr6" draw:text-style-name="P7" draw:layer="layout" svg:width="1.882cm" svg:height="0.564cm" svg:x="3.177cm" svg:y="4.808cm">
          <draw:text-box>
            <text:p text:style-name="P1"><text:span text:style-name="T5">&lt;html &gt; </text:span></text:p>
          </draw:text-box>
        </draw:frame>
        <draw:frame draw:style-name="gr8" draw:text-style-name="P8" draw:layer="layout" svg:width="0.546cm" svg:height="0.547cm" svg:x="2.188cm" svg:y="5.5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831cm" svg:height="0.564cm" svg:x="3.177cm" svg:y="6.184cm">
          <draw:text-box>
            <text:p text:style-name="P1"><text:span text:style-name="T5">&lt;head&gt; </text:span></text:p>
          </draw:text-box>
        </draw:frame>
        <draw:frame draw:style-name="gr6" draw:text-style-name="P7" draw:layer="layout" svg:width="5.772cm" svg:height="0.564cm" svg:x="3.433cm" svg:y="6.873cm">
          <draw:text-box>
            <text:p text:style-name="P1"><text:span text:style-name="T5">&lt;meta charset="UTF-8"&gt; </text:span></text:p>
          </draw:text-box>
        </draw:frame>
        <draw:frame draw:style-name="gr6" draw:text-style-name="P7" draw:layer="layout" svg:width="14.488cm" svg:height="0.564cm" svg:x="3.433cm" svg:y="7.561cm">
          <draw:text-box>
            <text:p text:style-name="P1"><text:span text:style-name="T5">&lt;meta name="viewport" content="width=device-width, initial- </text:span></text:p>
          </draw:text-box>
        </draw:frame>
        <draw:frame draw:style-name="gr6" draw:text-style-name="P7" draw:layer="layout" svg:width="2.335cm" svg:height="0.564cm" svg:x="3.177cm" svg:y="8.249cm">
          <draw:text-box>
            <text:p text:style-name="P1"><text:span text:style-name="T5">scale=1"&gt; </text:span></text:p>
          </draw:text-box>
        </draw:frame>
        <draw:frame draw:style-name="gr6" draw:text-style-name="P7" draw:layer="layout" svg:width="5.759cm" svg:height="0.564cm" svg:x="3.433cm" svg:y="8.946cm">
          <draw:text-box>
            <text:p text:style-name="P1"><text:span text:style-name="T5">&lt;title&gt;Virtual Eye&lt;/title&gt; </text:span></text:p>
          </draw:text-box>
        </draw:frame>
        <draw:frame draw:style-name="gr6" draw:text-style-name="P7" draw:layer="layout" svg:width="14.078cm" svg:height="0.564cm" svg:x="3.433cm" svg:y="9.634cm">
          <draw:text-box>
            <text:p text:style-name="P1"><text:span text:style-name="T5">&lt;link href='https://fonts.googleapis.com/css?family=Pacifico' </text:span></text:p>
          </draw:text-box>
        </draw:frame>
        <draw:frame draw:style-name="gr6" draw:text-style-name="P7" draw:layer="layout" svg:width="7.351cm" svg:height="0.564cm" svg:x="3.177cm" svg:y="10.322cm">
          <draw:text-box>
            <text:p text:style-name="P1"><text:span text:style-name="T5">rel='stylesheet' type='text/css'&gt; </text:span></text:p>
          </draw:text-box>
        </draw:frame>
        <draw:frame draw:style-name="gr6" draw:text-style-name="P7" draw:layer="layout" svg:width="13.714cm" svg:height="0.564cm" svg:x="3.177cm" svg:y="11.01cm">
          <draw:text-box>
            <text:p text:style-name="P1"><text:span text:style-name="T5">&lt;link href='https://fonts.googleapis.com/css?family=Arimo' </text:span></text:p>
          </draw:text-box>
        </draw:frame>
        <draw:frame draw:style-name="gr6" draw:text-style-name="P7" draw:layer="layout" svg:width="7.351cm" svg:height="0.564cm" svg:x="3.177cm" svg:y="11.698cm">
          <draw:text-box>
            <text:p text:style-name="P1"><text:span text:style-name="T5">rel='stylesheet' type='text/css'&gt; </text:span></text:p>
          </draw:text-box>
        </draw:frame>
        <draw:frame draw:style-name="gr6" draw:text-style-name="P7" draw:layer="layout" svg:width="14.395cm" svg:height="0.564cm" svg:x="3.177cm" svg:y="12.396cm">
          <draw:text-box>
            <text:p text:style-name="P1"><text:span text:style-name="T5">&lt;link href='https://fonts.googleapis.com/css?family=Hind:300' </text:span></text:p>
          </draw:text-box>
        </draw:frame>
        <draw:frame draw:style-name="gr6" draw:text-style-name="P7" draw:layer="layout" svg:width="7.351cm" svg:height="0.564cm" svg:x="3.177cm" svg:y="13.083cm">
          <draw:text-box>
            <text:p text:style-name="P1"><text:span text:style-name="T5">rel='stylesheet' type='text/css'&gt; </text:span></text:p>
          </draw:text-box>
        </draw:frame>
        <draw:frame draw:style-name="gr6" draw:text-style-name="P7" draw:layer="layout" svg:width="1.221cm" svg:height="0.564cm" svg:x="3.177cm" svg:y="13.771cm">
          <draw:text-box>
            <text:p text:style-name="P1"><text:span text:style-name="T5">&lt;link </text:span></text:p>
          </draw:text-box>
        </draw:frame>
        <draw:frame draw:style-name="gr6" draw:text-style-name="P7" draw:layer="layout" svg:width="15.293cm" svg:height="0.564cm" svg:x="3.177cm" svg:y="14.459cm">
          <draw:text-box>
            <text:p text:style-name="P1"><text:span text:style-name="T5">href='https://fonts.googleapis.com/css?family=Open+Sans+Conde </text:span></text:p>
          </draw:text-box>
        </draw:frame>
        <draw:frame draw:style-name="gr6" draw:text-style-name="P7" draw:layer="layout" svg:width="9.696cm" svg:height="0.564cm" svg:x="3.177cm" svg:y="15.148cm">
          <draw:text-box>
            <text:p text:style-name="P1"><text:span text:style-name="T5">nsed:300' rel='stylesheet' type='text/css'&gt; </text:span></text:p>
          </draw:text-box>
        </draw:frame>
        <draw:frame draw:style-name="gr6" draw:text-style-name="P7" draw:layer="layout" svg:width="0.563cm" svg:height="0.564cm" svg:x="2.188cm" svg:y="15.836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16.53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221cm" svg:height="0.564cm" svg:x="3.177cm" svg:y="17.212cm">
          <draw:text-box>
            <text:p text:style-name="P1"><text:span text:style-name="T5">&lt;link </text:span></text:p>
          </draw:text-box>
        </draw:frame>
        <draw:frame draw:style-name="gr6" draw:text-style-name="P7" draw:layer="layout" svg:width="14.294cm" svg:height="0.564cm" svg:x="3.177cm" svg:y="17.901cm">
          <draw:text-box>
            <text:p text:style-name="P1"><text:span text:style-name="T5">href='https://fonts.googleapis.com/css?family=Merriweather' </text:span></text:p>
          </draw:text-box>
        </draw:frame>
        <draw:frame draw:style-name="gr6" draw:text-style-name="P7" draw:layer="layout" svg:width="3.88cm" svg:height="0.564cm" svg:x="3.177cm" svg:y="18.589cm">
          <draw:text-box>
            <text:p text:style-name="P1"><text:span text:style-name="T5">rel='stylesheet'&gt; </text:span></text:p>
          </draw:text-box>
        </draw:frame>
        <draw:frame draw:style-name="gr6" draw:text-style-name="P7" draw:layer="layout" svg:width="15.056cm" svg:height="0.564cm" svg:x="3.177cm" svg:y="19.285cm">
          <draw:text-box>
            <text:p text:style-name="P1"><text:span text:style-name="T5">&lt;link href='https://fonts.googleapis.com/css?family=Josefin Sans' </text:span></text:p>
          </draw:text-box>
        </draw:frame>
        <draw:frame draw:style-name="gr6" draw:text-style-name="P7" draw:layer="layout" svg:width="3.88cm" svg:height="0.564cm" svg:x="3.177cm" svg:y="19.974cm">
          <draw:text-box>
            <text:p text:style-name="P1"><text:span text:style-name="T5">rel='stylesheet'&gt; </text:span></text:p>
          </draw:text-box>
        </draw:frame>
        <draw:frame draw:style-name="gr6" draw:text-style-name="P7" draw:layer="layout" svg:width="14.933cm" svg:height="0.564cm" svg:x="3.177cm" svg:y="20.662cm">
          <draw:text-box>
            <text:p text:style-name="P1"><text:span text:style-name="T5">&lt;link href='https://fonts.googleapis.com/css?family=Montserrat' </text:span></text:p>
          </draw:text-box>
        </draw:frame>
        <draw:frame draw:style-name="gr6" draw:text-style-name="P7" draw:layer="layout" svg:width="3.88cm" svg:height="0.564cm" svg:x="3.177cm" svg:y="21.35cm">
          <draw:text-box>
            <text:p text:style-name="P1"><text:span text:style-name="T5">rel='stylesheet'&gt; </text:span></text:p>
          </draw:text-box>
        </draw:frame>
        <draw:frame draw:style-name="gr9" draw:text-style-name="P9" draw:layer="layout" svg:width="0.511cm" svg:height="0.513cm" svg:x="2.188cm" svg:y="22.02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.763cm" svg:height="0.564cm" svg:x="3.177cm" svg:y="22.726cm">
          <draw:text-box>
            <text:p text:style-name="P1"><text:span text:style-name="T5">&lt;style&gt; </text:span></text:p>
          </draw:text-box>
        </draw:frame>
        <draw:frame draw:style-name="gr6" draw:text-style-name="P7" draw:layer="layout" svg:width="2.195cm" svg:height="0.564cm" svg:x="3.177cm" svg:y="23.415cm">
          <draw:text-box>
            <text:p text:style-name="P1"><text:span text:style-name="T5">.header { </text:span></text:p>
          </draw:text-box>
        </draw:frame>
        <draw:frame draw:style-name="gr6" draw:text-style-name="P7" draw:layer="layout" svg:width="0.563cm" svg:height="0.564cm" svg:x="6cm" svg:y="22.664cm">
          <draw:text-box>
            <text:p text:style-name="P1"><text:span text:style-name="T5"><text:s/></text:span></text:p>
          </draw:text-box>
        </draw:frame>
        <draw:frame draw:style-name="gr12" draw:text-style-name="P11" draw:layer="layout" svg:width="0.599cm" svg:height="0.606cm" svg:x="6cm" svg:y="23.38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1.501cm" svg:height="0.564cm" svg:x="6.988cm" svg:y="24.103cm">
          <draw:text-box>
            <text:p text:style-name="P1"><text:span text:style-name="T5">top:0; </text:span></text:p>
          </draw:text-box>
        </draw:frame>
        <draw:frame draw:style-name="gr6" draw:text-style-name="P7" draw:layer="layout" svg:width="2.868cm" svg:height="0.564cm" svg:x="6.988cm" svg:y="24.791cm">
          <draw:text-box>
            <text:p text:style-name="P1"><text:span text:style-name="T5">margin:0px; </text:span></text:p>
          </draw:text-box>
        </draw:frame>
      </draw:page>
      <draw:page draw:name="page11" draw:style-name="dp1" draw:master-page-name="master-page36">
        <draw:frame draw:style-name="gr6" draw:text-style-name="P7" draw:layer="layout" svg:width="2.144cm" svg:height="0.564cm" svg:x="6.988cm" svg:y="2.656cm">
          <draw:text-box>
            <text:p text:style-name="P1"><text:span text:style-name="T5">left: 0px; </text:span></text:p>
          </draw:text-box>
        </draw:frame>
        <draw:frame draw:style-name="gr6" draw:text-style-name="P7" draw:layer="layout" svg:width="2.466cm" svg:height="0.564cm" svg:x="6.988cm" svg:y="3.344cm">
          <draw:text-box>
            <text:p text:style-name="P1"><text:span text:style-name="T5">right: 0px; </text:span></text:p>
          </draw:text-box>
        </draw:frame>
        <draw:frame draw:style-name="gr6" draw:text-style-name="P7" draw:layer="layout" svg:width="3.528cm" svg:height="0.564cm" svg:x="6.988cm" svg:y="4.041cm">
          <draw:text-box>
            <text:p text:style-name="P1"><text:span text:style-name="T5">position: fixed; </text:span></text:p>
          </draw:text-box>
        </draw:frame>
        <draw:frame draw:style-name="gr6" draw:text-style-name="P7" draw:layer="layout" svg:width="6.53cm" svg:height="0.564cm" svg:x="6.988cm" svg:y="4.72cm">
          <draw:text-box>
            <text:p text:style-name="P1"><text:span text:style-name="T5">background-color: #28272c; </text:span></text:p>
          </draw:text-box>
        </draw:frame>
        <draw:frame draw:style-name="gr6" draw:text-style-name="P7" draw:layer="layout" svg:width="3.016cm" svg:height="0.564cm" svg:x="6.988cm" svg:y="5.408cm">
          <draw:text-box>
            <text:p text:style-name="P1"><text:span text:style-name="T5">color: white; </text:span></text:p>
          </draw:text-box>
        </draw:frame>
        <draw:frame draw:style-name="gr6" draw:text-style-name="P7" draw:layer="layout" svg:width="7.207cm" svg:height="0.564cm" svg:x="6.988cm" svg:y="6.105cm">
          <draw:text-box>
            <text:p text:style-name="P1"><text:span text:style-name="T5">box-shadow: 0px 8px 4px grey; </text:span></text:p>
          </draw:text-box>
        </draw:frame>
        <draw:frame draw:style-name="gr6" draw:text-style-name="P7" draw:layer="layout" svg:width="4.176cm" svg:height="0.564cm" svg:x="6.988cm" svg:y="6.794cm">
          <draw:text-box>
            <text:p text:style-name="P1"><text:span text:style-name="T5">overflow: hidden; </text:span></text:p>
          </draw:text-box>
        </draw:frame>
        <draw:frame draw:style-name="gr6" draw:text-style-name="P7" draw:layer="layout" svg:width="4.328cm" svg:height="0.564cm" svg:x="6.988cm" svg:y="7.482cm">
          <draw:text-box>
            <text:p text:style-name="P1"><text:span text:style-name="T5">padding-left:20px; </text:span></text:p>
          </draw:text-box>
        </draw:frame>
        <draw:frame draw:style-name="gr6" draw:text-style-name="P7" draw:layer="layout" svg:width="6.085cm" svg:height="0.564cm" svg:x="6.988cm" svg:y="8.17cm">
          <draw:text-box>
            <text:p text:style-name="P1"><text:span text:style-name="T5">font-family: 'Josefin Sans'; </text:span></text:p>
          </draw:text-box>
        </draw:frame>
        <draw:frame draw:style-name="gr6" draw:text-style-name="P7" draw:layer="layout" svg:width="3.486cm" svg:height="0.564cm" svg:x="6.988cm" svg:y="8.858cm">
          <draw:text-box>
            <text:p text:style-name="P1"><text:span text:style-name="T5">font-size: 2vw; </text:span></text:p>
          </draw:text-box>
        </draw:frame>
        <draw:frame draw:style-name="gr6" draw:text-style-name="P7" draw:layer="layout" svg:width="3.13cm" svg:height="0.564cm" svg:x="6.988cm" svg:y="9.546cm">
          <draw:text-box>
            <text:p text:style-name="P1"><text:span text:style-name="T5">width: 100%; </text:span></text:p>
          </draw:text-box>
        </draw:frame>
        <draw:frame draw:style-name="gr6" draw:text-style-name="P7" draw:layer="layout" svg:width="2.58cm" svg:height="0.564cm" svg:x="6.988cm" svg:y="10.234cm">
          <draw:text-box>
            <text:p text:style-name="P1"><text:span text:style-name="T5">height:8%; </text:span></text:p>
          </draw:text-box>
        </draw:frame>
        <draw:frame draw:style-name="gr6" draw:text-style-name="P7" draw:layer="layout" svg:width="4.214cm" svg:height="0.564cm" svg:x="6.988cm" svg:y="10.94cm">
          <draw:text-box>
            <text:p text:style-name="P1"><text:span text:style-name="T5">text-align: center; </text:span></text:p>
          </draw:text-box>
        </draw:frame>
        <draw:frame draw:style-name="gr7" draw:text-style-name="P7" draw:layer="layout" svg:width="0.546cm" svg:height="0.564cm" svg:x="5.718cm" svg:y="11.628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5.894cm" svg:y="11.62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2.182cm" svg:height="0.564cm" svg:x="5.718cm" svg:y="12.307cm">
          <draw:text-box>
            <text:p text:style-name="P1"><text:span text:style-name="T5">.topnav { </text:span></text:p>
          </draw:text-box>
        </draw:frame>
        <draw:frame draw:style-name="gr6" draw:text-style-name="P7" draw:layer="layout" svg:width="4.176cm" svg:height="0.564cm" svg:x="3.433cm" svg:y="12.995cm">
          <draw:text-box>
            <text:p text:style-name="P1"><text:span text:style-name="T5">overflow: hidden; </text:span></text:p>
          </draw:text-box>
        </draw:frame>
        <draw:frame draw:style-name="gr6" draw:text-style-name="P7" draw:layer="layout" svg:width="5.725cm" svg:height="0.564cm" svg:x="3.433cm" svg:y="13.683cm">
          <draw:text-box>
            <text:p text:style-name="P1"><text:span text:style-name="T5">background-color: #333; </text:span></text:p>
          </draw:text-box>
        </draw:frame>
        <draw:frame draw:style-name="gr7" draw:text-style-name="P7" draw:layer="layout" svg:width="0.546cm" svg:height="0.564cm" svg:x="3.177cm" svg:y="14.38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14.38cm">
          <draw:text-box>
            <text:p text:style-name="P1"><text:span text:style-name="T5"><text:s/></text:span></text:p>
          </draw:text-box>
        </draw:frame>
        <draw:frame draw:style-name="gr9" draw:text-style-name="P9" draw:layer="layout" svg:width="0.511cm" svg:height="0.513cm" svg:x="2.188cm" svg:y="15.04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3.833cm" svg:height="0.564cm" svg:x="3.177cm" svg:y="15.748cm">
          <draw:text-box>
            <text:p text:style-name="P1"><text:span text:style-name="T5">.topnav-right a { </text:span></text:p>
          </draw:text-box>
        </draw:frame>
        <draw:frame draw:style-name="gr6" draw:text-style-name="P7" draw:layer="layout" svg:width="2.373cm" svg:height="0.564cm" svg:x="3.433cm" svg:y="16.436cm">
          <draw:text-box>
            <text:p text:style-name="P1"><text:span text:style-name="T5">float: left; </text:span></text:p>
          </draw:text-box>
        </draw:frame>
        <draw:frame draw:style-name="gr6" draw:text-style-name="P7" draw:layer="layout" svg:width="3.368cm" svg:height="0.564cm" svg:x="3.433cm" svg:y="17.133cm">
          <draw:text-box>
            <text:p text:style-name="P1"><text:span text:style-name="T5">color: #f2f2f2; </text:span></text:p>
          </draw:text-box>
        </draw:frame>
        <draw:frame draw:style-name="gr6" draw:text-style-name="P7" draw:layer="layout" svg:width="4.214cm" svg:height="0.564cm" svg:x="3.433cm" svg:y="17.821cm">
          <draw:text-box>
            <text:p text:style-name="P1"><text:span text:style-name="T5">text-align: center; </text:span></text:p>
          </draw:text-box>
        </draw:frame>
        <draw:frame draw:style-name="gr6" draw:text-style-name="P7" draw:layer="layout" svg:width="4.76cm" svg:height="0.564cm" svg:x="3.433cm" svg:y="18.509cm">
          <draw:text-box>
            <text:p text:style-name="P1"><text:span text:style-name="T5">padding: 14px 16px; </text:span></text:p>
          </draw:text-box>
        </draw:frame>
        <draw:frame draw:style-name="gr6" draw:text-style-name="P7" draw:layer="layout" svg:width="5.289cm" svg:height="0.564cm" svg:x="3.433cm" svg:y="19.197cm">
          <draw:text-box>
            <text:p text:style-name="P1"><text:span text:style-name="T5">text-decoration: none; </text:span></text:p>
          </draw:text-box>
        </draw:frame>
        <draw:frame draw:style-name="gr6" draw:text-style-name="P7" draw:layer="layout" svg:width="3.655cm" svg:height="0.564cm" svg:x="3.433cm" svg:y="19.885cm">
          <draw:text-box>
            <text:p text:style-name="P1"><text:span text:style-name="T5">font-size: 18px; </text:span></text:p>
          </draw:text-box>
        </draw:frame>
        <draw:frame draw:style-name="gr7" draw:text-style-name="P7" draw:layer="layout" svg:width="0.546cm" svg:height="0.564cm" svg:x="3.177cm" svg:y="20.583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20.58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563cm" svg:height="0.564cm" svg:x="2.188cm" svg:y="21.26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5.306cm" svg:height="0.564cm" svg:x="3.177cm" svg:y="21.959cm">
          <draw:text-box>
            <text:p text:style-name="P1"><text:span text:style-name="T5">.topnav-right a:hover { </text:span></text:p>
          </draw:text-box>
        </draw:frame>
        <draw:frame draw:style-name="gr6" draw:text-style-name="P7" draw:layer="layout" svg:width="5.764cm" svg:height="0.564cm" svg:x="3.433cm" svg:y="22.647cm">
          <draw:text-box>
            <text:p text:style-name="P1"><text:span text:style-name="T5">background-color: #ddd; </text:span></text:p>
          </draw:text-box>
        </draw:frame>
        <draw:frame draw:style-name="gr6" draw:text-style-name="P7" draw:layer="layout" svg:width="2.906cm" svg:height="0.564cm" svg:x="3.433cm" svg:y="23.336cm">
          <draw:text-box>
            <text:p text:style-name="P1"><text:span text:style-name="T5">color: black; </text:span></text:p>
          </draw:text-box>
        </draw:frame>
        <draw:frame draw:style-name="gr7" draw:text-style-name="P7" draw:layer="layout" svg:width="0.546cm" svg:height="0.564cm" svg:x="3.177cm" svg:y="24.032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24.032cm">
          <draw:text-box>
            <text:p text:style-name="P1"><text:span text:style-name="T5"><text:s/></text:span></text:p>
          </draw:text-box>
        </draw:frame>
      </draw:page>
      <draw:page draw:name="page12" draw:style-name="dp1" draw:master-page-name="master-page36">
        <draw:frame draw:style-name="gr6" draw:text-style-name="P7" draw:layer="layout" svg:width="5.332cm" svg:height="0.564cm" svg:x="3.177cm" svg:y="2.656cm">
          <draw:text-box>
            <text:p text:style-name="P1"><text:span text:style-name="T5">.topnav-right a.active { </text:span></text:p>
          </draw:text-box>
        </draw:frame>
        <draw:frame draw:style-name="gr6" draw:text-style-name="P7" draw:layer="layout" svg:width="6.576cm" svg:height="0.564cm" svg:x="3.433cm" svg:y="3.344cm">
          <draw:text-box>
            <text:p text:style-name="P1"><text:span text:style-name="T5">background-color: #565961; </text:span></text:p>
          </draw:text-box>
        </draw:frame>
        <draw:frame draw:style-name="gr6" draw:text-style-name="P7" draw:layer="layout" svg:width="3.016cm" svg:height="0.564cm" svg:x="3.433cm" svg:y="4.032cm">
          <draw:text-box>
            <text:p text:style-name="P1"><text:span text:style-name="T5">color: white; </text:span></text:p>
          </draw:text-box>
        </draw:frame>
        <draw:frame draw:style-name="gr7" draw:text-style-name="P7" draw:layer="layout" svg:width="0.546cm" svg:height="0.564cm" svg:x="3.177cm" svg:y="4.738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4.738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5.4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435cm" svg:height="0.564cm" svg:x="3.177cm" svg:y="6.096cm">
          <draw:text-box>
            <text:p text:style-name="P1"><text:span text:style-name="T5">.topnav-right { </text:span></text:p>
          </draw:text-box>
        </draw:frame>
        <draw:frame draw:style-name="gr6" draw:text-style-name="P7" draw:layer="layout" svg:width="2.694cm" svg:height="0.564cm" svg:x="3.433cm" svg:y="6.794cm">
          <draw:text-box>
            <text:p text:style-name="P1"><text:span text:style-name="T5">float: right; </text:span></text:p>
          </draw:text-box>
        </draw:frame>
        <draw:frame draw:style-name="gr6" draw:text-style-name="P7" draw:layer="layout" svg:width="4.934cm" svg:height="0.564cm" svg:x="3.433cm" svg:y="7.482cm">
          <draw:text-box>
            <text:p text:style-name="P1"><text:span text:style-name="T5">padding-right:100px; </text:span></text:p>
          </draw:text-box>
        </draw:frame>
        <draw:frame draw:style-name="gr7" draw:text-style-name="P7" draw:layer="layout" svg:width="0.546cm" svg:height="0.564cm" svg:x="3.177cm" svg:y="8.17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8.17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8.87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573cm" svg:height="0.564cm" svg:x="3.177cm" svg:y="9.546cm">
          <draw:text-box>
            <text:p text:style-name="P1"><text:span text:style-name="T5">.login{ </text:span></text:p>
          </draw:text-box>
        </draw:frame>
        <draw:frame draw:style-name="gr6" draw:text-style-name="P7" draw:layer="layout" svg:width="4.282cm" svg:height="0.564cm" svg:x="3.177cm" svg:y="10.234cm">
          <draw:text-box>
            <text:p text:style-name="P1"><text:span text:style-name="T5">margin-top:-70px; </text:span></text:p>
          </draw:text-box>
        </draw:frame>
        <draw:frame draw:style-name="gr7" draw:text-style-name="P7" draw:layer="layout" svg:width="0.546cm" svg:height="0.564cm" svg:x="3.177cm" svg:y="10.931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10.93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577cm" svg:height="0.564cm" svg:x="3.177cm" svg:y="11.619cm">
          <draw:text-box>
            <text:p text:style-name="P1"><text:span text:style-name="T5">body { </text:span></text:p>
          </draw:text-box>
        </draw:frame>
        <draw:frame draw:style-name="gr6" draw:text-style-name="P7" draw:layer="layout" svg:width="0.563cm" svg:height="0.564cm" svg:x="2.188cm" svg:y="12.29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5.738cm" svg:height="0.564cm" svg:x="3.433cm" svg:y="12.995cm">
          <draw:text-box>
            <text:p text:style-name="P1"><text:span text:style-name="T5">background-color:#ffffff; </text:span></text:p>
          </draw:text-box>
        </draw:frame>
        <draw:frame draw:style-name="gr6" draw:text-style-name="P7" draw:layer="layout" svg:width="7.228cm" svg:height="0.564cm" svg:x="3.433cm" svg:y="13.683cm">
          <draw:text-box>
            <text:p text:style-name="P1"><text:span text:style-name="T5">background-repeat: no-repeat; </text:span></text:p>
          </draw:text-box>
        </draw:frame>
        <draw:frame draw:style-name="gr6" draw:text-style-name="P7" draw:layer="layout" svg:width="5.429cm" svg:height="0.564cm" svg:x="3.433cm" svg:y="14.371cm">
          <draw:text-box>
            <text:p text:style-name="P1"><text:span text:style-name="T5">background-size:cover; </text:span></text:p>
          </draw:text-box>
        </draw:frame>
        <draw:frame draw:style-name="gr6" draw:text-style-name="P7" draw:layer="layout" svg:width="7.067cm" svg:height="0.564cm" svg:x="3.433cm" svg:y="15.06cm">
          <draw:text-box>
            <text:p text:style-name="P1"><text:span text:style-name="T5">background-position: 0px 0px; </text:span></text:p>
          </draw:text-box>
        </draw:frame>
        <draw:frame draw:style-name="gr7" draw:text-style-name="P7" draw:layer="layout" svg:width="0.546cm" svg:height="0.564cm" svg:x="3.433cm" svg:y="15.757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609cm" svg:y="15.75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598cm" svg:height="0.564cm" svg:x="3.177cm" svg:y="16.445cm">
          <draw:text-box>
            <text:p text:style-name="P1"><text:span text:style-name="T5">.main{ </text:span></text:p>
          </draw:text-box>
        </draw:frame>
        <draw:frame draw:style-name="gr6" draw:text-style-name="P7" draw:layer="layout" svg:width="4.392cm" svg:height="0.564cm" svg:x="4.447cm" svg:y="17.133cm">
          <draw:text-box>
            <text:p text:style-name="P1"><text:span text:style-name="T5">margin-top:100px; </text:span></text:p>
          </draw:text-box>
        </draw:frame>
        <draw:frame draw:style-name="gr6" draw:text-style-name="P7" draw:layer="layout" svg:width="4.087cm" svg:height="0.564cm" svg:x="4.447cm" svg:y="17.821cm">
          <draw:text-box>
            <text:p text:style-name="P1"><text:span text:style-name="T5">text-align:center; </text:span></text:p>
          </draw:text-box>
        </draw:frame>
        <draw:frame draw:style-name="gr7" draw:text-style-name="P7" draw:layer="layout" svg:width="0.546cm" svg:height="0.564cm" svg:x="3.177cm" svg:y="18.518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18.51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0.649cm" svg:height="0.564cm" svg:x="3.177cm" svg:y="19.197cm">
          <draw:text-box>
            <text:p text:style-name="P1"><text:span text:style-name="T5">form { margin-left:400px;margin-right:400px;} </text:span></text:p>
          </draw:text-box>
        </draw:frame>
        <draw:frame draw:style-name="gr8" draw:text-style-name="P8" draw:layer="layout" svg:width="0.546cm" svg:height="0.547cm" svg:x="2.188cm" svg:y="19.89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032cm" svg:height="0.564cm" svg:x="3.177cm" svg:y="20.574cm">
          <draw:text-box>
            <text:p text:style-name="P1"><text:span text:style-name="T5">input[type=text], </text:span></text:p>
          </draw:text-box>
        </draw:frame>
        <draw:frame draw:style-name="gr6" draw:text-style-name="P7" draw:layer="layout" svg:width="14.556cm" svg:height="0.564cm" svg:x="3.177cm" svg:y="21.262cm">
          <draw:text-box>
            <text:p text:style-name="P1"><text:span text:style-name="T5">input[type=email],input[type=number],input[type=password] { </text:span></text:p>
          </draw:text-box>
        </draw:frame>
        <draw:frame draw:style-name="gr6" draw:text-style-name="P7" draw:layer="layout" svg:width="3.13cm" svg:height="0.564cm" svg:x="3.177cm" svg:y="21.95cm">
          <draw:text-box>
            <text:p text:style-name="P1"><text:span text:style-name="T5">width: 100%; </text:span></text:p>
          </draw:text-box>
        </draw:frame>
        <draw:frame draw:style-name="gr6" draw:text-style-name="P7" draw:layer="layout" svg:width="4.76cm" svg:height="0.564cm" svg:x="3.433cm" svg:y="22.647cm">
          <draw:text-box>
            <text:p text:style-name="P1"><text:span text:style-name="T5">padding: 12px 20px; </text:span></text:p>
          </draw:text-box>
        </draw:frame>
        <draw:frame draw:style-name="gr6" draw:text-style-name="P7" draw:layer="layout" svg:width="4.815cm" svg:height="0.564cm" svg:x="3.433cm" svg:y="23.336cm">
          <draw:text-box>
            <text:p text:style-name="P1"><text:span text:style-name="T5">display: inline-block; </text:span></text:p>
          </draw:text-box>
        </draw:frame>
        <draw:frame draw:style-name="gr6" draw:text-style-name="P7" draw:layer="layout" svg:width="5.019cm" svg:height="0.564cm" svg:x="3.433cm" svg:y="24.023cm">
          <draw:text-box>
            <text:p text:style-name="P1"><text:span text:style-name="T5">margin-bottom:18px; </text:span></text:p>
          </draw:text-box>
        </draw:frame>
        <draw:frame draw:style-name="gr6" draw:text-style-name="P7" draw:layer="layout" svg:width="5.264cm" svg:height="0.564cm" svg:x="3.433cm" svg:y="24.711cm">
          <draw:text-box>
            <text:p text:style-name="P1"><text:span text:style-name="T5">border: 1px solid #ccc; </text:span></text:p>
          </draw:text-box>
        </draw:frame>
      </draw:page>
      <draw:page draw:name="page13" draw:style-name="dp1" draw:master-page-name="master-page53">
        <draw:frame draw:style-name="gr6" draw:text-style-name="P7" draw:layer="layout" svg:width="5.412cm" svg:height="0.564cm" svg:x="3.433cm" svg:y="2.665cm">
          <draw:text-box>
            <text:p text:style-name="P1"><text:span text:style-name="T5">box-sizing: border-box; </text:span></text:p>
          </draw:text-box>
        </draw:frame>
        <draw:frame draw:style-name="gr7" draw:text-style-name="P7" draw:layer="layout" svg:width="0.546cm" svg:height="0.564cm" svg:x="3.177cm" svg:y="3.352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3.352cm">
          <draw:text-box>
            <text:p text:style-name="P1"><text:span text:style-name="T5"><text:s/></text:span></text:p>
          </draw:text-box>
        </draw:frame>
        <draw:frame draw:style-name="gr9" draw:text-style-name="P9" draw:layer="layout" svg:width="0.511cm" svg:height="0.513cm" svg:x="2.188cm" svg:y="4.01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.975cm" svg:height="0.564cm" svg:x="3.177cm" svg:y="4.738cm">
          <draw:text-box>
            <text:p text:style-name="P1"><text:span text:style-name="T5">button { </text:span></text:p>
          </draw:text-box>
        </draw:frame>
        <draw:frame draw:style-name="gr6" draw:text-style-name="P7" draw:layer="layout" svg:width="6.53cm" svg:height="0.564cm" svg:x="3.433cm" svg:y="5.417cm">
          <draw:text-box>
            <text:p text:style-name="P1"><text:span text:style-name="T5">background-color: #28272c; </text:span></text:p>
          </draw:text-box>
        </draw:frame>
        <draw:frame draw:style-name="gr6" draw:text-style-name="P7" draw:layer="layout" svg:width="3.016cm" svg:height="0.564cm" svg:x="3.433cm" svg:y="6.105cm">
          <draw:text-box>
            <text:p text:style-name="P1"><text:span text:style-name="T5">color: white; </text:span></text:p>
          </draw:text-box>
        </draw:frame>
        <draw:frame draw:style-name="gr6" draw:text-style-name="P7" draw:layer="layout" svg:width="4.76cm" svg:height="0.564cm" svg:x="3.433cm" svg:y="6.794cm">
          <draw:text-box>
            <text:p text:style-name="P1"><text:span text:style-name="T5">padding: 14px 20px; </text:span></text:p>
          </draw:text-box>
        </draw:frame>
        <draw:frame draw:style-name="gr6" draw:text-style-name="P7" draw:layer="layout" svg:width="4.735cm" svg:height="0.564cm" svg:x="3.433cm" svg:y="7.482cm">
          <draw:text-box>
            <text:p text:style-name="P1"><text:span text:style-name="T5">margin-bottom:8px; </text:span></text:p>
          </draw:text-box>
        </draw:frame>
        <draw:frame draw:style-name="gr6" draw:text-style-name="P7" draw:layer="layout" svg:width="3.287cm" svg:height="0.564cm" svg:x="3.433cm" svg:y="8.17cm">
          <draw:text-box>
            <text:p text:style-name="P1"><text:span text:style-name="T5">border: none; </text:span></text:p>
          </draw:text-box>
        </draw:frame>
        <draw:frame draw:style-name="gr6" draw:text-style-name="P7" draw:layer="layout" svg:width="3.685cm" svg:height="0.564cm" svg:x="3.433cm" svg:y="8.858cm">
          <draw:text-box>
            <text:p text:style-name="P1"><text:span text:style-name="T5">cursor: pointer; </text:span></text:p>
          </draw:text-box>
        </draw:frame>
        <draw:frame draw:style-name="gr6" draw:text-style-name="P7" draw:layer="layout" svg:width="2.847cm" svg:height="0.564cm" svg:x="3.433cm" svg:y="9.546cm">
          <draw:text-box>
            <text:p text:style-name="P1"><text:span text:style-name="T5">width: 20%; </text:span></text:p>
          </draw:text-box>
        </draw:frame>
        <draw:frame draw:style-name="gr7" draw:text-style-name="P7" draw:layer="layout" svg:width="0.546cm" svg:height="0.564cm" svg:x="3.177cm" svg:y="10.234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10.234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10.9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448cm" svg:height="0.564cm" svg:x="3.177cm" svg:y="11.61cm">
          <draw:text-box>
            <text:p text:style-name="P1"><text:span text:style-name="T5">button:hover { </text:span></text:p>
          </draw:text-box>
        </draw:frame>
        <draw:frame draw:style-name="gr6" draw:text-style-name="P7" draw:layer="layout" svg:width="2.948cm" svg:height="0.564cm" svg:x="3.433cm" svg:y="12.307cm">
          <draw:text-box>
            <text:p text:style-name="P1"><text:span text:style-name="T5">opacity: 0.8; </text:span></text:p>
          </draw:text-box>
        </draw:frame>
        <draw:frame draw:style-name="gr7" draw:text-style-name="P7" draw:layer="layout" svg:width="0.546cm" svg:height="0.564cm" svg:x="3.177cm" svg:y="12.995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12.995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13.69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813cm" svg:height="0.564cm" svg:x="3.177cm" svg:y="14.371cm">
          <draw:text-box>
            <text:p text:style-name="P1"><text:span text:style-name="T5">.cancelbtn { </text:span></text:p>
          </draw:text-box>
        </draw:frame>
        <draw:frame draw:style-name="gr6" draw:text-style-name="P7" draw:layer="layout" svg:width="2.931cm" svg:height="0.564cm" svg:x="3.433cm" svg:y="15.06cm">
          <draw:text-box>
            <text:p text:style-name="P1"><text:span text:style-name="T5">width: auto; </text:span></text:p>
          </draw:text-box>
        </draw:frame>
        <draw:frame draw:style-name="gr6" draw:text-style-name="P7" draw:layer="layout" svg:width="4.76cm" svg:height="0.564cm" svg:x="3.433cm" svg:y="15.757cm">
          <draw:text-box>
            <text:p text:style-name="P1"><text:span text:style-name="T5">padding: 10px 18px; </text:span></text:p>
          </draw:text-box>
        </draw:frame>
        <draw:frame draw:style-name="gr6" draw:text-style-name="P7" draw:layer="layout" svg:width="6.466cm" svg:height="0.564cm" svg:x="3.433cm" svg:y="16.445cm">
          <draw:text-box>
            <text:p text:style-name="P1"><text:span text:style-name="T5">background-color: #f44336; </text:span></text:p>
          </draw:text-box>
        </draw:frame>
        <draw:frame draw:style-name="gr7" draw:text-style-name="P7" draw:layer="layout" svg:width="0.546cm" svg:height="0.564cm" svg:x="3.177cm" svg:y="17.133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17.133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17.8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617cm" svg:height="0.564cm" svg:x="3.177cm" svg:y="18.509cm">
          <draw:text-box>
            <text:p text:style-name="P1"><text:span text:style-name="T5">.imgcontainer { </text:span></text:p>
          </draw:text-box>
        </draw:frame>
        <draw:frame draw:style-name="gr6" draw:text-style-name="P7" draw:layer="layout" svg:width="4.214cm" svg:height="0.564cm" svg:x="3.433cm" svg:y="19.197cm">
          <draw:text-box>
            <text:p text:style-name="P1"><text:span text:style-name="T5">text-align: center; </text:span></text:p>
          </draw:text-box>
        </draw:frame>
        <draw:frame draw:style-name="gr6" draw:text-style-name="P7" draw:layer="layout" svg:width="5.336cm" svg:height="0.564cm" svg:x="3.433cm" svg:y="19.894cm">
          <draw:text-box>
            <text:p text:style-name="P1"><text:span text:style-name="T5">margin: 24px 0 12px 0; </text:span></text:p>
          </draw:text-box>
        </draw:frame>
        <draw:frame draw:style-name="gr7" draw:text-style-name="P7" draw:layer="layout" svg:width="0.546cm" svg:height="0.564cm" svg:x="3.177cm" svg:y="20.574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20.57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563cm" svg:height="0.564cm" svg:x="2.188cm" svg:y="21.26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2.876cm" svg:height="0.564cm" svg:x="3.177cm" svg:y="21.959cm">
          <draw:text-box>
            <text:p text:style-name="P1"><text:span text:style-name="T5">img.avatar { </text:span></text:p>
          </draw:text-box>
        </draw:frame>
        <draw:frame draw:style-name="gr6" draw:text-style-name="P7" draw:layer="layout" svg:width="2.847cm" svg:height="0.564cm" svg:x="3.433cm" svg:y="22.647cm">
          <draw:text-box>
            <text:p text:style-name="P1"><text:span text:style-name="T5">width: 30%; </text:span></text:p>
          </draw:text-box>
        </draw:frame>
        <draw:frame draw:style-name="gr6" draw:text-style-name="P7" draw:layer="layout" svg:width="4.671cm" svg:height="0.564cm" svg:x="3.433cm" svg:y="23.344cm">
          <draw:text-box>
            <text:p text:style-name="P1"><text:span text:style-name="T5">border-radius: 50%; </text:span></text:p>
          </draw:text-box>
        </draw:frame>
        <draw:frame draw:style-name="gr7" draw:text-style-name="P7" draw:layer="layout" svg:width="0.546cm" svg:height="0.564cm" svg:x="3.177cm" svg:y="24.023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24.023cm">
          <draw:text-box>
            <text:p text:style-name="P1"><text:span text:style-name="T5"><text:s/></text:span></text:p>
          </draw:text-box>
        </draw:frame>
      </draw:page>
      <draw:page draw:name="page14" draw:style-name="dp1" draw:master-page-name="master-page53">
        <draw:frame draw:style-name="gr6" draw:text-style-name="P7" draw:layer="layout" svg:width="2.771cm" svg:height="0.564cm" svg:x="3.177cm" svg:y="2.656cm">
          <draw:text-box>
            <text:p text:style-name="P1"><text:span text:style-name="T5">.container { </text:span></text:p>
          </draw:text-box>
        </draw:frame>
        <draw:frame draw:style-name="gr6" draw:text-style-name="P7" draw:layer="layout" svg:width="3.524cm" svg:height="0.564cm" svg:x="3.433cm" svg:y="3.344cm">
          <draw:text-box>
            <text:p text:style-name="P1"><text:span text:style-name="T5">padding: 16px; </text:span></text:p>
          </draw:text-box>
        </draw:frame>
        <draw:frame draw:style-name="gr7" draw:text-style-name="P7" draw:layer="layout" svg:width="0.546cm" svg:height="0.564cm" svg:x="3.177cm" svg:y="4.041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4.041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4.73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58cm" svg:height="0.564cm" svg:x="3.177cm" svg:y="5.408cm">
          <draw:text-box>
            <text:p text:style-name="P1"><text:span text:style-name="T5">span.psw { </text:span></text:p>
          </draw:text-box>
        </draw:frame>
        <draw:frame draw:style-name="gr6" draw:text-style-name="P7" draw:layer="layout" svg:width="2.694cm" svg:height="0.564cm" svg:x="3.433cm" svg:y="6.096cm">
          <draw:text-box>
            <text:p text:style-name="P1"><text:span text:style-name="T5">float: right; </text:span></text:p>
          </draw:text-box>
        </draw:frame>
        <draw:frame draw:style-name="gr6" draw:text-style-name="P7" draw:layer="layout" svg:width="4.481cm" svg:height="0.564cm" svg:x="3.433cm" svg:y="6.785cm">
          <draw:text-box>
            <text:p text:style-name="P1"><text:span text:style-name="T5">padding-top: 16px; </text:span></text:p>
          </draw:text-box>
        </draw:frame>
        <draw:frame draw:style-name="gr6" draw:text-style-name="P7" draw:layer="layout" svg:width="0.563cm" svg:height="0.564cm" svg:x="2.188cm" svg:y="7.482cm">
          <draw:text-box>
            <text:p text:style-name="P1"><text:span text:style-name="T5"><text:s/></text:span></text:p>
          </draw:text-box>
        </draw:frame>
        <draw:frame draw:style-name="gr7" draw:text-style-name="P7" draw:layer="layout" svg:width="0.546cm" svg:height="0.564cm" svg:x="3.177cm" svg:y="8.17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8.17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8.87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335cm" svg:height="0.564cm" svg:x="3.177cm" svg:y="9.546cm">
          <draw:text-box>
            <text:p text:style-name="P1"><text:span text:style-name="T5">/* Change styles for span and cancel button on extra small screens </text:span></text:p>
          </draw:text-box>
        </draw:frame>
        <draw:frame draw:style-name="gr6" draw:text-style-name="P7" draw:layer="layout" svg:width="0.624cm" svg:height="0.564cm" svg:x="3.177cm" svg:y="10.234cm">
          <draw:text-box>
            <text:p text:style-name="P1"><text:span text:style-name="T5">*/ </text:span></text:p>
          </draw:text-box>
        </draw:frame>
        <draw:frame draw:style-name="gr6" draw:text-style-name="P7" draw:layer="layout" svg:width="9.582cm" svg:height="0.564cm" svg:x="3.177cm" svg:y="10.922cm">
          <draw:text-box>
            <text:p text:style-name="P1"><text:span text:style-name="T5">@media screen and (max-width: 300px) { </text:span></text:p>
          </draw:text-box>
        </draw:frame>
        <draw:frame draw:style-name="gr6" draw:text-style-name="P7" draw:layer="layout" svg:width="2.58cm" svg:height="0.564cm" svg:x="3.433cm" svg:y="11.619cm">
          <draw:text-box>
            <text:p text:style-name="P1"><text:span text:style-name="T5">span.psw { </text:span></text:p>
          </draw:text-box>
        </draw:frame>
        <draw:frame draw:style-name="gr6" draw:text-style-name="P7" draw:layer="layout" svg:width="3.376cm" svg:height="0.564cm" svg:x="3.812cm" svg:y="12.307cm">
          <draw:text-box>
            <text:p text:style-name="P1"><text:span text:style-name="T5">display: block; </text:span></text:p>
          </draw:text-box>
        </draw:frame>
        <draw:frame draw:style-name="gr6" draw:text-style-name="P7" draw:layer="layout" svg:width="2.783cm" svg:height="0.564cm" svg:x="3.812cm" svg:y="12.995cm">
          <draw:text-box>
            <text:p text:style-name="P1"><text:span text:style-name="T5">float: none; </text:span></text:p>
          </draw:text-box>
        </draw:frame>
        <draw:frame draw:style-name="gr7" draw:text-style-name="P7" draw:layer="layout" svg:width="0.546cm" svg:height="0.564cm" svg:x="3.433cm" svg:y="13.692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609cm" svg:y="13.69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2.813cm" svg:height="0.564cm" svg:x="3.433cm" svg:y="14.371cm">
          <draw:text-box>
            <text:p text:style-name="P1"><text:span text:style-name="T5">.cancelbtn { </text:span></text:p>
          </draw:text-box>
        </draw:frame>
        <draw:frame draw:style-name="gr6" draw:text-style-name="P7" draw:layer="layout" svg:width="3.13cm" svg:height="0.564cm" svg:x="3.812cm" svg:y="15.06cm">
          <draw:text-box>
            <text:p text:style-name="P1"><text:span text:style-name="T5">width: 100%; </text:span></text:p>
          </draw:text-box>
        </draw:frame>
        <draw:frame draw:style-name="gr7" draw:text-style-name="P7" draw:layer="layout" svg:width="0.546cm" svg:height="0.564cm" svg:x="3.433cm" svg:y="15.748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609cm" svg:y="15.748cm">
          <draw:text-box>
            <text:p text:style-name="P1"><text:span text:style-name="T5"><text:s/></text:span></text:p>
          </draw:text-box>
        </draw:frame>
        <draw:frame draw:style-name="gr7" draw:text-style-name="P7" draw:layer="layout" svg:width="0.546cm" svg:height="0.564cm" svg:x="3.177cm" svg:y="16.436cm">
          <draw:text-box>
            <text:p text:style-name="P1"><text:span text:style-name="T6">}</text:span></text:p>
          </draw:text-box>
        </draw:frame>
        <draw:frame draw:style-name="gr6" draw:text-style-name="P7" draw:layer="layout" svg:width="0.563cm" svg:height="0.564cm" svg:x="3.353cm" svg:y="16.436cm">
          <draw:text-box>
            <text:p text:style-name="P1"><text:span text:style-name="T5"><text:s/></text:span></text:p>
          </draw:text-box>
        </draw:frame>
        <draw:frame draw:style-name="gr9" draw:text-style-name="P9" draw:layer="layout" svg:width="0.511cm" svg:height="0.513cm" svg:x="2.188cm" svg:y="17.11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.979cm" svg:height="0.564cm" svg:x="3.177cm" svg:y="17.812cm">
          <draw:text-box>
            <text:p text:style-name="P1"><text:span text:style-name="T5">&lt;/style&gt; </text:span></text:p>
          </draw:text-box>
        </draw:frame>
        <draw:frame draw:style-name="gr6" draw:text-style-name="P7" draw:layer="layout" svg:width="2.047cm" svg:height="0.564cm" svg:x="3.177cm" svg:y="18.509cm">
          <draw:text-box>
            <text:p text:style-name="P1"><text:span text:style-name="T5">&lt;/head&gt; </text:span></text:p>
          </draw:text-box>
        </draw:frame>
        <draw:frame draw:style-name="gr8" draw:text-style-name="P8" draw:layer="layout" svg:width="0.546cm" svg:height="0.547cm" svg:x="2.188cm" svg:y="19.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9.222cm" svg:height="0.564cm" svg:x="3.177cm" svg:y="19.885cm">
          <draw:text-box>
            <text:p text:style-name="P1"><text:span text:style-name="T5">&lt;body style="font-family:Montserrat;"&gt; </text:span></text:p>
          </draw:text-box>
        </draw:frame>
        <draw:frame draw:style-name="gr6" draw:text-style-name="P7" draw:layer="layout" svg:width="0.563cm" svg:height="0.564cm" svg:x="2.188cm" svg:y="20.57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4.921cm" svg:height="0.564cm" svg:x="3.177cm" svg:y="21.262cm">
          <draw:text-box>
            <text:p text:style-name="P1"><text:span text:style-name="T5">&lt;div class="header"&gt; </text:span></text:p>
          </draw:text-box>
        </draw:frame>
        <draw:frame draw:style-name="gr6" draw:text-style-name="P7" draw:layer="layout" svg:width="11.813cm" svg:height="0.564cm" svg:x="3.3cm" svg:y="21.95cm">
          <draw:text-box>
            <text:p text:style-name="P1"><text:span text:style-name="T5">&lt;div style="width:50%;float:left;font-size:2vw;text- </text:span></text:p>
          </draw:text-box>
        </draw:frame>
        <draw:frame draw:style-name="gr6" draw:text-style-name="P7" draw:layer="layout" svg:width="13.257cm" svg:height="0.564cm" svg:x="3.177cm" svg:y="22.647cm">
          <draw:text-box>
            <text:p text:style-name="P1"><text:span text:style-name="T5">align:left;color:white; padding-top:1%"&gt;Virtual eye&lt;/div&gt; </text:span></text:p>
          </draw:text-box>
        </draw:frame>
        <draw:frame draw:style-name="gr6" draw:text-style-name="P7" draw:layer="layout" svg:width="12.321cm" svg:height="0.564cm" svg:x="3.433cm" svg:y="23.336cm">
          <draw:text-box>
            <text:p text:style-name="P1"><text:span text:style-name="T5">&lt;div class="topnav-right" style="padding-top:0.5%;"&gt; </text:span></text:p>
          </draw:text-box>
        </draw:frame>
        <draw:frame draw:style-name="gr6" draw:text-style-name="P7" draw:layer="layout" svg:width="0.563cm" svg:height="0.564cm" svg:x="2.188cm" svg:y="24.01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9.616cm" svg:height="0.564cm" svg:x="3.688cm" svg:y="24.711cm">
          <draw:text-box>
            <text:p text:style-name="P1"><text:span text:style-name="T5">&lt;a <text:s/>href="{{ url_for('home')}}"&gt;Home&lt;/a&gt; </text:span></text:p>
          </draw:text-box>
        </draw:frame>
      </draw:page>
      <draw:page draw:name="page15" draw:style-name="dp1" draw:master-page-name="master-page36">
        <draw:frame draw:style-name="gr6" draw:text-style-name="P7" draw:layer="layout" svg:width="9.142cm" svg:height="0.564cm" svg:x="3.688cm" svg:y="2.665cm">
          <draw:text-box>
            <text:p text:style-name="P1"><text:span text:style-name="T5">&lt;a href="{{ url_for('login')}}"&gt;Login&lt;/a&gt; </text:span></text:p>
          </draw:text-box>
        </draw:frame>
        <draw:frame draw:style-name="gr6" draw:text-style-name="P7" draw:layer="layout" svg:width="10.416cm" svg:height="0.564cm" svg:x="3.688cm" svg:y="3.352cm">
          <draw:text-box>
            <text:p text:style-name="P1"><text:span text:style-name="T5">&lt;a href="{{ url_for('register')}}"&gt;Register&lt;/a&gt; </text:span></text:p>
          </draw:text-box>
        </draw:frame>
        <draw:frame draw:style-name="gr6" draw:text-style-name="P7" draw:layer="layout" svg:width="1.585cm" svg:height="0.564cm" svg:x="3.433cm" svg:y="4.032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3.177cm" svg:y="4.729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4.451cm" svg:height="0.564cm" svg:x="3.177cm" svg:y="5.426cm">
          <draw:text-box>
            <text:p text:style-name="P1"><text:span text:style-name="T5">&lt;div class="main"&gt; </text:span></text:p>
          </draw:text-box>
        </draw:frame>
        <draw:frame draw:style-name="gr6" draw:text-style-name="P7" draw:layer="layout" svg:width="8.295cm" svg:height="0.564cm" svg:x="3.177cm" svg:y="6.105cm">
          <draw:text-box>
            <text:p text:style-name="P1"><text:span text:style-name="T5">&lt;h1&gt;Successfully Logged Out!&lt;/h1&gt; </text:span></text:p>
          </draw:text-box>
        </draw:frame>
        <draw:frame draw:style-name="gr6" draw:text-style-name="P7" draw:layer="layout" svg:width="13.87cm" svg:height="0.564cm" svg:x="3.177cm" svg:y="6.794cm">
          <draw:text-box>
            <text:p text:style-name="P1"><text:span text:style-name="T5">&lt;h3 style="color:#4CAF50"&gt;Login for more information&lt;h3&gt; </text:span></text:p>
          </draw:text-box>
        </draw:frame>
        <draw:frame draw:style-name="gr6" draw:text-style-name="P7" draw:layer="layout" svg:width="0.563cm" svg:height="0.564cm" svg:x="2.188cm" svg:y="7.48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8.816cm" svg:height="0.564cm" svg:x="4.447cm" svg:y="8.17cm">
          <draw:text-box>
            <text:p text:style-name="P1"><text:span text:style-name="T5">&lt;a href="{{ url_for('login') }}"&gt;&lt;button </text:span></text:p>
          </draw:text-box>
        </draw:frame>
        <draw:frame draw:style-name="gr6" draw:text-style-name="P7" draw:layer="layout" svg:width="8.329cm" svg:height="0.564cm" svg:x="3.177cm" svg:y="8.858cm">
          <draw:text-box>
            <text:p text:style-name="P1"><text:span text:style-name="T5">type="submit"&gt;Login&lt;/button&gt;&lt;/a&gt; </text:span></text:p>
          </draw:text-box>
        </draw:frame>
        <draw:frame draw:style-name="gr6" draw:text-style-name="P7" draw:layer="layout" svg:width="2.017cm" svg:height="0.564cm" svg:x="3.177cm" svg:y="9.555cm">
          <draw:text-box>
            <text:p text:style-name="P1"><text:span text:style-name="T5">&lt;/form&gt; </text:span></text:p>
          </draw:text-box>
        </draw:frame>
        <draw:frame draw:style-name="gr6" draw:text-style-name="P7" draw:layer="layout" svg:width="1.585cm" svg:height="0.564cm" svg:x="3.177cm" svg:y="10.234cm">
          <draw:text-box>
            <text:p text:style-name="P1"><text:span text:style-name="T5">&lt;/div&gt; </text:span></text:p>
          </draw:text-box>
        </draw:frame>
        <draw:frame draw:style-name="gr8" draw:text-style-name="P8" draw:layer="layout" svg:width="0.546cm" svg:height="0.547cm" svg:x="2.188cm" svg:y="10.94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047cm" svg:height="0.564cm" svg:x="3.177cm" svg:y="11.619cm">
          <draw:text-box>
            <text:p text:style-name="P1"><text:span text:style-name="T5">&lt;/body&gt; </text:span></text:p>
          </draw:text-box>
        </draw:frame>
        <draw:frame draw:style-name="gr6" draw:text-style-name="P7" draw:layer="layout" svg:width="1.971cm" svg:height="0.564cm" svg:x="3.177cm" svg:y="12.307cm">
          <draw:text-box>
            <text:p text:style-name="P1"><text:span text:style-name="T5">&lt;/html&gt; </text:span></text:p>
          </draw:text-box>
        </draw:frame>
        <draw:frame draw:style-name="gr8" draw:text-style-name="P8" draw:layer="layout" svg:width="0.546cm" svg:height="0.547cm" svg:x="2.188cm" svg:y="13.009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4.248cm" svg:height="0.64cm" svg:x="3.177cm" svg:y="13.701cm">
          <draw:text-box>
            <text:p text:style-name="P1"><text:span text:style-name="T4">Prediction.html </text:span></text:p>
          </draw:text-box>
        </draw:frame>
        <draw:frame draw:style-name="gr6" draw:text-style-name="P7" draw:layer="layout" svg:width="0.563cm" svg:height="0.564cm" svg:x="2.188cm" svg:y="14.459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4.201cm" svg:height="0.564cm" svg:x="3.177cm" svg:y="15.157cm">
          <draw:text-box>
            <text:p text:style-name="P1"><text:span text:style-name="T5">&lt;!DOCTYPE html&gt; </text:span></text:p>
          </draw:text-box>
        </draw:frame>
        <draw:frame draw:style-name="gr6" draw:text-style-name="P7" draw:layer="layout" svg:width="4.151cm" svg:height="0.564cm" svg:x="3.177cm" svg:y="15.845cm">
          <draw:text-box>
            <text:p text:style-name="P1"><text:span text:style-name="T5">&lt;html lang="en"&gt; </text:span></text:p>
          </draw:text-box>
        </draw:frame>
        <draw:frame draw:style-name="gr6" draw:text-style-name="P7" draw:layer="layout" svg:width="1.831cm" svg:height="0.564cm" svg:x="3.177cm" svg:y="16.524cm">
          <draw:text-box>
            <text:p text:style-name="P1"><text:span text:style-name="T5">&lt;head&gt; </text:span></text:p>
          </draw:text-box>
        </draw:frame>
        <draw:frame draw:style-name="gr6" draw:text-style-name="P7" draw:layer="layout" svg:width="5.772cm" svg:height="0.564cm" svg:x="3.688cm" svg:y="17.23cm">
          <draw:text-box>
            <text:p text:style-name="P1"><text:span text:style-name="T5">&lt;meta charset="UTF-8"&gt; </text:span></text:p>
          </draw:text-box>
        </draw:frame>
        <draw:frame draw:style-name="gr6" draw:text-style-name="P7" draw:layer="layout" svg:width="13.532cm" svg:height="0.564cm" svg:x="3.688cm" svg:y="17.918cm">
          <draw:text-box>
            <text:p text:style-name="P1"><text:span text:style-name="T5">&lt;meta http-equiv="X-UA-Compatible" content="IE=edge"&gt; </text:span></text:p>
          </draw:text-box>
        </draw:frame>
        <draw:frame draw:style-name="gr6" draw:text-style-name="P7" draw:layer="layout" svg:width="14.488cm" svg:height="0.564cm" svg:x="3.688cm" svg:y="18.597cm">
          <draw:text-box>
            <text:p text:style-name="P1"><text:span text:style-name="T5">&lt;meta name="viewport" content="width=device-width, initial- </text:span></text:p>
          </draw:text-box>
        </draw:frame>
        <draw:frame draw:style-name="gr6" draw:text-style-name="P7" draw:layer="layout" svg:width="2.762cm" svg:height="0.564cm" svg:x="3.177cm" svg:y="19.285cm">
          <draw:text-box>
            <text:p text:style-name="P1"><text:span text:style-name="T5">scale=1.0"&gt; </text:span></text:p>
          </draw:text-box>
        </draw:frame>
        <draw:frame draw:style-name="gr6" draw:text-style-name="P7" draw:layer="layout" svg:width="3.952cm" svg:height="0.564cm" svg:x="3.688cm" svg:y="19.974cm">
          <draw:text-box>
            <text:p text:style-name="P1"><text:span text:style-name="T5">&lt;!--Bootstrap --&gt; </text:span></text:p>
          </draw:text-box>
        </draw:frame>
        <draw:frame draw:style-name="gr6" draw:text-style-name="P7" draw:layer="layout" svg:width="5.023cm" svg:height="0.564cm" svg:x="3.688cm" svg:y="20.662cm">
          <draw:text-box>
            <text:p text:style-name="P1"><text:span text:style-name="T5">&lt;link rel="stylesheet" </text:span></text:p>
          </draw:text-box>
        </draw:frame>
        <draw:frame draw:style-name="gr11" draw:text-style-name="P7" draw:layer="layout" svg:width="14.374cm" svg:height="0.564cm" svg:x="3.177cm" svg:y="21.359cm">
          <draw:text-box>
            <text:p text:style-name="P1"><text:span text:style-name="T11">href="https://maxcdn.bootstrapcdn.com/bootstrap/4.0.0/css/boo </text:span></text:p>
          </draw:text-box>
        </draw:frame>
        <draw:frame draw:style-name="gr6" draw:text-style-name="P7" draw:layer="layout" svg:width="7.935cm" svg:height="0.564cm" svg:x="3.177cm" svg:y="22.047cm">
          <draw:text-box>
            <text:p text:style-name="P1"><text:span text:style-name="T5">tstrap.min.css" integrity="sha384- </text:span></text:p>
          </draw:text-box>
        </draw:frame>
        <draw:frame draw:style-name="gr6" draw:text-style-name="P7" draw:layer="layout" svg:width="15.149cm" svg:height="0.564cm" svg:x="3.177cm" svg:y="22.735cm">
          <draw:text-box>
            <text:p text:style-name="P1"><text:span text:style-name="T5">Gn5384xqQ1aoWXA+058RXPxPg6fy4IWvTNh0E263XmFcJlSAwiGg </text:span></text:p>
          </draw:text-box>
        </draw:frame>
        <draw:frame draw:style-name="gr6" draw:text-style-name="P7" draw:layer="layout" svg:width="10.162cm" svg:height="0.564cm" svg:x="3.177cm" svg:y="23.423cm">
          <draw:text-box>
            <text:p text:style-name="P1"><text:span text:style-name="T5">FAW/dAiS6JXm" crossorigin="anonymous"&gt; </text:span></text:p>
          </draw:text-box>
        </draw:frame>
        <draw:frame draw:style-name="gr6" draw:text-style-name="P7" draw:layer="layout" svg:width="14.353cm" svg:height="0.564cm" svg:x="3.688cm" svg:y="24.111cm">
          <draw:text-box>
            <text:p text:style-name="P1"><text:span text:style-name="T5">&lt;script src="https://code.jquery.com/jquery-3.2.1.slim.min.js" </text:span></text:p>
          </draw:text-box>
        </draw:frame>
        <draw:frame draw:style-name="gr6" draw:text-style-name="P7" draw:layer="layout" svg:width="4.379cm" svg:height="0.564cm" svg:x="3.177cm" svg:y="24.799cm">
          <draw:text-box>
            <text:p text:style-name="P1"><text:span text:style-name="T5">integrity="sha384- </text:span></text:p>
          </draw:text-box>
        </draw:frame>
      </draw:page>
      <draw:page draw:name="page16" draw:style-name="dp1" draw:master-page-name="master-page36">
        <draw:frame draw:style-name="gr6" draw:text-style-name="P7" draw:layer="layout" svg:width="15.246cm" svg:height="0.564cm" svg:x="3.177cm" svg:y="2.656cm">
          <draw:text-box>
            <text:p text:style-name="P1"><text:span text:style-name="T5">KJ3o2DKtIkvYIK3UENzmM7KCkRr/rE9/Qpg6aAZGJwFDMVNA/GpG </text:span></text:p>
          </draw:text-box>
        </draw:frame>
        <draw:frame draw:style-name="gr6" draw:text-style-name="P7" draw:layer="layout" svg:width="12.211cm" svg:height="0.564cm" svg:x="3.177cm" svg:y="3.344cm">
          <draw:text-box>
            <text:p text:style-name="P1"><text:span text:style-name="T5">FF93hXpG5KkN" crossorigin="anonymous"&gt;&lt;/script&gt; </text:span></text:p>
          </draw:text-box>
        </draw:frame>
        <draw:frame draw:style-name="gr6" draw:text-style-name="P7" draw:layer="layout" svg:width="1.678cm" svg:height="0.564cm" svg:x="3.688cm" svg:y="4.032cm">
          <draw:text-box>
            <text:p text:style-name="P1"><text:span text:style-name="T5">&lt;script </text:span></text:p>
          </draw:text-box>
        </draw:frame>
        <draw:frame draw:style-name="gr6" draw:text-style-name="P7" draw:layer="layout" svg:width="15.411cm" svg:height="0.564cm" svg:x="3.177cm" svg:y="4.729cm">
          <draw:text-box>
            <text:p text:style-name="P1"><text:span text:style-name="T5">src="https://cdnjs.cloudflare.com/ajax/libs/popper.js/1.12.9/umd/ </text:span></text:p>
          </draw:text-box>
        </draw:frame>
        <draw:frame draw:style-name="gr6" draw:text-style-name="P7" draw:layer="layout" svg:width="7.91cm" svg:height="0.564cm" svg:x="3.177cm" svg:y="5.417cm">
          <draw:text-box>
            <text:p text:style-name="P1"><text:span text:style-name="T5">popper.min.js" integrity="sha384- </text:span></text:p>
          </draw:text-box>
        </draw:frame>
        <draw:frame draw:style-name="gr6" draw:text-style-name="P7" draw:layer="layout" svg:width="15.246cm" svg:height="0.564cm" svg:x="3.177cm" svg:y="6.105cm">
          <draw:text-box>
            <text:p text:style-name="P1"><text:span text:style-name="T5">ApNbgh9B+Y1QKtv3Rn7W3mgPxhU9K/ScQsAP7hUibX39j7fakFPsk </text:span></text:p>
          </draw:text-box>
        </draw:frame>
        <draw:frame draw:style-name="gr6" draw:text-style-name="P7" draw:layer="layout" svg:width="11.694cm" svg:height="0.564cm" svg:x="3.177cm" svg:y="6.794cm">
          <draw:text-box>
            <text:p text:style-name="P1"><text:span text:style-name="T5">vXusvfa0b4Q" crossorigin="anonymous"&gt;&lt;/script&gt; </text:span></text:p>
          </draw:text-box>
        </draw:frame>
        <draw:frame draw:style-name="gr6" draw:text-style-name="P7" draw:layer="layout" svg:width="1.678cm" svg:height="0.564cm" svg:x="3.688cm" svg:y="7.482cm">
          <draw:text-box>
            <text:p text:style-name="P1"><text:span text:style-name="T5">&lt;script </text:span></text:p>
          </draw:text-box>
        </draw:frame>
        <draw:frame draw:style-name="gr6" draw:text-style-name="P7" draw:layer="layout" svg:width="15.284cm" svg:height="0.564cm" svg:x="3.177cm" svg:y="8.17cm">
          <draw:text-box>
            <text:p text:style-name="P1"><text:span text:style-name="T5">src="https://maxcdn.bootstrapcdn.com/bootstrap/4.0.0/js/bootst </text:span></text:p>
          </draw:text-box>
        </draw:frame>
        <draw:frame draw:style-name="gr6" draw:text-style-name="P7" draw:layer="layout" svg:width="7.012cm" svg:height="0.564cm" svg:x="3.177cm" svg:y="8.858cm">
          <draw:text-box>
            <text:p text:style-name="P1"><text:span text:style-name="T5">rap.min.js" integrity="sha384- </text:span></text:p>
          </draw:text-box>
        </draw:frame>
        <draw:frame draw:style-name="gr6" draw:text-style-name="P7" draw:layer="layout" svg:width="15.306cm" svg:height="0.564cm" svg:x="3.177cm" svg:y="9.546cm">
          <draw:text-box>
            <text:p text:style-name="P1"><text:span text:style-name="T5">JZR6Spejh4U02d8jOt6vLEHfe/JQGiRRSQQxSfFWpi1MquVdAyjUar5 </text:span></text:p>
          </draw:text-box>
        </draw:frame>
        <draw:frame draw:style-name="gr6" draw:text-style-name="P7" draw:layer="layout" svg:width="11.305cm" svg:height="0.564cm" svg:x="3.177cm" svg:y="10.243cm">
          <draw:text-box>
            <text:p text:style-name="P1"><text:span text:style-name="T5">+76PVCmYl" crossorigin="anonymous"&gt;&lt;/script&gt; </text:span></text:p>
          </draw:text-box>
        </draw:frame>
        <draw:frame draw:style-name="gr6" draw:text-style-name="P7" draw:layer="layout" svg:width="0.563cm" svg:height="0.564cm" svg:x="2.188cm" svg:y="10.931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11.63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3.422cm" svg:height="0.564cm" svg:x="3.688cm" svg:y="12.307cm">
          <draw:text-box>
            <text:p text:style-name="P1"><text:span text:style-name="T5">&lt;script src="https://kit.fontawesome.com/8b9cdc2059.js" </text:span></text:p>
          </draw:text-box>
        </draw:frame>
        <draw:frame draw:style-name="gr6" draw:text-style-name="P7" draw:layer="layout" svg:width="8.342cm" svg:height="0.564cm" svg:x="3.177cm" svg:y="12.995cm">
          <draw:text-box>
            <text:p text:style-name="P1"><text:span text:style-name="T5">crossorigin="anonymous"&gt;&lt;/script&gt; </text:span></text:p>
          </draw:text-box>
        </draw:frame>
        <draw:frame draw:style-name="gr6" draw:text-style-name="P7" draw:layer="layout" svg:width="1.221cm" svg:height="0.564cm" svg:x="3.688cm" svg:y="13.683cm">
          <draw:text-box>
            <text:p text:style-name="P1"><text:span text:style-name="T5">&lt;link </text:span></text:p>
          </draw:text-box>
        </draw:frame>
        <draw:frame draw:style-name="gr6" draw:text-style-name="P7" draw:layer="layout" svg:width="15.382cm" svg:height="0.564cm" svg:x="3.177cm" svg:y="14.371cm">
          <draw:text-box>
            <text:p text:style-name="P1"><text:span text:style-name="T5">href="https://fonts.googleapis.com/css2?family=Akronim&amp;family= </text:span></text:p>
          </draw:text-box>
        </draw:frame>
        <draw:frame draw:style-name="gr6" draw:text-style-name="P7" draw:layer="layout" svg:width="9.569cm" svg:height="0.564cm" svg:x="3.177cm" svg:y="15.06cm">
          <draw:text-box>
            <text:p text:style-name="P1"><text:span text:style-name="T5">Roboto&amp;display=swap" rel="stylesheet"&gt; </text:span></text:p>
          </draw:text-box>
        </draw:frame>
        <draw:frame draw:style-name="gr6" draw:text-style-name="P7" draw:layer="layout" svg:width="10.949cm" svg:height="0.564cm" svg:x="3.688cm" svg:y="15.766cm">
          <draw:text-box>
            <text:p text:style-name="P1"><text:span text:style-name="T5">&lt;link rel="stylesheet" href="../static/style.css"&gt; </text:span></text:p>
          </draw:text-box>
        </draw:frame>
        <draw:frame draw:style-name="gr6" draw:text-style-name="P7" draw:layer="layout" svg:width="0.563cm" svg:height="0.564cm" svg:x="2.188cm" svg:y="16.445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17.14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1.369cm" svg:height="0.564cm" svg:x="3.688cm" svg:y="17.821cm">
          <draw:text-box>
            <text:p text:style-name="P1"><text:span text:style-name="T5">&lt;script defer src="../static/js/JScript.js"&gt;&lt;/script&gt; </text:span></text:p>
          </draw:text-box>
        </draw:frame>
        <draw:frame draw:style-name="gr6" draw:text-style-name="P7" draw:layer="layout" svg:width="5.628cm" svg:height="0.564cm" svg:x="3.688cm" svg:y="18.509cm">
          <draw:text-box>
            <text:p text:style-name="P1"><text:span text:style-name="T5">&lt;title&gt;Prediction&lt;/title&gt; </text:span></text:p>
          </draw:text-box>
        </draw:frame>
        <draw:frame draw:style-name="gr6" draw:text-style-name="P7" draw:layer="layout" svg:width="2.047cm" svg:height="0.564cm" svg:x="3.177cm" svg:y="19.206cm">
          <draw:text-box>
            <text:p text:style-name="P1"><text:span text:style-name="T5">&lt;/head&gt; </text:span></text:p>
          </draw:text-box>
        </draw:frame>
        <draw:frame draw:style-name="gr6" draw:text-style-name="P7" draw:layer="layout" svg:width="1.831cm" svg:height="0.564cm" svg:x="3.177cm" svg:y="19.894cm">
          <draw:text-box>
            <text:p text:style-name="P1"><text:span text:style-name="T5">&lt;body&gt; </text:span></text:p>
          </draw:text-box>
        </draw:frame>
        <draw:frame draw:style-name="gr6" draw:text-style-name="P7" draw:layer="layout" svg:width="8.282cm" svg:height="0.564cm" svg:x="3.688cm" svg:y="20.574cm">
          <draw:text-box>
            <text:p text:style-name="P1"><text:span text:style-name="T5">&lt;header id="head" class="header"&gt; </text:span></text:p>
          </draw:text-box>
        </draw:frame>
        <draw:frame draw:style-name="gr6" draw:text-style-name="P7" draw:layer="layout" svg:width="5.323cm" svg:height="0.564cm" svg:x="4.2cm" svg:y="21.262cm">
          <draw:text-box>
            <text:p text:style-name="P1"><text:span text:style-name="T5">&lt;section <text:s/>id="navbar"&gt; </text:span></text:p>
          </draw:text-box>
        </draw:frame>
        <draw:frame draw:style-name="gr6" draw:text-style-name="P7" draw:layer="layout" svg:width="10.763cm" svg:height="0.564cm" svg:x="5.214cm" svg:y="21.95cm">
          <draw:text-box>
            <text:p text:style-name="P1"><text:span text:style-name="T5">&lt;h1 class="nav-heading"&gt;&lt;/i&gt;Virtual Eye&lt;/h1&gt; </text:span></text:p>
          </draw:text-box>
        </draw:frame>
        <draw:frame draw:style-name="gr6" draw:text-style-name="P7" draw:layer="layout" svg:width="5.742cm" svg:height="0.564cm" svg:x="4.711cm" svg:y="22.655cm">
          <draw:text-box>
            <text:p text:style-name="P1"><text:span text:style-name="T5">&lt;div class="nav--items"&gt; </text:span></text:p>
          </draw:text-box>
        </draw:frame>
        <draw:frame draw:style-name="gr6" draw:text-style-name="P7" draw:layer="layout" svg:width="1.115cm" svg:height="0.564cm" svg:x="5.214cm" svg:y="23.344cm">
          <draw:text-box>
            <text:p text:style-name="P1"><text:span text:style-name="T5">&lt;ul&gt; </text:span></text:p>
          </draw:text-box>
        </draw:frame>
        <draw:frame draw:style-name="gr6" draw:text-style-name="P7" draw:layer="layout" svg:width="11.402cm" svg:height="0.564cm" svg:x="5.727cm" svg:y="24.023cm">
          <draw:text-box>
            <text:p text:style-name="P1"><text:span text:style-name="T5">&lt;li&gt;&lt;a <text:s/>href="{{ url_for('index')}}"&gt;Home&lt;/a&gt;&lt;/li&gt; </text:span></text:p>
          </draw:text-box>
        </draw:frame>
      </draw:page>
      <draw:page draw:name="page17" draw:style-name="dp1" draw:master-page-name="master-page36">
        <draw:frame draw:style-name="gr6" draw:text-style-name="P7" draw:layer="layout" svg:width="1.501cm" svg:height="0.564cm" svg:x="8.259cm" svg:y="2.665cm">
          <draw:text-box>
            <text:p text:style-name="P1"><text:span text:style-name="T5">&lt;li&gt;&lt;a </text:span></text:p>
          </draw:text-box>
        </draw:frame>
        <draw:frame draw:style-name="gr6" draw:text-style-name="P7" draw:layer="layout" svg:width="10.213cm" svg:height="0.564cm" svg:x="3.177cm" svg:y="3.352cm">
          <draw:text-box>
            <text:p text:style-name="P1"><text:span text:style-name="T5">href="{{ url_for('logout')}}"&gt;Logout&lt;/a&gt;&lt;/li&gt; </text:span></text:p>
          </draw:text-box>
        </draw:frame>
        <draw:frame draw:style-name="gr6" draw:text-style-name="P7" draw:layer="layout" svg:width="9.633cm" svg:height="0.564cm" svg:x="5.091cm" svg:y="4.032cm">
          <draw:text-box>
            <text:p text:style-name="P1"><text:span text:style-name="T5">&lt;!-- &lt;li&gt;&lt;a href="#about"&gt;About&lt;/a&gt;&lt;/li&gt; </text:span></text:p>
          </draw:text-box>
        </draw:frame>
        <draw:frame draw:style-name="gr6" draw:text-style-name="P7" draw:layer="layout" svg:width="10.365cm" svg:height="0.564cm" svg:x="5.091cm" svg:y="4.72cm">
          <draw:text-box>
            <text:p text:style-name="P1"><text:span text:style-name="T5">&lt;li&gt;&lt;a href="#services"&gt;Services&lt;/a&gt;&lt;/li&gt; --&gt; </text:span></text:p>
          </draw:text-box>
        </draw:frame>
        <draw:frame draw:style-name="gr8" draw:text-style-name="P8" draw:layer="layout" svg:width="0.546cm" svg:height="0.547cm" svg:x="2.188cm" svg:y="5.4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331cm" svg:height="0.564cm" svg:x="5.214cm" svg:y="6.105cm">
          <draw:text-box>
            <text:p text:style-name="P1"><text:span text:style-name="T5">&lt;/ul&gt; </text:span></text:p>
          </draw:text-box>
        </draw:frame>
        <draw:frame draw:style-name="gr6" draw:text-style-name="P7" draw:layer="layout" svg:width="1.585cm" svg:height="0.564cm" svg:x="4.711cm" svg:y="6.794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2.546cm" svg:height="0.564cm" svg:x="4.191cm" svg:y="7.482cm">
          <draw:text-box>
            <text:p text:style-name="P1"><text:span text:style-name="T5">&lt;/section&gt; </text:span></text:p>
          </draw:text-box>
        </draw:frame>
        <draw:frame draw:style-name="gr6" draw:text-style-name="P7" draw:layer="layout" svg:width="2.521cm" svg:height="0.564cm" svg:x="3.688cm" svg:y="8.178cm">
          <draw:text-box>
            <text:p text:style-name="P1"><text:span text:style-name="T5">&lt;/header&gt; </text:span></text:p>
          </draw:text-box>
        </draw:frame>
        <draw:frame draw:style-name="gr6" draw:text-style-name="P7" draw:layer="layout" svg:width="10.382cm" svg:height="0.564cm" svg:x="3.688cm" svg:y="8.866cm">
          <draw:text-box>
            <text:p text:style-name="P1"><text:span text:style-name="T5">&lt;!-- dataset/Training/metal/metal326.jpg --&gt; </text:span></text:p>
          </draw:text-box>
        </draw:frame>
        <draw:frame draw:style-name="gr6" draw:text-style-name="P7" draw:layer="layout" svg:width="1.395cm" svg:height="0.564cm" svg:x="3.688cm" svg:y="9.546cm">
          <draw:text-box>
            <text:p text:style-name="P1"><text:span text:style-name="T5">&lt;/br&gt; </text:span></text:p>
          </draw:text-box>
        </draw:frame>
        <draw:frame draw:style-name="gr6" draw:text-style-name="P7" draw:layer="layout" svg:width="5.954cm" svg:height="0.564cm" svg:x="3.688cm" svg:y="10.234cm">
          <draw:text-box>
            <text:p text:style-name="P1"><text:span text:style-name="T5">&lt;section id="prediction"&gt; </text:span></text:p>
          </draw:text-box>
        </draw:frame>
        <draw:frame draw:style-name="gr6" draw:text-style-name="P7" draw:layer="layout" svg:width="12.757cm" svg:height="0.564cm" svg:x="3.688cm" svg:y="10.931cm">
          <draw:text-box>
            <text:p text:style-name="P1"><text:span text:style-name="T5">&lt;h2 class="title text-muted"&gt;Virtual Eye- Life Guard for </text:span></text:p>
          </draw:text-box>
        </draw:frame>
        <draw:frame draw:style-name="gr6" draw:text-style-name="P7" draw:layer="layout" svg:width="11.39cm" svg:height="0.564cm" svg:x="3.177cm" svg:y="11.619cm">
          <draw:text-box>
            <text:p text:style-name="P1"><text:span text:style-name="T5">Swimming Pools to Detect Active Drowning&lt;/h1&gt; </text:span></text:p>
          </draw:text-box>
        </draw:frame>
        <draw:frame draw:style-name="gr6" draw:text-style-name="P7" draw:layer="layout" svg:width="10.67cm" svg:height="0.564cm" svg:x="3.688cm" svg:y="12.316cm">
          <draw:text-box>
            <text:p text:style-name="P1"><text:span text:style-name="T5">&lt;div class="line" style="width: 900px;"&gt;&lt;/div&gt; </text:span></text:p>
          </draw:text-box>
        </draw:frame>
        <draw:frame draw:style-name="gr6" draw:text-style-name="P7" draw:layer="layout" svg:width="2.546cm" svg:height="0.564cm" svg:x="5.841cm" svg:y="12.995cm">
          <draw:text-box>
            <text:p text:style-name="P1"><text:span text:style-name="T5">&lt;/section&gt; </text:span></text:p>
          </draw:text-box>
        </draw:frame>
        <draw:frame draw:style-name="gr6" draw:text-style-name="P7" draw:layer="layout" svg:width="1.395cm" svg:height="0.564cm" svg:x="5.841cm" svg:y="13.692cm">
          <draw:text-box>
            <text:p text:style-name="P1"><text:span text:style-name="T5">&lt;/br&gt; </text:span></text:p>
          </draw:text-box>
        </draw:frame>
        <draw:frame draw:style-name="gr6" draw:text-style-name="P7" draw:layer="layout" svg:width="4.963cm" svg:height="0.564cm" svg:x="4.447cm" svg:y="14.38cm">
          <draw:text-box>
            <text:p text:style-name="P1"><text:span text:style-name="T5">&lt;section id="about"&gt; </text:span></text:p>
          </draw:text-box>
        </draw:frame>
        <draw:frame draw:style-name="gr6" draw:text-style-name="P7" draw:layer="layout" svg:width="0.563cm" svg:height="0.564cm" svg:x="2.188cm" svg:y="15.0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4.447cm" svg:height="0.564cm" svg:x="3.177cm" svg:y="15.748cm">
          <draw:text-box>
            <text:p text:style-name="P1"><text:span text:style-name="T5">&lt;div class="body"&gt; </text:span></text:p>
          </draw:text-box>
        </draw:frame>
        <draw:frame draw:style-name="gr6" draw:text-style-name="P7" draw:layer="layout" svg:width="4.062cm" svg:height="0.564cm" svg:x="3.177cm" svg:y="16.445cm">
          <draw:text-box>
            <text:p text:style-name="P1"><text:span text:style-name="T5">&lt;div class="left"&gt; </text:span></text:p>
          </draw:text-box>
        </draw:frame>
        <draw:frame draw:style-name="gr6" draw:text-style-name="P7" draw:layer="layout" svg:width="0.984cm" svg:height="0.564cm" svg:x="3.688cm" svg:y="17.141cm">
          <draw:text-box>
            <text:p text:style-name="P1"><text:span text:style-name="T5">&lt;p&gt; </text:span></text:p>
          </draw:text-box>
        </draw:frame>
        <draw:frame draw:style-name="gr6" draw:text-style-name="P7" draw:layer="layout" svg:width="13.553cm" svg:height="0.564cm" svg:x="4.068cm" svg:y="17.821cm">
          <draw:text-box>
            <text:p text:style-name="P1"><text:span text:style-name="T5">Swimming is one of the best exercises that helps people to </text:span></text:p>
          </draw:text-box>
        </draw:frame>
        <draw:frame draw:style-name="gr6" draw:text-style-name="P7" draw:layer="layout" svg:width="14.463cm" svg:height="0.564cm" svg:x="3.177cm" svg:y="18.509cm">
          <draw:text-box>
            <text:p text:style-name="P1"><text:span text:style-name="T5">reduce stress in this urban lifestyle. Swimming pools are found </text:span></text:p>
          </draw:text-box>
        </draw:frame>
        <draw:frame draw:style-name="gr6" draw:text-style-name="P7" draw:layer="layout" svg:width="14.844cm" svg:height="0.564cm" svg:x="3.177cm" svg:y="19.197cm">
          <draw:text-box>
            <text:p text:style-name="P1"><text:span text:style-name="T5">larger in number in the hotels, weekend tourist spots and barely </text:span></text:p>
          </draw:text-box>
        </draw:frame>
        <draw:frame draw:style-name="gr6" draw:text-style-name="P7" draw:layer="layout" svg:width="14.81cm" svg:height="0.564cm" svg:x="3.177cm" svg:y="19.885cm">
          <draw:text-box>
            <text:p text:style-name="P1"><text:span text:style-name="T5">people have in their house backyard. Beginners, especially often </text:span></text:p>
          </draw:text-box>
        </draw:frame>
        <draw:frame draw:style-name="gr6" draw:text-style-name="P7" draw:layer="layout" svg:width="13.798cm" svg:height="0.564cm" svg:x="3.177cm" svg:y="20.583cm">
          <draw:text-box>
            <text:p text:style-name="P1"><text:span text:style-name="T5">feel it difficult to breathe under water and causes breathing </text:span></text:p>
          </draw:text-box>
        </draw:frame>
        <draw:frame draw:style-name="gr6" draw:text-style-name="P7" draw:layer="layout" svg:width="14.103cm" svg:height="0.564cm" svg:x="3.177cm" svg:y="21.271cm">
          <draw:text-box>
            <text:p text:style-name="P1"><text:span text:style-name="T5">trouble which in turn cause a drowning accident. Worldwide, </text:span></text:p>
          </draw:text-box>
        </draw:frame>
        <draw:frame draw:style-name="gr6" draw:text-style-name="P7" draw:layer="layout" svg:width="14.213cm" svg:height="0.564cm" svg:x="3.177cm" svg:y="21.959cm">
          <draw:text-box>
            <text:p text:style-name="P1"><text:span text:style-name="T5">drowning produces a higher rate of mortality without causing </text:span></text:p>
          </draw:text-box>
        </draw:frame>
        <draw:frame draw:style-name="gr6" draw:text-style-name="P7" draw:layer="layout" svg:width="14.886cm" svg:height="0.564cm" svg:x="3.177cm" svg:y="22.647cm">
          <draw:text-box>
            <text:p text:style-name="P1"><text:span text:style-name="T5">injury to children. Children under six of their age are found to be </text:span></text:p>
          </draw:text-box>
        </draw:frame>
        <draw:frame draw:style-name="gr6" draw:text-style-name="P7" draw:layer="layout" svg:width="14.603cm" svg:height="0.564cm" svg:x="3.177cm" svg:y="23.336cm">
          <draw:text-box>
            <text:p text:style-name="P1"><text:span text:style-name="T5">suffering the highest drowning mortality rates worldwide..Such </text:span></text:p>
          </draw:text-box>
        </draw:frame>
        <draw:frame draw:style-name="gr6" draw:text-style-name="P7" draw:layer="layout" svg:width="14.552cm" svg:height="0.564cm" svg:x="3.177cm" svg:y="24.023cm">
          <draw:text-box>
            <text:p text:style-name="P1"><text:span text:style-name="T5">kinds of deaths account for the third cause of unplanned death </text:span></text:p>
          </draw:text-box>
        </draw:frame>
        <draw:frame draw:style-name="gr6" draw:text-style-name="P7" draw:layer="layout" svg:width="10.213cm" svg:height="0.564cm" svg:x="3.177cm" svg:y="24.711cm">
          <draw:text-box>
            <text:p text:style-name="P1"><text:span text:style-name="T5">globally, with about 1.2 million cases yearly. </text:span></text:p>
          </draw:text-box>
        </draw:frame>
      </draw:page>
      <draw:page draw:name="page18" draw:style-name="dp1" draw:master-page-name="master-page64">
        <draw:frame draw:style-name="gr13" draw:text-style-name="P12" draw:layer="layout" svg:width="0.422cm" svg:height="0.425cm" svg:x="2.188cm" svg:y="2.735cm">
          <draw:text-box>
            <text:p text:style-name="P1"><text:span text:style-name="T14"><text:s/></text:span></text:p>
          </draw:text-box>
        </draw:frame>
        <draw:frame draw:style-name="gr6" draw:text-style-name="P7" draw:layer="layout" svg:width="1.2cm" svg:height="0.564cm" svg:x="5.718cm" svg:y="3.344cm">
          <draw:text-box>
            <text:p text:style-name="P1"><text:span text:style-name="T5">&lt;/p&gt; </text:span></text:p>
          </draw:text-box>
        </draw:frame>
        <draw:frame draw:style-name="gr6" draw:text-style-name="P7" draw:layer="layout" svg:width="1.585cm" svg:height="0.564cm" svg:x="3.177cm" svg:y="4.032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4.062cm" svg:height="0.564cm" svg:x="3.177cm" svg:y="4.72cm">
          <draw:text-box>
            <text:p text:style-name="P1"><text:span text:style-name="T5">&lt;div class="left"&gt; </text:span></text:p>
          </draw:text-box>
        </draw:frame>
        <draw:frame draw:style-name="gr8" draw:text-style-name="P8" draw:layer="layout" svg:width="0.546cm" svg:height="0.547cm" svg:x="2.188cm" svg:y="5.4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7.029cm" svg:height="0.564cm" svg:x="3.688cm" svg:y="6.096cm">
          <draw:text-box>
            <text:p text:style-name="P1"><text:span text:style-name="T5">&lt;div class="prediction-input"&gt; </text:span></text:p>
          </draw:text-box>
        </draw:frame>
        <draw:frame draw:style-name="gr6" draw:text-style-name="P7" draw:layer="layout" svg:width="13.417cm" svg:height="0.564cm" svg:x="4.2cm" svg:y="6.794cm">
          <draw:text-box>
            <text:p text:style-name="P1"><text:span text:style-name="T5">&lt;img class="d-block w-100" src="../static/img/second.jpg" </text:span></text:p>
          </draw:text-box>
        </draw:frame>
        <draw:frame draw:style-name="gr6" draw:text-style-name="P7" draw:layer="layout" svg:width="4.578cm" svg:height="0.564cm" svg:x="3.177cm" svg:y="7.482cm">
          <draw:text-box>
            <text:p text:style-name="P1"><text:span text:style-name="T5">alt="Second slide"&gt; </text:span></text:p>
          </draw:text-box>
        </draw:frame>
        <draw:frame draw:style-name="gr6" draw:text-style-name="P7" draw:layer="layout" svg:width="1.395cm" svg:height="0.564cm" svg:x="4.2cm" svg:y="8.178cm">
          <draw:text-box>
            <text:p text:style-name="P1"><text:span text:style-name="T5">&lt;/br&gt; </text:span></text:p>
          </draw:text-box>
        </draw:frame>
        <draw:frame draw:style-name="gr6" draw:text-style-name="P7" draw:layer="layout" svg:width="11.381cm" svg:height="0.564cm" svg:x="5.214cm" svg:y="8.858cm">
          <draw:text-box>
            <text:p text:style-name="P1"><text:span text:style-name="T5">&lt;form id="form" action="/result" method="post" </text:span></text:p>
          </draw:text-box>
        </draw:frame>
        <draw:frame draw:style-name="gr6" draw:text-style-name="P7" draw:layer="layout" svg:width="7.643cm" svg:height="0.564cm" svg:x="3.177cm" svg:y="9.546cm">
          <draw:text-box>
            <text:p text:style-name="P1"><text:span text:style-name="T5">enctype="multipart/form-data"&gt; </text:span></text:p>
          </draw:text-box>
        </draw:frame>
        <draw:frame draw:style-name="gr6" draw:text-style-name="P7" draw:layer="layout" svg:width="0.563cm" svg:height="0.564cm" svg:x="2.188cm" svg:y="10.23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2.296cm" svg:height="0.564cm" svg:x="5.727cm" svg:y="10.931cm">
          <draw:text-box>
            <text:p text:style-name="P1"><text:span text:style-name="T5">&lt;input type="submit" class="submitbtn" value="Click </text:span></text:p>
          </draw:text-box>
        </draw:frame>
        <draw:frame draw:style-name="gr6" draw:text-style-name="P7" draw:layer="layout" svg:width="4.35cm" svg:height="0.564cm" svg:x="3.177cm" svg:y="11.619cm">
          <draw:text-box>
            <text:p text:style-name="P1"><text:span text:style-name="T5">Me! For a Demo"&gt; </text:span></text:p>
          </draw:text-box>
        </draw:frame>
        <draw:frame draw:style-name="gr6" draw:text-style-name="P7" draw:layer="layout" svg:width="2.017cm" svg:height="0.564cm" svg:x="5.471cm" svg:y="12.316cm">
          <draw:text-box>
            <text:p text:style-name="P1"><text:span text:style-name="T5">&lt;/form&gt; </text:span></text:p>
          </draw:text-box>
        </draw:frame>
        <draw:frame draw:style-name="gr6" draw:text-style-name="P7" draw:layer="layout" svg:width="1.585cm" svg:height="0.564cm" svg:x="4.711cm" svg:y="12.995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6.466cm" svg:height="0.564cm" svg:x="4.711cm" svg:y="13.692cm">
          <draw:text-box>
            <text:p text:style-name="P1"><text:span text:style-name="T5">&lt;h5 style="text-color:Red"&gt; </text:span></text:p>
          </draw:text-box>
        </draw:frame>
        <draw:frame draw:style-name="gr6" draw:text-style-name="P7" draw:layer="layout" svg:width="10.09cm" svg:height="0.564cm" svg:x="4.711cm" svg:y="14.38cm">
          <draw:text-box>
            <text:p text:style-name="P1"><text:span text:style-name="T5">&lt;b style="text-color:Red"&gt;{{prediction}}&lt;b&gt; </text:span></text:p>
          </draw:text-box>
        </draw:frame>
        <draw:frame draw:style-name="gr6" draw:text-style-name="P7" draw:layer="layout" svg:width="1.484cm" svg:height="0.564cm" svg:x="4.447cm" svg:y="15.06cm">
          <draw:text-box>
            <text:p text:style-name="P1"><text:span text:style-name="T5">&lt;/h5&gt; </text:span></text:p>
          </draw:text-box>
        </draw:frame>
        <draw:frame draw:style-name="gr6" draw:text-style-name="P7" draw:layer="layout" svg:width="1.585cm" svg:height="0.564cm" svg:x="3.177cm" svg:y="15.748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1.585cm" svg:height="0.564cm" svg:x="3.177cm" svg:y="16.445cm">
          <draw:text-box>
            <text:p text:style-name="P1"><text:span text:style-name="T5">&lt;/div&gt; </text:span></text:p>
          </draw:text-box>
        </draw:frame>
        <draw:frame draw:style-name="gr6" draw:text-style-name="P7" draw:layer="layout" svg:width="2.546cm" svg:height="0.564cm" svg:x="3.177cm" svg:y="17.133cm">
          <draw:text-box>
            <text:p text:style-name="P1"><text:span text:style-name="T5">&lt;/section&gt; </text:span></text:p>
          </draw:text-box>
        </draw:frame>
        <draw:frame draw:style-name="gr8" draw:text-style-name="P8" draw:layer="layout" svg:width="0.546cm" svg:height="0.547cm" svg:x="2.188cm" svg:y="17.8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661cm" svg:height="0.564cm" svg:x="3.944cm" svg:y="18.509cm">
          <draw:text-box>
            <text:p text:style-name="P1"><text:span text:style-name="T5">&lt;/br&gt;&lt;/br&gt; </text:span></text:p>
          </draw:text-box>
        </draw:frame>
        <draw:frame draw:style-name="gr6" draw:text-style-name="P7" draw:layer="layout" svg:width="0.563cm" svg:height="0.564cm" svg:x="2.188cm" svg:y="19.197cm">
          <draw:text-box>
            <text:p text:style-name="P1"><text:span text:style-name="T5"><text:s/></text:span></text:p>
          </draw:text-box>
        </draw:frame>
        <draw:frame draw:style-name="gr8" draw:text-style-name="P8" draw:layer="layout" svg:width="0.546cm" svg:height="0.547cm" svg:x="2.188cm" svg:y="19.89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5.044cm" svg:height="0.564cm" svg:x="3.688cm" svg:y="20.574cm">
          <draw:text-box>
            <text:p text:style-name="P1"><text:span text:style-name="T5">&lt;section id="footer"&gt; </text:span></text:p>
          </draw:text-box>
        </draw:frame>
        <draw:frame draw:style-name="gr6" draw:text-style-name="P7" draw:layer="layout" svg:width="11.098cm" svg:height="0.564cm" svg:x="4.2cm" svg:y="21.262cm">
          <draw:text-box>
            <text:p text:style-name="P1"><text:span text:style-name="T5">&lt;p&gt;Copyright Â© 2021. All Rights Reserved&lt;/p&gt; </text:span></text:p>
          </draw:text-box>
        </draw:frame>
        <draw:frame draw:style-name="gr6" draw:text-style-name="P7" draw:layer="layout" svg:width="0.563cm" svg:height="0.564cm" svg:x="2.188cm" svg:y="21.95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2.546cm" svg:height="0.564cm" svg:x="3.688cm" svg:y="22.655cm">
          <draw:text-box>
            <text:p text:style-name="P1"><text:span text:style-name="T5">&lt;/section&gt; </text:span></text:p>
          </draw:text-box>
        </draw:frame>
        <draw:frame draw:style-name="gr6" draw:text-style-name="P7" draw:layer="layout" svg:width="2.047cm" svg:height="0.564cm" svg:x="3.177cm" svg:y="23.344cm">
          <draw:text-box>
            <text:p text:style-name="P1"><text:span text:style-name="T5">&lt;/body&gt; </text:span></text:p>
          </draw:text-box>
        </draw:frame>
        <draw:frame draw:style-name="gr6" draw:text-style-name="P7" draw:layer="layout" svg:width="0.563cm" svg:height="0.564cm" svg:x="2.188cm" svg:y="24.02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.971cm" svg:height="0.564cm" svg:x="3.177cm" svg:y="24.711cm">
          <draw:text-box>
            <text:p text:style-name="P1"><text:span text:style-name="T5">&lt;/html&gt; </text:span></text:p>
          </draw:text-box>
        </draw:frame>
      </draw:page>
      <draw:page draw:name="page19" draw:style-name="dp1" draw:master-page-name="master-page71">
        <draw:frame draw:style-name="gr14" draw:text-style-name="P13" draw:layer="layout" svg:width="0.281cm" svg:height="0.285cm" svg:x="2.188cm" svg:y="2.709cm">
          <draw:text-box>
            <text:p text:style-name="P1"><text:span text:style-name="T1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2cm" fo:margin-left="2.1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  <style:master-page style:name="master-page53" style:page-layout-name="PM0" draw:style-name="Mdp1"/>
    <style:master-page style:name="master-page64" style:page-layout-name="PM0" draw:style-name="Mdp1"/>
    <style:master-page style:name="master-page71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5T01:25:16.293000000</dc:date>
    <meta:editing-duration>PT50S</meta:editing-duration>
    <meta:editing-cycles>1</meta:editing-cycles>
    <meta:document-statistic meta:object-count="661"/>
    <meta:generator>LibreOffice/7.4.2.3$Windows_X86_64 LibreOffice_project/382eef1f22670f7f4118c8c2dd222ec7ad009daf</meta:generator>
  </office:meta>
</office:document-meta>
</file>